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cope One" svg:font-family="'Scope One'"/>
    <style:font-face style:name="Times New Roman" svg:font-family="'Times New Roman'" style:font-family-generic="roman" style:font-pitch="variable"/>
    <style:font-face style:name="var font-code" svg:font-family="'var font-code'"/>
    <style:font-face style:name="var font-header" svg:font-family="'var font-header'"/>
    <style:font-face style:name="var terminal-font" svg:font-family="'var terminal-font'"/>
  </office:font-face-decls>
  <office:automatic-styles>
    <style:style style:name="P1" style:family="paragraph" style:parent-style-name="Preformatted_20_Text">
      <style:text-properties style:font-name="Times New Roman"/>
    </style:style>
    <style:style style:name="P2" style:family="paragraph" style:parent-style-name="Preformatted_20_Text">
      <style:text-properties style:font-name="Times New Roman" officeooo:paragraph-rsid="0021ed31"/>
    </style:style>
    <style:style style:name="P3"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officeooo:paragraph-rsid="0021ed31"/>
    </style:style>
    <style:style style:name="P4"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1ed31"/>
    </style:style>
    <style:style style:name="P5"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21ed31"/>
    </style:style>
    <style:style style:name="P6" style:family="paragraph" style:parent-style-name="Preformatted_20_Text">
      <style:text-properties style:font-name="Times New Roman" fo:font-weight="bold" officeooo:paragraph-rsid="0021ed31" style:font-weight-asian="bold" style:font-weight-complex="bold"/>
    </style:style>
    <style:style style:name="P7"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Times New Roman" fo:font-weight="bold" style:font-weight-asian="bold" style:font-weight-complex="bold"/>
    </style:style>
    <style:style style:name="P8"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bold" style:font-weight-asian="bold" style:font-weight-complex="bold"/>
    </style:style>
    <style:style style:name="P9" style:family="paragraph" style:parent-style-name="Preformatted_20_Text">
      <style:text-properties style:font-name="Times New Roman" fo:font-weight="bold" style:font-weight-asian="bold" style:font-weight-complex="bold"/>
    </style:style>
    <style:style style:name="P10" style:family="paragraph" style:parent-style-name="Preformatted_20_Text">
      <style:text-properties style:font-name="Times New Roman" fo:font-weight="bold" officeooo:rsid="00277122" officeooo:paragraph-rsid="00277122" style:font-weight-asian="bold" style:font-weight-complex="bold"/>
    </style:style>
    <style:style style:name="P1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font-weight="bold" officeooo:rsid="00277122" officeooo:paragraph-rsid="00277122" style:font-weight-asian="bold" style:font-weight-complex="bold"/>
    </style:style>
    <style:style style:name="P12"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Times New Roman" fo:font-weight="bold" officeooo:rsid="00277122" officeooo:paragraph-rsid="00277122" style:font-weight-asian="bold" style:font-weight-complex="bold"/>
    </style:style>
    <style:style style:name="P13"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bold" officeooo:rsid="00277122" officeooo:paragraph-rsid="00376c31" style:font-weight-asian="bold" style:font-weight-complex="bold"/>
    </style:style>
    <style:style style:name="P14" style:family="paragraph" style:parent-style-name="Preformatted_20_Text">
      <style:text-properties style:font-name="Times New Roman" fo:font-weight="bold" officeooo:rsid="00277122" officeooo:paragraph-rsid="00456e95" style:font-weight-asian="bold" style:font-weight-complex="bold"/>
    </style:style>
    <style:style style:name="P15"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bold" officeooo:rsid="00277122" officeooo:paragraph-rsid="004c4164" style:font-weight-asian="bold" style:font-weight-complex="bold"/>
    </style:style>
    <style:style style:name="P16"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font-weight="bold" officeooo:paragraph-rsid="003605b1" style:font-weight-asian="bold" style:font-weight-complex="bold"/>
    </style:style>
    <style:style style:name="P17" style:family="paragraph" style:parent-style-name="Preformatted_20_Text">
      <style:text-properties style:font-name="Times New Roman" fo:font-weight="bold" officeooo:rsid="002f8d5e" officeooo:paragraph-rsid="00376c31" style:font-weight-asian="bold" style:font-weight-complex="bold"/>
    </style:style>
    <style:style style:name="P18" style:family="paragraph" style:parent-style-name="Preformatted_20_Text">
      <style:text-properties style:font-name="Times New Roman" fo:font-weight="bold" officeooo:rsid="002f8d5e" officeooo:paragraph-rsid="002313ea" style:font-weight-asian="bold" style:font-weight-complex="bold"/>
    </style:style>
    <style:style style:name="P19"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fo:font-weight="bold" officeooo:paragraph-rsid="002313ea" style:font-weight-asian="bold" style:font-weight-complex="bold"/>
    </style:style>
    <style:style style:name="P20"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fo:font-weight="bold" officeooo:rsid="003b80a1" officeooo:paragraph-rsid="003b80a1" style:font-weight-asian="bold" style:font-weight-complex="bold"/>
    </style:style>
    <style:style style:name="P21"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fo:font-weight="bold" officeooo:rsid="00225a7f" officeooo:paragraph-rsid="00225a7f" style:font-weight-asian="bold" style:font-weight-complex="bold"/>
    </style:style>
    <style:style style:name="P22"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Times New Roman" fo:font-weight="bold" officeooo:rsid="004396b2" officeooo:paragraph-rsid="004396b2" style:font-weight-asian="bold" style:font-weight-complex="bold"/>
    </style:style>
    <style:style style:name="P23"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bold" officeooo:rsid="004396b2" officeooo:paragraph-rsid="004396b2" style:font-weight-asian="bold" style:font-weight-complex="bold"/>
    </style:style>
    <style:style style:name="P24"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bold" officeooo:rsid="004396b2" officeooo:paragraph-rsid="0043e365" style:font-weight-asian="bold" style:font-weight-complex="bold"/>
    </style:style>
    <style:style style:name="P25"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fo:font-weight="bold" officeooo:rsid="0021ed31" officeooo:paragraph-rsid="00225a7f" style:font-weight-asian="bold" style:font-weight-complex="bold"/>
    </style:style>
    <style:style style:name="P26" style:family="paragraph" style:parent-style-name="Preformatted_20_Text">
      <style:text-properties style:font-name="Times New Roman" fo:font-weight="bold" officeooo:rsid="00468519" officeooo:paragraph-rsid="00468519" style:font-weight-asian="bold" style:font-weight-complex="bold"/>
    </style:style>
    <style:style style:name="P27"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bold" officeooo:rsid="0048cac7" officeooo:paragraph-rsid="0048cac7" style:font-weight-asian="bold" style:font-weight-complex="bold"/>
    </style:style>
    <style:style style:name="P28"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bold" officeooo:rsid="004c4164" officeooo:paragraph-rsid="004c4164" style:font-weight-asian="bold" style:font-weight-complex="bold"/>
    </style:style>
    <style:style style:name="P29" style:family="paragraph" style:parent-style-name="Preformatted_20_Text" style:master-page-name="">
      <loext:graphic-properties draw:fill="none"/>
      <style:paragraph-properties fo:margin-left="3.5cm" fo:margin-right="0cm" fo:margin-top="0cm" fo:margin-bottom="0cm" style:contextual-spacing="false" fo:text-indent="0cm" style:auto-text-indent="false" style:page-number="auto" fo:background-color="transparent"/>
      <style:text-properties style:font-name="Times New Roman"/>
    </style:style>
    <style:style style:name="P30" style:family="paragraph" style:parent-style-name="Preformatted_20_Text">
      <loext:graphic-properties draw:fill="none"/>
      <style:paragraph-properties fo:margin-left="3.5cm" fo:margin-right="0cm" fo:margin-top="0cm" fo:margin-bottom="0cm" style:contextual-spacing="false" fo:text-indent="0cm" style:auto-text-indent="false" fo:background-color="transparent"/>
      <style:text-properties style:font-name="Times New Roman"/>
    </style:style>
    <style:style style:name="P3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32"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style:style>
    <style:style style:name="P33" style:family="paragraph" style:parent-style-name="Preformatted_20_Text">
      <loext:graphic-properties draw:fill="none"/>
      <style:paragraph-properties fo:margin-left="0.9cm" fo:margin-right="0cm" fo:margin-top="0cm" fo:margin-bottom="0cm" style:contextual-spacing="false" fo:text-indent="0cm" style:auto-text-indent="false" fo:background-color="transparent"/>
      <style:text-properties style:font-name="Times New Roman"/>
    </style:style>
    <style:style style:name="P34"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style:style>
    <style:style style:name="P35" style:family="paragraph" style:parent-style-name="Preformatted_20_Text" style:master-page-name="">
      <loext:graphic-properties draw:fill="none"/>
      <style:paragraph-properties fo:margin-left="4.001cm" fo:margin-right="0cm" fo:margin-top="0cm" fo:margin-bottom="0cm" style:contextual-spacing="false" fo:text-indent="0cm" style:auto-text-indent="false" style:page-number="auto" fo:background-color="transparent"/>
      <style:text-properties style:font-name="Times New Roman"/>
    </style:style>
    <style:style style:name="P36" style:family="paragraph" style:parent-style-name="Preformatted_20_Text">
      <loext:graphic-properties draw:fill="none"/>
      <style:paragraph-properties fo:margin-left="4.001cm" fo:margin-right="0cm" fo:margin-top="0cm" fo:margin-bottom="0cm" style:contextual-spacing="false" fo:text-indent="0cm" style:auto-text-indent="false" fo:background-color="transparent"/>
      <style:text-properties style:font-name="Times New Roman"/>
    </style:style>
    <style:style style:name="P37" style:family="paragraph" style:parent-style-name="Preformatted_20_Text" style:master-page-name="">
      <loext:graphic-properties draw:fill="none"/>
      <style:paragraph-properties fo:margin-left="3cm" fo:margin-right="0cm" fo:margin-top="0cm" fo:margin-bottom="0cm" style:contextual-spacing="false" fo:text-indent="-1.9cm" style:auto-text-indent="false" style:page-number="auto" fo:background-color="transparent"/>
      <style:text-properties style:font-name="Times New Roman" fo:font-style="italic" officeooo:paragraph-rsid="002313ea" style:font-style-asian="italic" style:font-style-complex="italic"/>
    </style:style>
    <style:style style:name="P38" style:family="paragraph" style:parent-style-name="Preformatted_20_Text">
      <loext:graphic-properties draw:fill="none"/>
      <style:paragraph-properties fo:margin-left="4.001cm" fo:margin-right="0cm" fo:margin-top="0cm" fo:margin-bottom="0cm" style:contextual-spacing="false" fo:text-indent="0cm" style:auto-text-indent="false" fo:background-color="transparent"/>
      <style:text-properties style:font-name="Times New Roman" fo:font-style="italic" officeooo:rsid="002313ea" officeooo:paragraph-rsid="002313ea" style:font-style-asian="italic" style:font-style-complex="italic"/>
    </style:style>
    <style:style style:name="P39" style:family="paragraph" style:parent-style-name="Preformatted_20_Text" style:master-page-name="">
      <loext:graphic-properties draw:fill="none"/>
      <style:paragraph-properties fo:margin-left="4.001cm" fo:margin-right="0cm" fo:margin-top="0cm" fo:margin-bottom="0cm" style:contextual-spacing="false" fo:text-indent="0cm" style:auto-text-indent="false" style:page-number="auto" fo:background-color="transparent"/>
      <style:text-properties style:font-name="Times New Roman" fo:font-style="italic" style:font-style-asian="italic" style:font-style-complex="italic"/>
    </style:style>
    <style:style style:name="P40" style:family="paragraph" style:parent-style-name="Preformatted_20_Text">
      <loext:graphic-properties draw:fill="none"/>
      <style:paragraph-properties fo:margin-left="4.001cm" fo:margin-right="0cm" fo:margin-top="0cm" fo:margin-bottom="0cm" style:contextual-spacing="false" fo:text-indent="0cm" style:auto-text-indent="false" fo:background-color="transparent"/>
      <style:text-properties style:font-name="Times New Roman" fo:font-style="italic" style:font-style-asian="italic" style:font-style-complex="italic"/>
    </style:style>
    <style:style style:name="P4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font-style="italic" style:font-style-asian="italic" style:font-style-complex="italic"/>
    </style:style>
    <style:style style:name="P42"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fo:font-style="italic" officeooo:paragraph-rsid="00348811" style:font-style-asian="italic" style:font-style-complex="italic"/>
    </style:style>
    <style:style style:name="P43" style:family="paragraph" style:parent-style-name="Preformatted_20_Text" style:master-page-name="">
      <loext:graphic-properties draw:fill="none"/>
      <style:paragraph-properties fo:margin-left="3cm" fo:margin-right="0cm" fo:margin-top="0cm" fo:margin-bottom="0cm" style:contextual-spacing="false" fo:text-indent="0cm" style:auto-text-indent="false" style:page-number="auto" fo:background-color="transparent"/>
      <style:text-properties style:font-name="Times New Roman" fo:font-style="italic" style:font-style-asian="italic" style:font-style-complex="italic"/>
    </style:style>
    <style:style style:name="P44" style:family="paragraph" style:parent-style-name="Preformatted_20_Text" style:master-page-name="">
      <loext:graphic-properties draw:fill="none"/>
      <style:paragraph-properties fo:margin-left="2.799cm" fo:margin-right="0cm" fo:margin-top="0cm" fo:margin-bottom="0cm" style:contextual-spacing="false" fo:text-indent="0cm" style:auto-text-indent="false" style:page-number="auto" fo:background-color="transparent"/>
      <style:text-properties style:font-name="Times New Roman" fo:font-style="italic" fo:font-weight="bold" style:font-style-asian="italic" style:font-weight-asian="bold" style:font-style-complex="italic" style:font-weight-complex="bold"/>
    </style:style>
    <style:style style:name="P45" style:family="paragraph" style:parent-style-name="Preformatted_20_Text">
      <loext:graphic-properties draw:fill="none"/>
      <style:paragraph-properties fo:margin-left="2.499cm" fo:margin-right="0cm" fo:margin-top="0cm" fo:margin-bottom="0cm" style:contextual-spacing="false" fo:text-indent="0cm" style:auto-text-indent="false" fo:background-color="transparent"/>
      <style:text-properties style:font-name="Times New Roman" fo:font-size="8pt" fo:font-style="italic" style:font-size-asian="8pt" style:font-style-asian="italic" style:font-size-complex="8pt" style:font-style-complex="italic"/>
    </style:style>
    <style:style style:name="P46" style:family="paragraph" style:parent-style-name="Preformatted_20_Text" style:master-page-name="">
      <loext:graphic-properties draw:fill="none"/>
      <style:paragraph-properties fo:margin-left="2.499cm" fo:margin-right="0cm" fo:margin-top="0cm" fo:margin-bottom="0cm" style:contextual-spacing="false" fo:text-indent="0cm" style:auto-text-indent="false" style:page-number="auto" fo:background-color="transparent"/>
      <style:text-properties style:font-name="Times New Roman" fo:font-size="8pt" fo:font-style="italic" style:font-size-asian="8pt" style:font-style-asian="italic" style:font-size-complex="8pt" style:font-style-complex="italic"/>
    </style:style>
    <style:style style:name="P47" style:family="paragraph" style:parent-style-name="Preformatted_20_Text">
      <style:text-properties style:font-name="Times New Roman" officeooo:rsid="0021ed31" officeooo:paragraph-rsid="0021ed31"/>
    </style:style>
    <style:style style:name="P48" style:family="paragraph" style:parent-style-name="Preformatted_20_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25a7f"/>
    </style:style>
    <style:style style:name="P50"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225a7f"/>
    </style:style>
    <style:style style:name="P51" style:family="paragraph" style:parent-style-name="Preformatted_20_Text">
      <style:text-properties style:font-name="Times New Roman" officeooo:paragraph-rsid="002313ea"/>
    </style:style>
    <style:style style:name="P52"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53"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2313ea"/>
    </style:style>
    <style:style style:name="P54" style:family="paragraph" style:parent-style-name="Preformatted_20_Text" style:master-page-name="">
      <loext:graphic-properties draw:fill="none"/>
      <style:paragraph-properties fo:margin-left="1.9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55"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56" style:family="paragraph" style:parent-style-name="Preformatted_20_Text" style:master-page-name="">
      <loext:graphic-properties draw:fill="none"/>
      <style:paragraph-properties fo:margin-left="1.101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57" style:family="paragraph" style:parent-style-name="Preformatted_20_Text">
      <style:text-properties style:font-name="Times New Roman" officeooo:rsid="002313ea" officeooo:paragraph-rsid="002313ea"/>
    </style:style>
    <style:style style:name="P58" style:family="paragraph" style:parent-style-name="Preformatted_20_Text" style:master-page-name="">
      <loext:graphic-properties draw:fill="none"/>
      <style:paragraph-properties fo:margin-left="0.6cm" fo:margin-right="0cm" fo:margin-top="0cm" fo:margin-bottom="0cm" style:contextual-spacing="false" fo:text-indent="0cm" style:auto-text-indent="false" style:page-number="auto" fo:background-color="transparent"/>
      <style:text-properties style:font-name="Times New Roman" fo:language="en" fo:country="US" officeooo:rsid="002313ea" officeooo:paragraph-rsid="003605b1"/>
    </style:style>
    <style:style style:name="P59"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fo:language="en" fo:country="US" fo:font-weight="bold" officeooo:rsid="002313ea" officeooo:paragraph-rsid="002313ea" style:font-weight-asian="bold" style:font-weight-complex="bold"/>
    </style:style>
    <style:style style:name="P60"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fo:language="en" fo:country="US" fo:font-weight="bold" officeooo:rsid="002313ea" officeooo:paragraph-rsid="003605b1" style:font-weight-asian="bold" style:font-weight-complex="bold"/>
    </style:style>
    <style:style style:name="P6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language="en" fo:country="US" fo:font-weight="bold" officeooo:rsid="002313ea" officeooo:paragraph-rsid="003605b1" style:font-weight-asian="bold" style:font-weight-complex="bold"/>
    </style:style>
    <style:style style:name="P62" style:family="paragraph" style:parent-style-name="Preformatted_20_Text">
      <loext:graphic-properties draw:fill="none"/>
      <style:paragraph-properties fo:margin-left="2cm" fo:margin-right="0cm" fo:margin-top="0cm" fo:margin-bottom="0cm" style:contextual-spacing="false" fo:text-indent="0cm" style:auto-text-indent="false" fo:background-color="transparent"/>
      <style:text-properties style:font-name="Times New Roman" fo:language="en" fo:country="US" fo:font-weight="bold" officeooo:rsid="002313ea" officeooo:paragraph-rsid="003605b1" style:font-weight-asian="bold" style:font-weight-complex="bold"/>
    </style:style>
    <style:style style:name="P63" style:family="paragraph" style:parent-style-name="Preformatted_20_Text">
      <loext:graphic-properties draw:fill="none"/>
      <style:paragraph-properties fo:margin-left="1.101cm" fo:margin-right="0cm" fo:margin-top="0cm" fo:margin-bottom="0cm" style:contextual-spacing="false" fo:text-indent="0cm" style:auto-text-indent="false" fo:background-color="transparent"/>
      <style:text-properties style:font-name="Times New Roman" fo:language="en" fo:country="US" fo:font-weight="bold" officeooo:rsid="002313ea" officeooo:paragraph-rsid="00348811" style:font-weight-asian="bold" style:font-weight-complex="bold"/>
    </style:style>
    <style:style style:name="P64"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language="en" fo:country="US" officeooo:rsid="0023a542" officeooo:paragraph-rsid="0023a542"/>
    </style:style>
    <style:style style:name="P65" style:family="paragraph" style:parent-style-name="Preformatted_20_Text" style:master-page-name="">
      <loext:graphic-properties draw:fill="none"/>
      <style:paragraph-properties fo:margin-left="2.101cm" fo:margin-right="0cm" fo:margin-top="0cm" fo:margin-bottom="0cm" style:contextual-spacing="false" fo:text-indent="0cm" style:auto-text-indent="false" style:page-number="auto" fo:background-color="transparent"/>
      <style:text-properties style:font-name="Times New Roman" officeooo:paragraph-rsid="0023a542"/>
    </style:style>
    <style:style style:name="P66" style:family="paragraph" style:parent-style-name="Preformatted_20_Text">
      <style:text-properties style:font-name="Times New Roman" officeooo:paragraph-rsid="00255637"/>
    </style:style>
    <style:style style:name="P67"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68" style:family="paragraph" style:parent-style-name="Preformatted_20_Text" style:master-page-name="">
      <loext:graphic-properties draw:fill="none"/>
      <style:paragraph-properties fo:margin-left="2.2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69" style:family="paragraph" style:parent-style-name="Preformatted_20_Text" style:master-page-name="">
      <loext:graphic-properties draw:fill="none"/>
      <style:paragraph-properties fo:margin-left="1.799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70"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71" style:family="paragraph" style:parent-style-name="Preformatted_20_Text">
      <loext:graphic-properties draw:fill="none"/>
      <style:paragraph-properties fo:margin-left="2cm" fo:margin-right="0cm" fo:margin-top="0cm" fo:margin-bottom="0cm" style:contextual-spacing="false" fo:text-indent="0cm" style:auto-text-indent="false" fo:background-color="transparent"/>
      <style:text-properties style:font-name="Times New Roman" officeooo:paragraph-rsid="00255637"/>
    </style:style>
    <style:style style:name="P72" style:family="paragraph" style:parent-style-name="Preformatted_20_Text" style:master-page-name="">
      <loext:graphic-properties draw:fill="none"/>
      <style:paragraph-properties fo:margin-left="2.2cm" fo:margin-right="0cm" fo:margin-top="0cm" fo:margin-bottom="0cm" style:contextual-spacing="false" fo:text-indent="0cm" style:auto-text-indent="false" style:page-number="auto" fo:background-color="transparent"/>
      <style:text-properties style:font-name="Times New Roman"/>
    </style:style>
    <style:style style:name="P7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Times New Roman" officeooo:paragraph-rsid="002f8d5e"/>
    </style:style>
    <style:style style:name="P74" style:family="paragraph" style:parent-style-name="Preformatted_20_Text">
      <style:text-properties style:font-name="Times New Roman" officeooo:paragraph-rsid="002f8d5e"/>
    </style:style>
    <style:style style:name="P75"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f8d5e"/>
    </style:style>
    <style:style style:name="P76"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2f8d5e"/>
    </style:style>
    <style:style style:name="P77"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officeooo:paragraph-rsid="002f8d5e"/>
    </style:style>
    <style:style style:name="P78" style:family="paragraph" style:parent-style-name="Preformatted_20_Text" style:master-page-name="">
      <loext:graphic-properties draw:fill="none"/>
      <style:paragraph-properties fo:margin-left="3cm" fo:margin-right="0cm" fo:margin-top="0cm" fo:margin-bottom="0cm" style:contextual-spacing="false" fo:text-indent="0cm" style:auto-text-indent="false" style:page-number="auto" fo:background-color="transparent"/>
      <style:text-properties style:font-name="Times New Roman" officeooo:paragraph-rsid="002f8d5e"/>
    </style:style>
    <style:style style:name="P79" style:family="paragraph" style:parent-style-name="Preformatted_20_Text" style:master-page-name="">
      <loext:graphic-properties draw:fill="none"/>
      <style:paragraph-properties fo:margin-left="2.101cm" fo:margin-right="0cm" fo:margin-top="0cm" fo:margin-bottom="0cm" style:contextual-spacing="false" fo:text-indent="0cm" style:auto-text-indent="false" style:page-number="auto" fo:background-color="transparent"/>
      <style:text-properties style:font-name="Times New Roman" officeooo:paragraph-rsid="002163cc"/>
    </style:style>
    <style:style style:name="P80"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style:style>
    <style:style style:name="P81" style:family="paragraph" style:parent-style-name="Preformatted_20_Text">
      <loext:graphic-properties draw:fill="none"/>
      <style:paragraph-properties fo:margin-left="3cm" fo:margin-right="0cm" fo:margin-top="0cm" fo:margin-bottom="0cm" style:contextual-spacing="false" fo:text-indent="0cm" style:auto-text-indent="false" fo:background-color="transparent"/>
      <style:text-properties style:font-name="Times New Roman"/>
    </style:style>
    <style:style style:name="P82" style:family="paragraph" style:parent-style-name="Preformatted_20_Text" style:master-page-name="">
      <loext:graphic-properties draw:fill="none"/>
      <style:paragraph-properties fo:margin-left="3cm" fo:margin-right="0cm" fo:margin-top="0cm" fo:margin-bottom="0cm" style:contextual-spacing="false" fo:text-indent="0cm" style:auto-text-indent="false" style:page-number="auto" fo:background-color="transparent"/>
      <style:text-properties style:font-name="Times New Roman"/>
    </style:style>
    <style:style style:name="P83"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30c3c2"/>
    </style:style>
    <style:style style:name="P84" style:family="paragraph" style:parent-style-name="Preformatted_20_Text">
      <loext:graphic-properties draw:fill="none"/>
      <style:paragraph-properties fo:margin-left="4.001cm" fo:margin-right="0cm" fo:margin-top="0cm" fo:margin-bottom="0cm" style:contextual-spacing="false" fo:text-indent="0cm" style:auto-text-indent="false" fo:background-color="transparent"/>
      <style:text-properties style:font-name="Times New Roman" officeooo:paragraph-rsid="0030c3c2"/>
    </style:style>
    <style:style style:name="P85" style:family="paragraph" style:parent-style-name="Preformatted_20_Text" style:master-page-name="">
      <loext:graphic-properties draw:fill="none"/>
      <style:paragraph-properties fo:margin-left="5.001cm" fo:margin-right="0cm" fo:margin-top="0cm" fo:margin-bottom="0cm" style:contextual-spacing="false" fo:text-indent="0cm" style:auto-text-indent="false" style:page-number="auto" fo:background-color="transparent"/>
      <style:text-properties style:font-name="Times New Roman" officeooo:paragraph-rsid="0030c3c2"/>
    </style:style>
    <style:style style:name="P86" style:family="paragraph" style:parent-style-name="Preformatted_20_Text">
      <style:text-properties style:font-name="Times New Roman" officeooo:paragraph-rsid="0030c3c2"/>
    </style:style>
    <style:style style:name="P87" style:family="paragraph" style:parent-style-name="Preformatted_20_Text">
      <loext:graphic-properties draw:fill="none"/>
      <style:paragraph-properties fo:margin-left="2.799cm" fo:margin-right="0cm" fo:margin-top="0cm" fo:margin-bottom="0cm" style:contextual-spacing="false" fo:text-indent="0cm" style:auto-text-indent="false" fo:background-color="transparent"/>
      <style:text-properties style:font-name="Times New Roman"/>
    </style:style>
    <style:style style:name="P88" style:family="paragraph" style:parent-style-name="Preformatted_20_Text">
      <style:text-properties style:font-name="Times New Roman" officeooo:paragraph-rsid="0031825f"/>
    </style:style>
    <style:style style:name="P89"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31825f"/>
    </style:style>
    <style:style style:name="P90" style:family="paragraph" style:parent-style-name="Preformatted_20_Text">
      <loext:graphic-properties draw:fill="none"/>
      <style:paragraph-properties fo:margin-left="4.001cm" fo:margin-right="0cm" fo:text-indent="0cm" style:auto-text-indent="false" fo:background-color="transparent"/>
      <style:text-properties style:font-name="Times New Roman" fo:font-size="10pt" style:font-size-asian="10pt" style:font-size-complex="10pt"/>
    </style:style>
    <style:style style:name="P91" style:family="paragraph" style:parent-style-name="Table_20_Contents">
      <style:text-properties style:font-name="Times New Roman" fo:font-size="10pt" style:font-size-asian="10pt" style:font-size-complex="10pt"/>
    </style:style>
    <style:style style:name="P92" style:family="paragraph" style:parent-style-name="Table_20_Contents">
      <loext:graphic-properties draw:fill="none"/>
      <style:paragraph-properties fo:margin-left="1.6cm" fo:margin-right="0cm" fo:orphans="0" fo:widows="0" fo:text-indent="0cm" style:auto-text-indent="false" fo:background-color="transparent"/>
      <style:text-properties style:font-name="Times New Roman" fo:font-size="10pt" officeooo:paragraph-rsid="002ec99f" style:font-size-asian="10pt" style:font-size-complex="10pt"/>
    </style:style>
    <style:style style:name="P93" style:family="paragraph" style:parent-style-name="Preformatted_20_Text" style:master-page-name="">
      <loext:graphic-properties draw:fill="none"/>
      <style:paragraph-properties fo:margin-left="0.101cm" fo:margin-right="0cm" fo:margin-top="0cm" fo:margin-bottom="0cm" style:contextual-spacing="false" fo:text-indent="0cm" style:auto-text-indent="false" style:page-number="auto" fo:background-color="transparent"/>
      <style:text-properties style:font-name="Times New Roman" fo:font-size="10pt" officeooo:rsid="0037d304" officeooo:paragraph-rsid="0037d304" style:font-size-asian="10pt" style:font-size-complex="10pt"/>
    </style:style>
    <style:style style:name="P94" style:family="paragraph" style:parent-style-name="Text_20_body">
      <loext:graphic-properties draw:fill="none"/>
      <style:paragraph-properties fo:margin-left="1.101cm" fo:margin-right="0cm" fo:text-indent="0cm" style:auto-text-indent="false" fo:background-color="transparent"/>
      <style:text-properties style:font-name="Times New Roman" fo:font-size="10pt" officeooo:paragraph-rsid="0037d304" style:font-size-asian="10pt" style:font-size-complex="10pt"/>
    </style:style>
    <style:style style:name="P95" style:family="paragraph" style:parent-style-name="Preformatted_20_Text">
      <style:text-properties style:font-name="Times New Roman" fo:font-size="10pt" style:font-size-asian="10pt" style:font-size-complex="10pt"/>
    </style:style>
    <style:style style:name="P96" style:family="paragraph" style:parent-style-name="Standard">
      <style:text-properties style:font-name="Times New Roman" fo:font-size="10pt" style:font-size-asian="10pt" style:font-size-complex="10pt"/>
    </style:style>
    <style:style style:name="P97" style:family="paragraph" style:parent-style-name="Preformatted_20_Text">
      <style:text-properties style:font-name="Times New Roman" fo:font-size="10pt" officeooo:paragraph-rsid="00418dbd" style:font-size-asian="10pt" style:font-size-complex="10pt"/>
    </style:style>
    <style:style style:name="P98" style:family="paragraph" style:parent-style-name="Standard">
      <style:text-properties style:font-name="Times New Roman" fo:font-size="10pt" fo:font-weight="bold" officeooo:paragraph-rsid="0027c4d0" style:font-size-asian="10pt" style:font-weight-asian="bold" style:font-size-complex="10pt" style:font-weight-complex="bold"/>
    </style:style>
    <style:style style:name="P99" style:family="paragraph" style:parent-style-name="Preformatted_20_Text" style:master-page-name="">
      <loext:graphic-properties draw:fill="none"/>
      <style:paragraph-properties fo:margin-left="0.101cm" fo:margin-right="0cm" fo:margin-top="0cm" fo:margin-bottom="0cm" style:contextual-spacing="false" fo:text-indent="0cm" style:auto-text-indent="false" style:page-number="auto" fo:background-color="transparent"/>
      <style:text-properties style:font-name="Times New Roman" fo:font-size="10pt" fo:font-weight="bold" officeooo:paragraph-rsid="0037d304" style:font-size-asian="10pt" style:font-weight-asian="bold" style:font-size-complex="10pt" style:font-weight-complex="bold"/>
    </style:style>
    <style:style style:name="P100" style:family="paragraph" style:parent-style-name="Preformatted_20_Text">
      <loext:graphic-properties draw:fill="none"/>
      <style:paragraph-properties fo:margin-left="0.101cm" fo:margin-right="0cm" fo:margin-top="0cm" fo:margin-bottom="0cm" style:contextual-spacing="false" fo:text-indent="0cm" style:auto-text-indent="false" fo:background-color="transparent"/>
      <style:text-properties style:font-name="Times New Roman" fo:font-size="10pt" fo:font-weight="bold" officeooo:paragraph-rsid="0037d304" style:font-size-asian="10pt" style:font-weight-asian="bold" style:font-size-complex="10pt" style:font-weight-complex="bold"/>
    </style:style>
    <style:style style:name="P101"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02"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fo:font-weight="normal" officeooo:paragraph-rsid="002f8d5e" style:font-weight-asian="normal" style:font-weight-complex="normal"/>
    </style:style>
    <style:style style:name="P105"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fo:font-weight="normal" officeooo:paragraph-rsid="003605b1" style:font-weight-asian="normal" style:font-weight-complex="normal"/>
    </style:style>
    <style:style style:name="P106" style:family="paragraph" style:parent-style-name="Preformatted_20_Text">
      <loext:graphic-properties draw:fill="none"/>
      <style:paragraph-properties fo:margin-left="2cm" fo:margin-right="0cm" fo:margin-top="0cm" fo:margin-bottom="0cm" style:contextual-spacing="false" fo:text-indent="0cm" style:auto-text-indent="false" fo:background-color="transparent"/>
      <style:text-properties style:font-name="Times New Roman" fo:font-weight="normal" officeooo:paragraph-rsid="003605b1" style:font-weight-asian="normal" style:font-weight-complex="normal"/>
    </style:style>
    <style:style style:name="P107"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normal" officeooo:rsid="00445972" officeooo:paragraph-rsid="00445972" style:font-weight-asian="normal" style:font-weight-complex="normal"/>
    </style:style>
    <style:style style:name="P108" style:family="paragraph" style:parent-style-name="Preformatted_20_Text">
      <style:text-properties style:font-name="Times New Roman" fo:font-weight="normal" officeooo:rsid="00277122" officeooo:paragraph-rsid="00456e95" style:font-weight-asian="normal" style:font-weight-complex="normal"/>
    </style:style>
    <style:style style:name="P109"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font-weight="normal" officeooo:rsid="004c4164" officeooo:paragraph-rsid="004c4164" style:font-weight-asian="normal" style:font-weight-complex="normal"/>
    </style:style>
    <style:style style:name="P110"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font-weight="normal" officeooo:rsid="004cf76f" officeooo:paragraph-rsid="004cf76f" style:font-weight-asian="normal" style:font-weight-complex="normal"/>
    </style:style>
    <style:style style:name="P11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348811"/>
    </style:style>
    <style:style style:name="P112"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348811"/>
    </style:style>
    <style:style style:name="P113"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348811"/>
    </style:style>
    <style:style style:name="P114" style:family="paragraph" style:parent-style-name="Preformatted_20_Text" style:master-page-name="">
      <loext:graphic-properties draw:fill="none"/>
      <style:paragraph-properties fo:margin-left="3cm" fo:margin-right="0cm" fo:margin-top="0cm" fo:margin-bottom="0cm" style:contextual-spacing="false" fo:text-indent="0cm" style:auto-text-indent="false" style:page-number="auto" fo:background-color="transparent"/>
      <style:text-properties style:font-name="Times New Roman" officeooo:paragraph-rsid="00348811"/>
    </style:style>
    <style:style style:name="P115"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3605b1"/>
    </style:style>
    <style:style style:name="P116"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3605b1"/>
    </style:style>
    <style:style style:name="P117"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3605b1"/>
    </style:style>
    <style:style style:name="P118" style:family="paragraph" style:parent-style-name="Preformatted_20_Text">
      <style:text-properties style:font-name="Times New Roman" officeooo:paragraph-rsid="00376c31"/>
    </style:style>
    <style:style style:name="P119"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376c31"/>
    </style:style>
    <style:style style:name="P120" style:family="paragraph" style:parent-style-name="Preformatted_20_Text" style:master-page-name="">
      <loext:graphic-properties draw:fill="none"/>
      <style:paragraph-properties fo:margin-left="-2.9cm" fo:margin-right="0cm" fo:margin-top="0cm" fo:margin-bottom="0cm" style:contextual-spacing="false" fo:text-indent="0cm" style:auto-text-indent="false" style:page-number="auto" fo:background-color="transparent"/>
      <style:text-properties style:font-name="Times New Roman"/>
    </style:style>
    <style:style style:name="P121" style:family="paragraph" style:parent-style-name="Preformatted_20_Text">
      <style:text-properties style:font-name="Times New Roman" officeooo:paragraph-rsid="0037d304"/>
    </style:style>
    <style:style style:name="P122"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37d304"/>
    </style:style>
    <style:style style:name="P123"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37d304"/>
    </style:style>
    <style:style style:name="P124" style:family="paragraph" style:parent-style-name="Preformatted_20_Text">
      <loext:graphic-properties draw:fill="none"/>
      <style:paragraph-properties fo:margin-left="1.101cm" fo:margin-right="0cm" fo:margin-top="0cm" fo:margin-bottom="0cm" style:contextual-spacing="false" fo:text-indent="0cm" style:auto-text-indent="false" fo:background-color="transparent"/>
      <style:text-properties style:font-name="Times New Roman" officeooo:paragraph-rsid="0037d304"/>
    </style:style>
    <style:style style:name="P125" style:family="paragraph" style:parent-style-name="Preformatted_20_Text" style:master-page-name="">
      <loext:graphic-properties draw:fill="none"/>
      <style:paragraph-properties fo:margin-left="1.101cm" fo:margin-right="0cm" fo:margin-top="0cm" fo:margin-bottom="0cm" style:contextual-spacing="false" fo:text-indent="0cm" style:auto-text-indent="false" style:page-number="auto" fo:background-color="transparent"/>
      <style:text-properties style:font-name="Times New Roman" officeooo:paragraph-rsid="0037d304"/>
    </style:style>
    <style:style style:name="P126" style:family="paragraph" style:parent-style-name="Preformatted_20_Text" style:master-page-name="">
      <loext:graphic-properties draw:fill="none"/>
      <style:paragraph-properties fo:margin-left="0.101cm" fo:margin-right="0cm" fo:margin-top="0cm" fo:margin-bottom="0cm" style:contextual-spacing="false" fo:text-indent="0cm" style:auto-text-indent="false" style:page-number="auto" fo:background-color="transparent"/>
      <style:text-properties style:font-name="Times New Roman" officeooo:paragraph-rsid="0037d304"/>
    </style:style>
    <style:style style:name="P127"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officeooo:paragraph-rsid="0037d304"/>
    </style:style>
    <style:style style:name="P128" style:family="paragraph" style:parent-style-name="Preformatted_20_Text">
      <loext:graphic-properties draw:fill="none"/>
      <style:paragraph-properties fo:margin-left="2.2cm" fo:margin-right="0cm" fo:margin-top="0cm" fo:margin-bottom="0cm" style:contextual-spacing="false" fo:text-indent="0cm" style:auto-text-indent="false" fo:background-color="transparent"/>
      <style:text-properties style:font-name="Times New Roman" officeooo:paragraph-rsid="0037d304"/>
    </style:style>
    <style:style style:name="P129" style:family="paragraph" style:parent-style-name="Preformatted_20_Text" style:master-page-name="">
      <loext:graphic-properties draw:fill="none"/>
      <style:paragraph-properties fo:margin-left="1.9cm" fo:margin-right="0cm" fo:margin-top="0cm" fo:margin-bottom="0cm" style:contextual-spacing="false" fo:text-indent="0cm" style:auto-text-indent="false" style:page-number="auto" fo:background-color="transparent"/>
      <style:text-properties style:font-name="Times New Roman" officeooo:paragraph-rsid="0037d304"/>
    </style:style>
    <style:style style:name="P130" style:family="paragraph" style:parent-style-name="Preformatted_20_Text">
      <style:text-properties style:font-name="Times New Roman" fo:font-size="9pt" fo:font-style="normal" officeooo:paragraph-rsid="0037d304" style:font-size-asian="9pt" style:font-style-asian="normal" style:font-size-complex="9pt" style:font-style-complex="normal"/>
    </style:style>
    <style:style style:name="P131" style:family="paragraph" style:parent-style-name="Preformatted_20_Text">
      <loext:graphic-properties draw:fill="none"/>
      <style:paragraph-properties fo:margin-left="0.9cm" fo:margin-right="0cm" fo:margin-top="0cm" fo:margin-bottom="0cm" style:contextual-spacing="false" fo:text-indent="0cm" style:auto-text-indent="false" fo:background-color="transparent"/>
      <style:text-properties style:font-name="Times New Roman" officeooo:rsid="0037d304" officeooo:paragraph-rsid="0037d304"/>
    </style:style>
    <style:style style:name="P132" style:family="paragraph" style:parent-style-name="Preformatted_20_Text">
      <loext:graphic-properties draw:fill="none"/>
      <style:paragraph-properties fo:margin-left="0.9cm" fo:margin-right="0cm" fo:margin-top="0cm" fo:margin-bottom="0cm" style:contextual-spacing="false" fo:text-indent="0cm" style:auto-text-indent="false" fo:background-color="transparent"/>
      <style:text-properties style:font-name="Times New Roman" officeooo:rsid="0039a250" officeooo:paragraph-rsid="0039a250"/>
    </style:style>
    <style:style style:name="P133" style:family="paragraph" style:parent-style-name="Preformatted_20_Text">
      <loext:graphic-properties draw:fill="none"/>
      <style:paragraph-properties fo:margin-left="1.101cm" fo:margin-right="0cm" fo:margin-top="0cm" fo:margin-bottom="0cm" style:contextual-spacing="false" fo:text-indent="0cm" style:auto-text-indent="false" fo:background-color="transparent"/>
      <style:text-properties style:font-name="Times New Roman" officeooo:rsid="003b80a1" officeooo:paragraph-rsid="003b80a1"/>
    </style:style>
    <style:style style:name="P134"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officeooo:paragraph-rsid="003b80a1"/>
    </style:style>
    <style:style style:name="P135" style:family="paragraph" style:parent-style-name="Preformatted_20_Text">
      <loext:graphic-properties draw:fill="none"/>
      <style:paragraph-properties fo:margin-left="2.2cm" fo:margin-right="0cm" fo:margin-top="0cm" fo:margin-bottom="0cm" style:contextual-spacing="false" fo:text-indent="0cm" style:auto-text-indent="false" fo:background-color="transparent"/>
      <style:text-properties style:font-name="Times New Roman" officeooo:paragraph-rsid="003b80a1"/>
    </style:style>
    <style:style style:name="P136"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3b80a1"/>
    </style:style>
    <style:style style:name="P137" style:family="paragraph" style:parent-style-name="Preformatted_20_Text" style:master-page-name="">
      <loext:graphic-properties draw:fill="none"/>
      <style:paragraph-properties fo:margin-left="2.401cm" fo:margin-right="0cm" fo:margin-top="0cm" fo:margin-bottom="0cm" style:contextual-spacing="false" fo:text-indent="0cm" style:auto-text-indent="false" style:page-number="auto" fo:background-color="transparent"/>
      <style:text-properties style:font-name="Times New Roman" officeooo:paragraph-rsid="003d61a6"/>
    </style:style>
    <style:style style:name="P138" style:family="paragraph" style:parent-style-name="Preformatted_20_Text">
      <loext:graphic-properties draw:fill="none"/>
      <style:paragraph-properties fo:margin-left="2.401cm" fo:margin-right="0cm" fo:margin-top="0cm" fo:margin-bottom="0cm" style:contextual-spacing="false" fo:text-indent="0cm" style:auto-text-indent="false" fo:background-color="transparent"/>
      <style:text-properties style:font-name="Times New Roman" officeooo:paragraph-rsid="003d61a6"/>
    </style:style>
    <style:style style:name="P139" style:family="paragraph" style:parent-style-name="Preformatted_20_Text" style:master-page-name="">
      <loext:graphic-properties draw:fill="none"/>
      <style:paragraph-properties fo:margin-left="2.401cm" fo:margin-right="0cm" fo:margin-top="0cm" fo:margin-bottom="0cm" style:contextual-spacing="false" fo:text-indent="0cm" style:auto-text-indent="false" style:page-number="auto" fo:background-color="transparent"/>
      <style:text-properties style:font-name="Times New Roman"/>
    </style:style>
    <style:style style:name="P140" style:family="paragraph" style:parent-style-name="Preformatted_20_Text" style:master-page-name="">
      <loext:graphic-properties draw:fill="none"/>
      <style:paragraph-properties fo:margin-left="1.199cm" fo:margin-right="0cm" fo:margin-top="0cm" fo:margin-bottom="0cm" style:contextual-spacing="false" fo:text-indent="0cm" style:auto-text-indent="false" style:page-number="auto" fo:background-color="transparent"/>
      <style:text-properties style:font-name="Times New Roman"/>
    </style:style>
    <style:style style:name="P14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3ee437"/>
    </style:style>
    <style:style style:name="P142"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3ee437"/>
    </style:style>
    <style:style style:name="P143"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rsid="003ee437" officeooo:paragraph-rsid="003ee437"/>
    </style:style>
    <style:style style:name="P144" style:family="paragraph" style:parent-style-name="Preformatted_20_Text">
      <style:text-properties style:font-name="Times New Roman" officeooo:rsid="00418dbd" officeooo:paragraph-rsid="00418dbd"/>
    </style:style>
    <style:style style:name="P145" style:family="paragraph" style:parent-style-name="Standard" style:master-page-name="">
      <loext:graphic-properties draw:fill="none"/>
      <style:paragraph-properties fo:margin-left="3cm" fo:margin-right="0cm" fo:text-indent="0cm" style:auto-text-indent="false" style:page-number="auto" fo:background-color="transparent"/>
    </style:style>
    <style:style style:name="P146" style:family="paragraph" style:parent-style-name="Standard">
      <loext:graphic-properties draw:fill="none"/>
      <style:paragraph-properties fo:margin-left="3cm" fo:margin-right="0cm" fo:text-indent="0cm" style:auto-text-indent="false" fo:background-color="transparent"/>
    </style:style>
    <style:style style:name="P147" style:family="paragraph" style:parent-style-name="Preformatted_20_Text">
      <loext:graphic-properties draw:fill="none"/>
      <style:paragraph-properties fo:margin-left="3cm" fo:margin-right="0cm" fo:margin-top="0cm" fo:margin-bottom="0cm" style:contextual-spacing="false" fo:text-indent="0cm" style:auto-text-indent="false" fo:background-color="transparent"/>
    </style:style>
    <style:style style:name="P148" style:family="paragraph" style:parent-style-name="Preformatted_20_Text" style:master-page-name="">
      <loext:graphic-properties draw:fill="none"/>
      <style:paragraph-properties fo:margin-left="3cm" fo:margin-right="0cm" fo:margin-top="0cm" fo:margin-bottom="0cm" style:contextual-spacing="false" fo:text-indent="0cm" style:auto-text-indent="false" style:page-number="auto" fo:background-color="transparent"/>
    </style:style>
    <style:style style:name="P149" style:family="paragraph" style:parent-style-name="Standard" style:master-page-name="">
      <loext:graphic-properties draw:fill="none"/>
      <style:paragraph-properties fo:margin-left="4.099cm" fo:margin-right="0cm" fo:text-indent="0cm" style:auto-text-indent="false" style:page-number="auto" fo:background-color="transparent"/>
    </style:style>
    <style:style style:name="P150" style:family="paragraph" style:parent-style-name="Standard">
      <loext:graphic-properties draw:fill="none"/>
      <style:paragraph-properties fo:margin-left="4.099cm" fo:margin-right="0cm" fo:text-indent="0cm" style:auto-text-indent="false" fo:background-color="transparent"/>
    </style:style>
    <style:style style:name="P151" style:family="paragraph" style:parent-style-name="Preformatted_20_Text" style:master-page-name="">
      <loext:graphic-properties draw:fill="none"/>
      <style:paragraph-properties fo:margin-left="4.099cm" fo:margin-right="0cm" fo:margin-top="0cm" fo:margin-bottom="0cm" style:contextual-spacing="false" fo:text-indent="0cm" style:auto-text-indent="false" style:page-number="auto" fo:background-color="transparent"/>
    </style:style>
    <style:style style:name="P152" style:family="paragraph" style:parent-style-name="Standard">
      <loext:graphic-properties draw:fill="none"/>
      <style:paragraph-properties fo:margin-left="5.001cm" fo:margin-right="0cm" fo:text-indent="0cm" style:auto-text-indent="false" fo:background-color="transparent"/>
    </style:style>
    <style:style style:name="P153" style:family="paragraph" style:parent-style-name="Standard" style:master-page-name="">
      <loext:graphic-properties draw:fill="none"/>
      <style:paragraph-properties fo:margin-left="5.001cm" fo:margin-right="0cm" fo:text-indent="0cm" style:auto-text-indent="false" style:page-number="auto" fo:background-color="transparent"/>
    </style:style>
    <style:style style:name="P154" style:family="paragraph" style:parent-style-name="Preformatted_20_Text">
      <style:text-properties fo:font-size="10pt" style:font-size-asian="10pt" style:font-size-complex="10pt"/>
    </style:style>
    <style:style style:name="P155" style:family="paragraph" style:parent-style-name="Standard">
      <style:text-properties fo:font-size="10pt" style:font-size-asian="10pt" style:font-size-complex="10pt"/>
    </style:style>
    <style:style style:name="P156"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style>
    <style:style style:name="P157"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style>
    <style:style style:name="P158"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style>
    <style:style style:name="P159" style:family="paragraph" style:parent-style-name="Text_20_body">
      <loext:graphic-properties draw:fill="none"/>
      <style:paragraph-properties fo:margin-left="0.9cm" fo:margin-right="0cm" fo:text-indent="0cm" style:auto-text-indent="false" fo:background-color="transparent"/>
    </style:style>
    <style:style style:name="P160" style:family="paragraph" style:parent-style-name="Preformatted_20_Text">
      <style:text-properties officeooo:paragraph-rsid="002b8f81"/>
    </style:style>
    <style:style style:name="P16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officeooo:paragraph-rsid="002b8f81"/>
    </style:style>
    <style:style style:name="P162" style:family="paragraph" style:parent-style-name="Preformatted_20_Text" style:master-page-name="">
      <loext:graphic-properties draw:fill="none"/>
      <style:paragraph-properties fo:margin-left="1.101cm" fo:margin-right="0cm" fo:margin-top="0cm" fo:margin-bottom="0cm" style:contextual-spacing="false" fo:text-indent="0cm" style:auto-text-indent="false" style:page-number="auto" fo:background-color="transparent"/>
      <style:text-properties officeooo:paragraph-rsid="002b8f81"/>
    </style:style>
    <style:style style:name="P163" style:family="paragraph" style:parent-style-name="Preformatted_20_Text">
      <loext:graphic-properties draw:fill="none"/>
      <style:paragraph-properties fo:margin-left="1.101cm" fo:margin-right="0cm" fo:margin-top="0cm" fo:margin-bottom="0cm" style:contextual-spacing="false" fo:text-indent="0cm" style:auto-text-indent="false" fo:background-color="transparent"/>
      <style:text-properties officeooo:paragraph-rsid="002b8f81"/>
    </style:style>
    <style:style style:name="P164" style:family="paragraph" style:parent-style-name="Preformatted_20_Text">
      <style:text-properties officeooo:paragraph-rsid="002d2b87"/>
    </style:style>
    <style:style style:name="P165"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officeooo:paragraph-rsid="002d2b87"/>
    </style:style>
    <style:style style:name="P166"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officeooo:paragraph-rsid="002d2b87"/>
    </style:style>
    <style:style style:name="P167"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officeooo:paragraph-rsid="002d2b87"/>
    </style:style>
    <style:style style:name="P168"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officeooo:paragraph-rsid="002db483"/>
    </style:style>
    <style:style style:name="P169" style:family="paragraph" style:parent-style-name="Preformatted_20_Text" style:master-page-name="">
      <loext:graphic-properties draw:fill="none"/>
      <style:paragraph-properties fo:margin-left="2.101cm" fo:margin-right="0cm" fo:margin-top="0cm" fo:margin-bottom="0cm" style:contextual-spacing="false" fo:text-indent="0cm" style:auto-text-indent="false" style:page-number="auto" fo:background-color="transparent"/>
      <style:text-properties officeooo:paragraph-rsid="002db483"/>
    </style:style>
    <style:style style:name="P170"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officeooo:paragraph-rsid="002db483"/>
    </style:style>
    <style:style style:name="P171" style:family="paragraph" style:parent-style-name="Preformatted_20_Text" style:master-page-name="">
      <style:paragraph-properties style:page-number="auto"/>
      <style:text-properties officeooo:paragraph-rsid="002dee2c"/>
    </style:style>
    <style:style style:name="P172" style:family="paragraph" style:parent-style-name="Preformatted_20_Text">
      <style:text-properties officeooo:paragraph-rsid="002dee2c"/>
    </style:style>
    <style:style style:name="P173" style:family="paragraph" style:parent-style-name="Preformatted_20_Text" style:master-page-name="">
      <loext:graphic-properties draw:fill="none"/>
      <style:paragraph-properties fo:margin-left="2cm" fo:margin-right="0cm" fo:margin-top="0cm" fo:margin-bottom="0cm" style:contextual-spacing="false" fo:orphans="0" fo:widows="0" fo:text-indent="0cm" style:auto-text-indent="false" style:page-number="auto" fo:background-color="transparent"/>
    </style:style>
    <style:style style:name="P174" style:family="paragraph" style:parent-style-name="Table_20_Contents" style:master-page-name="">
      <loext:graphic-properties draw:fill="none"/>
      <style:paragraph-properties fo:margin-left="2cm" fo:margin-right="0cm" fo:orphans="0" fo:widows="0" fo:text-indent="0cm" style:auto-text-indent="false" style:page-number="auto" fo:background-color="transparent" text:number-lines="false" text:line-number="0"/>
    </style:style>
    <style:style style:name="P175" style:family="paragraph" style:parent-style-name="Table_20_Contents">
      <loext:graphic-properties draw:fill="none"/>
      <style:paragraph-properties fo:margin-left="2cm" fo:margin-right="0cm" fo:orphans="0" fo:widows="0" fo:text-indent="0cm" style:auto-text-indent="false" fo:background-color="transparent" text:number-lines="false" text:line-number="0"/>
    </style:style>
    <style:style style:name="P176" style:family="paragraph" style:parent-style-name="Table_20_Contents">
      <loext:graphic-properties draw:fill="none"/>
      <style:paragraph-properties fo:margin-left="1.6cm" fo:margin-right="0cm" fo:orphans="0" fo:widows="0" fo:text-indent="0cm" style:auto-text-indent="false" fo:background-color="transparent"/>
      <style:text-properties officeooo:paragraph-rsid="002ec99f"/>
    </style:style>
    <style:style style:name="P177" style:family="paragraph" style:parent-style-name="Table_20_Contents" style:master-page-name="">
      <loext:graphic-properties draw:fill="none"/>
      <style:paragraph-properties fo:margin-left="1.6cm" fo:margin-right="0cm" fo:orphans="0" fo:widows="0" fo:text-indent="0cm" style:auto-text-indent="false" style:page-number="auto" fo:background-color="transparent" text:number-lines="false" text:line-number="0"/>
      <style:text-properties officeooo:paragraph-rsid="002ec99f"/>
    </style:style>
    <style:style style:name="P178" style:family="paragraph" style:parent-style-name="Table_20_Contents" style:master-page-name="">
      <loext:graphic-properties draw:fill="none"/>
      <style:paragraph-properties fo:margin-left="1.6cm" fo:margin-right="0cm" fo:orphans="0" fo:widows="0" fo:text-indent="0cm" style:auto-text-indent="false" style:page-number="auto" fo:background-color="transparent"/>
    </style:style>
    <style:style style:name="P179" style:family="paragraph" style:parent-style-name="Table_20_Contents" style:master-page-name="">
      <loext:graphic-properties draw:fill="none"/>
      <style:paragraph-properties fo:margin-left="1cm" fo:margin-right="0cm" fo:orphans="0" fo:widows="0" fo:text-indent="0cm" style:auto-text-indent="false" style:page-number="auto" fo:background-color="transparent" text:number-lines="false" text:line-number="0"/>
    </style:style>
    <style:style style:name="P180" style:family="paragraph" style:parent-style-name="Table_20_Contents" style:master-page-name="">
      <loext:graphic-properties draw:fill="none"/>
      <style:paragraph-properties fo:margin-left="1.9cm" fo:margin-right="0cm" fo:orphans="0" fo:widows="0" fo:text-indent="0cm" style:auto-text-indent="false" style:page-number="auto" fo:background-color="transparent" text:number-lines="false" text:line-number="0"/>
    </style:style>
    <style:style style:name="P181" style:family="paragraph" style:parent-style-name="Table_20_Contents" style:master-page-name="">
      <loext:graphic-properties draw:fill="none"/>
      <style:paragraph-properties fo:margin-left="2.9cm" fo:margin-right="0cm" fo:orphans="0" fo:widows="0" fo:text-indent="0cm" style:auto-text-indent="false" style:page-number="auto" fo:background-color="transparent" text:number-lines="false" text:line-number="0"/>
    </style:style>
    <style:style style:name="P182" style:family="paragraph" style:parent-style-name="Preformatted_20_Text" style:master-page-name="">
      <loext:graphic-properties draw:fill="none"/>
      <style:paragraph-properties fo:margin-left="1.9cm" fo:margin-right="0cm" fo:margin-top="0cm" fo:margin-bottom="0cm" style:contextual-spacing="false" fo:text-indent="0cm" style:auto-text-indent="false" style:page-number="auto" fo:background-color="transparent"/>
    </style:style>
    <style:style style:name="P183"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style>
    <style:style style:name="P184"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officeooo:paragraph-rsid="002f8d5e"/>
    </style:style>
    <style:style style:name="P185" style:family="paragraph" style:parent-style-name="Preformatted_20_Text">
      <loext:graphic-properties draw:fill="none"/>
      <style:paragraph-properties fo:margin-left="4.001cm" fo:margin-right="0cm" fo:text-indent="0cm" style:auto-text-indent="false" fo:background-color="transparent"/>
      <style:text-properties officeooo:paragraph-rsid="003229a9"/>
    </style:style>
    <style:style style:name="P186" style:family="paragraph" style:parent-style-name="Preformatted_20_Text" style:master-page-name="">
      <loext:graphic-properties draw:fill="none"/>
      <style:paragraph-properties fo:margin-left="2.9cm" fo:margin-right="0cm" fo:margin-top="0cm" fo:margin-bottom="0cm" style:contextual-spacing="false" fo:text-indent="0cm" style:auto-text-indent="false" style:page-number="auto" fo:background-color="transparent"/>
    </style:style>
    <style:style style:name="P187" style:family="paragraph" style:parent-style-name="Table_20_Contents">
      <loext:graphic-properties draw:fill="none"/>
      <style:paragraph-properties fo:margin-left="2.9cm" fo:margin-right="0cm" fo:margin-top="0cm" fo:margin-bottom="0cm" style:contextual-spacing="false" fo:text-indent="0cm" style:auto-text-indent="false" fo:background-color="transparent"/>
    </style:style>
    <style:style style:name="P188" style:family="paragraph" style:parent-style-name="Preformatted_20_Text" style:master-page-name="">
      <loext:graphic-properties draw:fill="none"/>
      <style:paragraph-properties fo:margin-left="5.099cm" fo:margin-right="0cm" fo:margin-top="0cm" fo:margin-bottom="0cm" style:contextual-spacing="false" fo:text-indent="0cm" style:auto-text-indent="false" style:page-number="auto" fo:background-color="transparent"/>
    </style:style>
    <style:style style:name="P189" style:family="paragraph" style:parent-style-name="Preformatted_20_Text">
      <loext:graphic-properties draw:fill="none"/>
      <style:paragraph-properties fo:margin-left="5.099cm" fo:margin-right="0cm" fo:margin-top="0cm" fo:margin-bottom="0cm" style:contextual-spacing="false" fo:text-indent="0cm" style:auto-text-indent="false" fo:background-color="transparent"/>
    </style:style>
    <style:style style:name="P190" style:family="paragraph" style:parent-style-name="Preformatted_20_Text" style:master-page-name="">
      <loext:graphic-properties draw:fill="none"/>
      <style:paragraph-properties fo:margin-left="4.001cm" fo:margin-right="0cm" fo:text-indent="0cm" style:auto-text-indent="false" style:page-number="auto" fo:background-color="transparent"/>
    </style:style>
    <style:style style:name="P191" style:family="paragraph" style:parent-style-name="Preformatted_20_Text">
      <loext:graphic-properties draw:fill="none"/>
      <style:paragraph-properties fo:margin-left="4.001cm" fo:margin-right="0cm" fo:text-indent="0cm" style:auto-text-indent="false" fo:background-color="transparent"/>
    </style:style>
    <style:style style:name="P192" style:family="paragraph" style:parent-style-name="Preformatted_20_Text" style:master-page-name="">
      <loext:graphic-properties draw:fill="none"/>
      <style:paragraph-properties fo:margin-left="4.001cm" fo:margin-right="0cm" fo:margin-top="0cm" fo:margin-bottom="0cm" style:contextual-spacing="false" fo:text-indent="0cm" style:auto-text-indent="false" style:page-number="auto" fo:background-color="transparent"/>
    </style:style>
    <style:style style:name="P193" style:family="paragraph" style:parent-style-name="Preformatted_20_Text">
      <loext:graphic-properties draw:fill="none"/>
      <style:paragraph-properties fo:margin-left="4.001cm" fo:margin-right="0cm" fo:margin-top="0cm" fo:margin-bottom="0cm" style:contextual-spacing="false" fo:text-indent="0cm" style:auto-text-indent="false" fo:background-color="transparent"/>
    </style:style>
    <style:style style:name="P194" style:family="paragraph" style:parent-style-name="Standard">
      <style:text-properties officeooo:paragraph-rsid="002ec99f"/>
    </style:style>
    <style:style style:name="P19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2ec99f"/>
    </style:style>
    <style:style style:name="P196" style:family="paragraph" style:parent-style-name="Standard">
      <loext:graphic-properties draw:fill="none"/>
      <style:paragraph-properties fo:margin-left="1cm" fo:margin-right="0cm" fo:text-indent="0cm" style:auto-text-indent="false" fo:background-color="transparent"/>
      <style:text-properties officeooo:paragraph-rsid="002ec99f"/>
    </style:style>
    <style:style style:name="P197" style:family="paragraph" style:parent-style-name="Preformatted_20_Text">
      <style:text-properties officeooo:paragraph-rsid="003422f9"/>
    </style:style>
    <style:style style:name="P198" style:family="paragraph" style:parent-style-name="Preformatted_20_Text" style:master-page-name="">
      <loext:graphic-properties draw:fill="none"/>
      <style:paragraph-properties fo:margin-left="1.101cm" fo:margin-right="0cm" fo:text-indent="0cm" style:auto-text-indent="false" style:page-number="auto" fo:background-color="transparent"/>
      <style:text-properties officeooo:paragraph-rsid="0037d304"/>
    </style:style>
    <style:style style:name="P199" style:family="paragraph" style:parent-style-name="Preformatted_20_Text">
      <loext:graphic-properties draw:fill="none"/>
      <style:paragraph-properties fo:margin-left="1.101cm" fo:margin-right="0cm" fo:text-indent="0cm" style:auto-text-indent="false" fo:background-color="transparent"/>
      <style:text-properties officeooo:paragraph-rsid="0037d304"/>
    </style:style>
    <style:style style:name="P200" style:family="paragraph" style:parent-style-name="Text_20_body">
      <loext:graphic-properties draw:fill="none"/>
      <style:paragraph-properties fo:margin-left="1.101cm" fo:margin-right="0cm" fo:text-indent="0cm" style:auto-text-indent="false" fo:background-color="transparent"/>
      <style:text-properties officeooo:paragraph-rsid="0037d304"/>
    </style:style>
    <style:style style:name="P20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officeooo:paragraph-rsid="0037d304"/>
    </style:style>
    <style:style style:name="P202" style:family="paragraph" style:parent-style-name="Preformatted_20_Text">
      <style:text-properties officeooo:paragraph-rsid="0037d304"/>
    </style:style>
    <style:style style:name="P203" style:family="paragraph" style:parent-style-name="Preformatted_20_Text" style:master-page-name="">
      <loext:graphic-properties draw:fill="none"/>
      <style:paragraph-properties fo:margin-left="3cm" fo:margin-right="0cm" fo:margin-top="0cm" fo:margin-bottom="0cm" style:contextual-spacing="false" fo:text-indent="0cm" style:auto-text-indent="false" style:page-number="auto" fo:background-color="transparent"/>
      <style:text-properties officeooo:paragraph-rsid="0037d304"/>
    </style:style>
    <style:style style:name="P204" style:family="paragraph" style:parent-style-name="Preformatted_20_Text" style:master-page-name="">
      <loext:graphic-properties draw:fill="none"/>
      <style:paragraph-properties fo:margin-left="3cm" fo:margin-right="0cm" fo:margin-top="0cm" fo:margin-bottom="0cm" style:contextual-spacing="false" fo:text-indent="0cm" style:auto-text-indent="false" style:page-number="auto" fo:background-color="transparent">
        <style:tab-stops>
          <style:tab-stop style:position="0.106cm"/>
        </style:tab-stops>
      </style:paragraph-properties>
    </style:style>
    <style:style style:name="P205" style:family="paragraph" style:parent-style-name="Preformatted_20_Text">
      <style:text-properties officeooo:paragraph-rsid="003ee437"/>
    </style:style>
    <style:style style:name="P206"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style>
    <style:style style:name="P207" style:family="paragraph" style:parent-style-name="Preformatted_20_Text">
      <style:text-properties officeooo:paragraph-rsid="00418dbd"/>
    </style:style>
    <style:style style:name="P208"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officeooo:paragraph-rsid="00418dbd"/>
    </style:style>
    <style:style style:name="P209"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officeooo:paragraph-rsid="00418dbd"/>
    </style:style>
    <style:style style:name="P210"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officeooo:paragraph-rsid="00418dbd"/>
    </style:style>
    <style:style style:name="P211"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officeooo:paragraph-rsid="00418dbd"/>
    </style:style>
    <style:style style:name="P212"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ab-stops>
          <style:tab-stop style:position="0.296cm"/>
        </style:tab-stops>
      </style:paragraph-properties>
      <style:text-properties officeooo:paragraph-rsid="00418dbd"/>
    </style:style>
    <style:style style:name="P213"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ab-stops>
          <style:tab-stop style:position="0.296cm"/>
        </style:tab-stops>
      </style:paragraph-properties>
      <style:text-properties officeooo:paragraph-rsid="00418dbd"/>
    </style:style>
    <style:style style:name="P214"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ab-stops>
          <style:tab-stop style:position="0.296cm"/>
        </style:tab-stops>
      </style:paragraph-properties>
      <style:text-properties officeooo:paragraph-rsid="00418dbd"/>
    </style:style>
    <style:style style:name="P215"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officeooo:paragraph-rsid="004251f6"/>
    </style:style>
    <style:style style:name="P216"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officeooo:paragraph-rsid="004396b2"/>
    </style:style>
    <style:style style:name="P217"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officeooo:paragraph-rsid="004396b2"/>
    </style:style>
    <style:style style:name="P218" style:family="paragraph" style:parent-style-name="Preformatted_20_Text">
      <style:text-properties style:font-name="Times New Roman" fo:font-weight="normal" officeooo:rsid="00468519" officeooo:paragraph-rsid="00468519" style:font-weight-asian="normal" style:font-weight-complex="normal"/>
    </style:style>
    <style:style style:name="P219"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Times New Roman" fo:font-weight="normal" officeooo:rsid="0048cac7" officeooo:paragraph-rsid="0048cac7" style:font-weight-asian="normal" style:font-weight-complex="normal"/>
    </style:style>
    <style:style style:name="P220"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normal" officeooo:rsid="0048cac7" officeooo:paragraph-rsid="0048cac7" style:font-weight-asian="normal" style:font-weight-complex="normal"/>
    </style:style>
    <style:style style:name="P22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font-weight="normal" officeooo:rsid="0027c4d0" officeooo:paragraph-rsid="00468519" style:font-weight-asian="normal" style:font-weight-complex="normal"/>
    </style:style>
    <style:style style:name="P222"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fo:font-weight="normal" officeooo:rsid="004faa76" officeooo:paragraph-rsid="004faa76" style:font-weight-asian="normal" style:font-weight-complex="normal"/>
    </style:style>
    <style:style style:name="P223" style:family="paragraph" style:parent-style-name="Preformatted_20_Text">
      <style:text-properties style:font-name="Times New Roman"/>
    </style:style>
    <style:style style:name="P224" style:family="paragraph" style:parent-style-name="Preformatted_20_Text" style:master-page-name="">
      <loext:graphic-properties draw:fill="none"/>
      <style:paragraph-properties fo:margin-left="0.499cm" fo:margin-right="0cm" fo:margin-top="0cm" fo:margin-bottom="0cm" style:contextual-spacing="false" fo:text-indent="0cm" style:auto-text-indent="false" style:page-number="auto" fo:background-color="transparent"/>
      <style:text-properties style:font-name="Times New Roman" officeooo:rsid="004d6fc8" officeooo:paragraph-rsid="004d6fc8"/>
    </style:style>
    <style:style style:name="P225" style:family="paragraph" style:parent-style-name="Preformatted_20_Text" style:master-page-name="">
      <loext:graphic-properties draw:fill="none"/>
      <style:paragraph-properties fo:margin-left="0.499cm" fo:margin-right="0cm" fo:margin-top="0cm" fo:margin-bottom="0cm" style:contextual-spacing="false" fo:text-indent="0cm" style:auto-text-indent="false" style:page-number="auto" fo:background-color="transparent"/>
      <style:text-properties style:font-name="Times New Roman" officeooo:rsid="004d6fc8" officeooo:paragraph-rsid="004d6fc8"/>
    </style:style>
    <style:style style:name="P226" style:family="paragraph" style:parent-style-name="Preformatted_20_Text">
      <loext:graphic-properties draw:fill="none"/>
      <style:paragraph-properties fo:margin-left="0.499cm" fo:margin-right="0cm" fo:margin-top="0cm" fo:margin-bottom="0cm" style:contextual-spacing="false" fo:text-indent="0cm" style:auto-text-indent="false" fo:background-color="transparent"/>
      <style:text-properties style:font-name="Times New Roman" officeooo:rsid="004d6fc8" officeooo:paragraph-rsid="004d6fc8"/>
    </style:style>
    <style:style style:name="P227" style:family="paragraph" style:parent-style-name="Preformatted_20_Text">
      <loext:graphic-properties draw:fill="none"/>
      <style:paragraph-properties fo:margin-left="2cm" fo:margin-right="0cm" fo:margin-top="0cm" fo:margin-bottom="0cm" style:contextual-spacing="false" fo:text-indent="0cm" style:auto-text-indent="false" fo:background-color="transparent"/>
      <style:text-properties style:font-name="Times New Roman" officeooo:paragraph-rsid="002f8d5e"/>
    </style:style>
    <style:style style:name="P228"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2f8d5e"/>
    </style:style>
    <style:style style:name="P229" style:family="paragraph" style:parent-style-name="Preformatted_20_Text" style:master-page-name="">
      <loext:graphic-properties draw:fill="none"/>
      <style:paragraph-properties fo:margin-left="0.499cm" fo:margin-right="0cm" fo:margin-top="0cm" fo:margin-bottom="0cm" style:contextual-spacing="false" fo:text-indent="0cm" style:auto-text-indent="false" style:page-number="auto" fo:background-color="transparent"/>
      <style:text-properties style:font-name="Times New Roman" officeooo:paragraph-rsid="002f8d5e"/>
    </style:style>
    <style:style style:name="P230"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f8d5e"/>
    </style:style>
    <style:style style:name="P231" style:family="paragraph" style:parent-style-name="Preformatted_20_Text">
      <loext:graphic-properties draw:fill="none"/>
      <style:paragraph-properties fo:margin-left="4.001cm" fo:margin-right="0cm" fo:margin-top="0cm" fo:margin-bottom="0cm" style:contextual-spacing="false" fo:text-indent="0cm" style:auto-text-indent="false" fo:background-color="transparent"/>
      <style:text-properties style:font-name="Times New Roman" officeooo:paragraph-rsid="002f8d5e"/>
    </style:style>
    <style:style style:name="P232" style:family="paragraph" style:parent-style-name="Preformatted_20_Text" style:master-page-name="">
      <loext:graphic-properties draw:fill="none"/>
      <style:paragraph-properties fo:margin-left="4.001cm" fo:margin-right="0cm" fo:margin-top="0cm" fo:margin-bottom="0cm" style:contextual-spacing="false" fo:text-indent="0cm" style:auto-text-indent="false" style:page-number="auto" fo:background-color="transparent"/>
      <style:text-properties style:font-name="Times New Roman" officeooo:paragraph-rsid="002f8d5e"/>
    </style:style>
    <style:style style:name="P233"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4d6fc8"/>
    </style:style>
    <style:style style:name="P234"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4d6fc8"/>
    </style:style>
    <style:style style:name="P235"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4d6fc8"/>
    </style:style>
    <style:style style:name="P236" style:family="paragraph" style:parent-style-name="Preformatted_20_Text">
      <loext:graphic-properties draw:fill="none"/>
      <style:paragraph-properties fo:margin-left="3.099cm" fo:margin-right="0cm" fo:margin-top="0cm" fo:margin-bottom="0cm" style:contextual-spacing="false" fo:text-indent="0cm" style:auto-text-indent="false" fo:background-color="transparent"/>
      <style:text-properties style:font-name="Times New Roman" officeooo:paragraph-rsid="004d6fc8"/>
    </style:style>
    <style:style style:name="P237" style:family="paragraph" style:parent-style-name="Preformatted_20_Text">
      <style:text-properties style:font-name="Times New Roman" officeooo:paragraph-rsid="004d6fc8"/>
    </style:style>
    <style:style style:name="P238" style:family="paragraph" style:parent-style-name="Preformatted_20_Text" style:master-page-name="">
      <loext:graphic-properties draw:fill="none"/>
      <style:paragraph-properties fo:margin-left="0.499cm" fo:margin-right="0cm" fo:margin-top="0cm" fo:margin-bottom="0cm" style:contextual-spacing="false" fo:text-indent="0cm" style:auto-text-indent="false" style:page-number="auto" fo:background-color="transparent"/>
      <style:text-properties style:font-name="Times New Roman" officeooo:paragraph-rsid="004d6fc8"/>
    </style:style>
    <style:style style:name="P239" style:family="paragraph" style:parent-style-name="Preformatted_20_Text" style:master-page-name="">
      <loext:graphic-properties draw:fill="none"/>
      <style:paragraph-properties fo:margin-left="0.4cm" fo:margin-right="0cm" fo:margin-top="0cm" fo:margin-bottom="0cm" style:contextual-spacing="false" fo:text-indent="0cm" style:auto-text-indent="false" style:page-number="auto" fo:background-color="transparent"/>
      <style:text-properties style:font-name="Times New Roman"/>
    </style:style>
    <style:style style:name="P240"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4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42"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43"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44"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45"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46" style:family="paragraph" style:parent-style-name="Preformatted_20_Text" style:master-page-name="">
      <loext:graphic-properties draw:fill="none"/>
      <style:paragraph-properties fo:margin-left="1.401cm" fo:margin-right="0cm" fo:margin-top="0cm" fo:margin-bottom="0cm" style:contextual-spacing="false" fo:text-indent="0cm" style:auto-text-indent="false" style:page-number="auto" fo:background-color="transparent"/>
      <style:text-properties style:font-name="Times New Roman"/>
    </style:style>
    <style:style style:name="P247" style:family="paragraph" style:parent-style-name="Preformatted_20_Text" style:master-page-name="">
      <loext:graphic-properties draw:fill="none"/>
      <style:paragraph-properties fo:margin-left="2.499cm" fo:margin-right="0cm" fo:margin-top="0cm" fo:margin-bottom="0cm" style:contextual-spacing="false" fo:text-indent="0cm" style:auto-text-indent="false" style:page-number="auto" fo:background-color="transparent"/>
      <style:text-properties style:font-name="Times New Roman"/>
    </style:style>
    <style:style style:name="P248" style:family="paragraph" style:parent-style-name="Preformatted_20_Text" style:master-page-name="">
      <loext:graphic-properties draw:fill="none"/>
      <style:paragraph-properties fo:margin-left="2.499cm" fo:margin-right="0cm" fo:margin-top="0cm" fo:margin-bottom="0cm" style:contextual-spacing="false" fo:text-indent="0cm" style:auto-text-indent="false" style:page-number="auto" fo:background-color="transparent"/>
      <style:text-properties style:font-name="Times New Roman"/>
    </style:style>
    <style:style style:name="P249" style:family="paragraph" style:parent-style-name="Preformatted_20_Text" style:master-page-name="">
      <loext:graphic-properties draw:fill="none"/>
      <style:paragraph-properties fo:margin-left="1.401cm" fo:margin-right="0cm" fo:margin-top="0cm" fo:margin-bottom="0cm" style:contextual-spacing="false" fo:text-indent="0cm" style:auto-text-indent="false" style:page-number="auto" fo:background-color="transparent"/>
      <style:text-properties style:font-name="Times New Roman" fo:font-size="10pt" fo:font-weight="bold" officeooo:rsid="0037d304" officeooo:paragraph-rsid="004ed782" style:font-size-asian="10pt" style:font-weight-asian="bold" style:font-size-complex="10pt" style:font-weight-complex="bold"/>
    </style:style>
    <style:style style:name="P250" style:family="paragraph" style:parent-style-name="Preformatted_20_Text">
      <loext:graphic-properties draw:fill="none"/>
      <style:paragraph-properties fo:margin-left="1.401cm" fo:margin-right="0cm" fo:margin-top="0cm" fo:margin-bottom="0cm" style:contextual-spacing="false" fo:text-indent="0cm" style:auto-text-indent="false" fo:background-color="transparent"/>
      <style:text-properties style:font-name="Times New Roman" fo:font-size="10pt" fo:font-weight="bold" officeooo:rsid="0037d304" officeooo:paragraph-rsid="004ed782" style:font-size-asian="10pt" style:font-weight-asian="bold" style:font-size-complex="10pt" style:font-weight-complex="bold"/>
    </style:style>
    <style:style style:name="P251"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52" style:family="paragraph" style:parent-style-name="Preformatted_20_Text">
      <style:text-properties style:font-name="Times New Roman" fo:font-size="10pt" style:font-size-asian="10pt" style:font-size-complex="10pt"/>
    </style:style>
    <style:style style:name="P253"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rsid="00225a7f" officeooo:paragraph-rsid="00225a7f"/>
    </style:style>
    <style:style style:name="P254" style:family="paragraph" style:parent-style-name="Preformatted_20_Text">
      <style:text-properties style:font-name="Times New Roman" fo:font-style="italic" style:font-style-asian="italic" style:font-style-complex="italic"/>
    </style:style>
    <style:style style:name="P255" style:family="paragraph" style:parent-style-name="Preformatted_20_Text" style:master-page-name="">
      <loext:graphic-properties draw:fill="none"/>
      <style:paragraph-properties fo:margin-left="1.9cm" fo:margin-right="0cm" fo:margin-top="0cm" fo:margin-bottom="0cm" style:contextual-spacing="false" fo:text-indent="0cm" style:auto-text-indent="false" style:page-number="auto" fo:background-color="transparent"/>
      <style:text-properties style:font-name="Times New Roman" fo:font-style="italic" officeooo:rsid="00225a7f" officeooo:paragraph-rsid="004faa76" style:font-style-asian="italic" style:font-style-complex="italic"/>
    </style:style>
    <style:style style:name="P256"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officeooo:rsid="0021ed31" officeooo:paragraph-rsid="00445972"/>
    </style:style>
    <style:style style:name="P257"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officeooo:rsid="0021ed31" officeooo:paragraph-rsid="004faa76"/>
    </style:style>
    <style:style style:name="P258"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rsid="0021ed31" officeooo:paragraph-rsid="004faa76"/>
    </style:style>
    <style:style style:name="P259"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rsid="0021ed31" officeooo:paragraph-rsid="004faa76"/>
    </style:style>
    <style:style style:name="P260"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Times New Roman" fo:font-weight="bold" officeooo:rsid="004faa76" officeooo:paragraph-rsid="004faa76" style:font-weight-asian="bold" style:font-weight-complex="bold"/>
    </style:style>
    <style:style style:name="P261" style:family="paragraph" style:parent-style-name="Preformatted_20_Text">
      <style:text-properties style:font-name="Times New Roman" officeooo:paragraph-rsid="004faa76"/>
    </style:style>
    <style:style style:name="P262"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4faa76"/>
    </style:style>
    <style:style style:name="P263"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4faa76"/>
    </style:style>
    <style:style style:name="P264"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4faa76"/>
    </style:style>
    <style:style style:name="P265"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4faa76"/>
    </style:style>
    <style:style style:name="P266"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4faa76"/>
    </style:style>
    <style:style style:name="P267"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4faa76"/>
    </style:style>
    <style:style style:name="P268" style:family="paragraph" style:parent-style-name="Preformatted_20_Text">
      <style:text-properties style:font-name="Times New Roman" officeooo:rsid="0053ec31" officeooo:paragraph-rsid="0053ec31"/>
    </style:style>
    <style:style style:name="P269" style:family="paragraph" style:parent-style-name="Preformatted_20_Text">
      <loext:graphic-properties draw:fill="none"/>
      <style:paragraph-properties fo:margin-left="3.701cm" fo:margin-right="0cm" fo:margin-top="0cm" fo:margin-bottom="0cm" style:contextual-spacing="false" fo:text-indent="0cm" style:auto-text-indent="false" fo:background-color="transparent"/>
    </style:style>
    <style:style style:name="P270" style:family="paragraph" style:parent-style-name="Preformatted_20_Text" style:master-page-name="">
      <loext:graphic-properties draw:fill="none"/>
      <style:paragraph-properties fo:margin-left="3.701cm" fo:margin-right="0cm" fo:margin-top="0cm" fo:margin-bottom="0cm" style:contextual-spacing="false" fo:text-indent="0cm" style:auto-text-indent="false" style:page-number="auto" fo:background-color="transparent"/>
    </style:style>
    <style:style style:name="P271" style:family="paragraph" style:parent-style-name="Preformatted_20_Text" style:master-page-name="">
      <loext:graphic-properties draw:fill="none"/>
      <style:paragraph-properties fo:margin-left="4.9cm" fo:margin-right="0cm" fo:margin-top="0cm" fo:margin-bottom="0cm" style:contextual-spacing="false" fo:text-indent="0cm" style:auto-text-indent="false" style:page-number="auto" fo:background-color="transparent"/>
      <style:text-properties officeooo:paragraph-rsid="003229a9"/>
    </style:style>
    <style:style style:name="P272" style:family="paragraph" style:parent-style-name="Preformatted_20_Text">
      <loext:graphic-properties draw:fill="none"/>
      <style:paragraph-properties fo:margin-left="1.9cm" fo:margin-right="0cm" fo:text-indent="0cm" style:auto-text-indent="false" fo:background-color="transparent"/>
      <style:text-properties style:font-name="Times New Roman" fo:font-size="10pt" style:font-size-asian="10pt" style:font-size-complex="10pt"/>
    </style:style>
    <style:style style:name="P273" style:family="paragraph" style:parent-style-name="Preformatted_20_Text">
      <style:text-properties style:font-name="Times New Roman"/>
    </style:style>
    <style:style style:name="P274" style:family="paragraph" style:parent-style-name="Preformatted_20_Text">
      <style:text-properties style:font-name="Times New Roman" officeooo:paragraph-rsid="004faa76"/>
    </style:style>
    <style:style style:name="P275" style:family="paragraph" style:parent-style-name="Preformatted_20_Text" style:master-page-name="">
      <loext:graphic-properties draw:fill="none"/>
      <style:paragraph-properties fo:margin-left="1.9cm" fo:margin-right="0cm" fo:text-indent="0cm" style:auto-text-indent="false" style:page-number="auto" fo:background-color="transparent"/>
    </style:style>
    <style:style style:name="P276" style:family="paragraph" style:parent-style-name="Preformatted_20_Text">
      <loext:graphic-properties draw:fill="none"/>
      <style:paragraph-properties fo:margin-left="1.9cm" fo:margin-right="0cm" fo:text-indent="0cm" style:auto-text-indent="false" fo:background-color="transparent"/>
    </style:style>
    <style:style style:name="P277" style:family="paragraph" style:parent-style-name="Standard">
      <style:text-properties style:font-name="Times New Roman" officeooo:paragraph-rsid="004faa76"/>
    </style:style>
    <style:style style:name="P278" style:family="paragraph" style:parent-style-name="Standard">
      <loext:graphic-properties draw:fill="none"/>
      <style:paragraph-properties fo:margin-left="1cm" fo:margin-right="0cm" fo:text-indent="0cm" style:auto-text-indent="false" fo:background-color="transparent"/>
      <style:text-properties style:font-name="Times New Roman" fo:font-size="10pt" officeooo:paragraph-rsid="004faa76" style:font-size-asian="10pt" style:font-size-complex="10pt"/>
    </style:style>
    <style:style style:name="P27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Times New Roman" fo:font-size="10pt" officeooo:paragraph-rsid="004faa76" style:font-size-asian="10pt" style:font-size-complex="10pt"/>
    </style:style>
    <style:style style:name="P280" style:family="paragraph" style:parent-style-name="Table_20_Contents" style:master-page-name="">
      <loext:graphic-properties draw:fill="none"/>
      <style:paragraph-properties fo:margin-left="1cm" fo:margin-right="0cm" fo:orphans="0" fo:widows="0" fo:text-indent="0cm" style:auto-text-indent="false" style:page-number="auto" fo:background-color="transparent" text:number-lines="false" text:line-number="0"/>
      <style:text-properties officeooo:rsid="0050dcf9" officeooo:paragraph-rsid="0050dcf9"/>
    </style:style>
    <style:style style:name="P281" style:family="paragraph" style:parent-style-name="Text_20_body" style:master-page-name="">
      <loext:graphic-properties draw:fill="none"/>
      <style:paragraph-properties fo:margin-left="5.001cm" fo:margin-right="0cm" fo:margin-top="0cm" fo:margin-bottom="0.247cm" style:contextual-spacing="false" fo:line-height="115%" fo:text-indent="0cm" style:auto-text-indent="false" style:page-number="auto" fo:background-color="transparent">
        <style:tab-stops/>
      </style:paragraph-properties>
    </style:style>
    <style:style style:name="P282"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paragraph-rsid="004faa76"/>
    </style:style>
    <style:style style:name="P283" style:family="paragraph" style:parent-style-name="Text_20_body">
      <loext:graphic-properties draw:fill="none"/>
      <style:paragraph-properties fo:margin-left="1cm" fo:margin-right="0cm" fo:margin-top="0cm" fo:margin-bottom="0.247cm" style:contextual-spacing="false" fo:line-height="115%" fo:text-indent="0cm" style:auto-text-indent="false" fo:background-color="transparent"/>
      <style:text-properties officeooo:paragraph-rsid="004faa76"/>
    </style:style>
    <style:style style:name="P284" style:family="paragraph" style:parent-style-name="Text_20_body" style:master-page-name="">
      <loext:graphic-properties draw:fill="none"/>
      <style:paragraph-properties fo:margin-left="1cm" fo:margin-right="0cm" fo:margin-top="0cm" fo:margin-bottom="0cm" style:contextual-spacing="false" fo:line-height="115%" fo:text-indent="0cm" style:auto-text-indent="false" style:page-number="auto" fo:background-color="transparent"/>
      <style:text-properties officeooo:paragraph-rsid="004faa76"/>
    </style:style>
    <style:style style:name="P285" style:family="paragraph" style:parent-style-name="Text_20_body">
      <loext:graphic-properties draw:fill="none"/>
      <style:paragraph-properties fo:margin-left="1cm" fo:margin-right="0cm" fo:line-height="115%" fo:text-indent="0cm" style:auto-text-indent="false" fo:background-color="transparent"/>
      <style:text-properties officeooo:paragraph-rsid="004faa76"/>
    </style:style>
    <style:style style:name="P28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paragraph-rsid="004faa76"/>
    </style:style>
    <style:style style:name="P287" style:family="paragraph" style:parent-style-name="Text_20_body">
      <loext:graphic-properties draw:fill="none"/>
      <style:paragraph-properties fo:margin-left="1.9cm" fo:margin-right="0cm" fo:margin-top="0cm" fo:margin-bottom="0.247cm" style:contextual-spacing="false" fo:line-height="115%" fo:text-indent="0cm" style:auto-text-indent="false" fo:background-color="transparent"/>
      <style:text-properties officeooo:paragraph-rsid="00529c81"/>
    </style:style>
    <style:style style:name="P288" style:family="paragraph" style:parent-style-name="Text_20_body" style:master-page-name="">
      <loext:graphic-properties draw:fill="none"/>
      <style:paragraph-properties fo:margin-left="1.9cm" fo:margin-right="0cm" fo:margin-top="0cm" fo:margin-bottom="0cm" style:contextual-spacing="false" fo:line-height="115%" fo:text-indent="0cm" style:auto-text-indent="false" style:page-number="auto" fo:background-color="transparent"/>
      <style:text-properties officeooo:paragraph-rsid="00529c81"/>
    </style:style>
    <style:style style:name="P289" style:family="paragraph" style:parent-style-name="Text_20_body">
      <style:text-properties officeooo:paragraph-rsid="004faa76"/>
    </style:style>
    <style:style style:name="P290" style:family="paragraph" style:parent-style-name="Text_20_body">
      <style:paragraph-properties fo:margin-top="0cm" fo:margin-bottom="0cm" style:contextual-spacing="false"/>
      <style:text-properties officeooo:paragraph-rsid="004faa76"/>
    </style:style>
    <style:style style:name="P291" style:family="paragraph" style:parent-style-name="Text_20_body">
      <loext:graphic-properties draw:fill="none"/>
      <style:paragraph-properties fo:margin-left="1.9cm" fo:margin-right="0cm" fo:margin-top="0cm" fo:margin-bottom="0cm" style:contextual-spacing="false" fo:text-indent="0cm" style:auto-text-indent="false" fo:background-color="transparent"/>
      <style:text-properties officeooo:paragraph-rsid="00529c81"/>
    </style:style>
    <style:style style:name="T1" style:family="text">
      <style:text-properties fo:font-variant="normal" fo:text-transform="none" fo:color="#000000" loext:opacity="100%" style:font-name="Consolas" fo:font-size="9pt" fo:letter-spacing="normal" fo:font-style="normal" fo:font-weight="normal"/>
    </style:style>
    <style:style style:name="T2" style:family="text">
      <style:text-properties fo:font-variant="normal" fo:text-transform="none" fo:color="#000000" loext:opacity="100%" style:font-name="Consolas" fo:font-size="9pt" fo:letter-spacing="normal" fo:font-style="normal" fo:font-weight="bold" style:font-weight-asian="bold" style:font-weight-complex="bold"/>
    </style:style>
    <style:style style:name="T3" style:family="text">
      <style:text-properties fo:font-variant="normal" fo:text-transform="none" fo:color="#333333" loext:opacity="100%" style:font-name="Scope One" fo:font-size="12.6000003814697pt" fo:letter-spacing="normal" fo:font-style="normal" fo:font-weight="normal"/>
    </style:style>
    <style:style style:name="T4" style:family="text">
      <style:text-properties fo:font-variant="normal" fo:text-transform="none" fo:color="#333333" loext:opacity="100%" style:font-name="var font-header" fo:font-size="12.6000003814697pt" fo:letter-spacing="normal" fo:font-style="normal" fo:font-weight="normal"/>
    </style:style>
    <style:style style:name="T5" style:family="text">
      <style:text-properties fo:font-variant="normal" fo:text-transform="none" fo:color="#f8f8f2" loext:opacity="100%" style:font-name="var font-code" fo:letter-spacing="normal" fo:font-style="normal"/>
    </style:style>
    <style:style style:name="T6" style:family="text">
      <style:text-properties fo:font-variant="normal" fo:text-transform="none" fo:color="#f8f8f2" loext:opacity="100%" style:font-name="var font-code" fo:letter-spacing="normal" fo:font-style="normal" fo:font-weight="normal"/>
    </style:style>
    <style:style style:name="T7" style:family="text">
      <style:text-properties fo:font-variant="normal" fo:text-transform="none" fo:color="#f92672" loext:opacity="100%" style:font-name="var font-code" fo:letter-spacing="normal" fo:font-style="normal"/>
    </style:style>
    <style:style style:name="T8" style:family="text">
      <style:text-properties fo:font-variant="normal" fo:text-transform="none" fo:color="#f92672" loext:opacity="100%" style:font-name="var font-code" fo:letter-spacing="normal" fo:font-style="normal" fo:font-weight="normal"/>
    </style:style>
    <style:style style:name="T9" style:family="text">
      <style:text-properties fo:font-variant="normal" fo:text-transform="none" fo:color="#dddddd" loext:opacity="100%" style:font-name="var font-code" fo:letter-spacing="normal" fo:font-style="normal" fo:font-weight="normal"/>
    </style:style>
    <style:style style:name="T10" style:family="text">
      <style:text-properties fo:font-variant="normal" fo:text-transform="none" fo:color="#dddddd" loext:opacity="100%" fo:letter-spacing="normal"/>
    </style:style>
    <style:style style:name="T11" style:family="text">
      <style:text-properties fo:font-variant="normal" fo:text-transform="none" fo:color="#a6e22e" loext:opacity="100%" style:font-name="var font-code" fo:letter-spacing="normal" fo:font-style="normal"/>
    </style:style>
    <style:style style:name="T12" style:family="text">
      <style:text-properties fo:font-variant="normal" fo:text-transform="none" fo:color="#a6e22e" loext:opacity="100%" style:font-name="var font-code" fo:letter-spacing="normal" fo:font-style="normal" fo:font-weight="normal"/>
    </style:style>
    <style:style style:name="T13" style:family="text">
      <style:text-properties fo:font-variant="normal" fo:text-transform="none" fo:color="#e6db74" loext:opacity="100%" style:font-name="var font-code" fo:letter-spacing="normal" fo:font-style="normal"/>
    </style:style>
    <style:style style:name="T14" style:family="text">
      <style:text-properties fo:font-variant="normal" fo:text-transform="none" fo:color="#e6db74" loext:opacity="100%" style:font-name="var font-code" fo:letter-spacing="normal" fo:font-style="normal" fo:font-weight="normal"/>
    </style:style>
    <style:style style:name="T15" style:family="text">
      <style:text-properties fo:font-variant="normal" fo:text-transform="none" fo:color="#595959" loext:opacity="100%" style:font-name="Scope One" fo:font-size="12.6000003814697pt" fo:letter-spacing="-0.021cm" fo:font-style="italic" fo:font-weight="normal" loext:padding="0cm" loext:border="none"/>
    </style:style>
    <style:style style:name="T16" style:family="text">
      <style:text-properties style:font-name="Times New Roman"/>
    </style:style>
    <style:style style:name="T17" style:family="text">
      <style:text-properties style:font-name="Times New Roman" fo:font-size="9pt" fo:font-style="italic" style:font-size-asian="9pt" style:font-style-asian="italic" style:font-size-complex="9pt" style:font-style-complex="italic"/>
    </style:style>
    <style:style style:name="T18" style:family="text">
      <style:text-properties style:font-name="Times New Roman" fo:font-size="9pt" fo:font-style="italic" fo:font-weight="bold" style:font-size-asian="9pt" style:font-style-asian="italic" style:font-weight-asian="bold" style:font-size-complex="9pt" style:font-style-complex="italic" style:font-weight-complex="bold"/>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027c4d0"/>
    </style:style>
    <style:style style:name="T21" style:family="text">
      <style:text-properties style:font-name="Times New Roman" fo:font-weight="normal" style:font-weight-asian="normal" style:font-weight-complex="normal"/>
    </style:style>
    <style:style style:name="T22" style:family="text">
      <style:text-properties style:font-name="Times New Roman" fo:font-weight="normal" officeooo:rsid="0027c4d0" style:font-weight-asian="normal" style:font-weight-complex="normal"/>
    </style:style>
    <style:style style:name="T23" style:family="text">
      <style:text-properties style:font-name="Times New Roman" fo:font-weight="normal" officeooo:rsid="003422f9" style:font-weight-asian="normal" style:font-weight-complex="normal"/>
    </style:style>
    <style:style style:name="T24" style:family="text">
      <style:text-properties style:font-name="Times New Roman" fo:font-size="10pt" fo:font-weight="bold" style:font-size-asian="10pt" style:font-weight-asian="bold" style:font-size-complex="10pt" style:font-weight-complex="bold"/>
    </style:style>
    <style:style style:name="T25" style:family="text">
      <style:text-properties style:font-name="Times New Roman" fo:font-size="10pt" fo:font-weight="bold" officeooo:rsid="002ec99f" style:font-size-asian="10pt" style:font-weight-asian="bold" style:font-size-complex="10pt" style:font-weight-complex="bold"/>
    </style:style>
    <style:style style:name="T26" style:family="text">
      <style:text-properties style:font-name="Times New Roman" fo:font-size="10pt" fo:font-weight="bold" officeooo:rsid="0037d304" style:font-size-asian="10pt" style:font-weight-asian="bold" style:font-size-complex="10pt" style:font-weight-complex="bold"/>
    </style:style>
    <style:style style:name="T27" style:family="text">
      <style:text-properties style:font-name="Times New Roman" fo:font-size="10pt" style:font-size-asian="10pt" style:font-size-complex="10pt"/>
    </style:style>
    <style:style style:name="T28" style:family="text">
      <style:text-properties style:font-name="Times New Roman" fo:font-size="10pt" officeooo:rsid="002d2b87" style:font-size-asian="10pt" style:font-size-complex="10pt"/>
    </style:style>
    <style:style style:name="T29" style:family="text">
      <style:text-properties style:font-name="Times New Roman" fo:font-size="10pt" officeooo:rsid="002ec99f" style:font-size-asian="10pt" style:font-size-complex="10pt"/>
    </style:style>
    <style:style style:name="T30" style:family="text">
      <style:text-properties style:font-name="Times New Roman" fo:font-size="10pt" officeooo:rsid="003229a9" style:font-size-asian="10pt" style:font-size-complex="10pt"/>
    </style:style>
    <style:style style:name="T31" style:family="text">
      <style:text-properties style:font-name="Times New Roman" fo:font-size="10pt" officeooo:rsid="0037d304" style:font-size-asian="10pt" style:font-size-complex="10pt"/>
    </style:style>
    <style:style style:name="T32" style:family="text">
      <style:text-properties style:font-name="Times New Roman" fo:font-size="10pt" officeooo:rsid="003b80a1" style:font-size-asian="10pt" style:font-size-complex="10pt"/>
    </style:style>
    <style:style style:name="T33" style:family="text">
      <style:text-properties style:font-name="Times New Roman" fo:font-size="10pt" style:text-underline-style="solid" style:text-underline-width="auto" style:text-underline-color="font-color" fo:font-weight="normal" officeooo:rsid="002ec99f" style:font-size-asian="10pt" style:font-weight-asian="normal" style:font-size-complex="10pt" style:font-weight-complex="normal"/>
    </style:style>
    <style:style style:name="T34" style:family="text">
      <style:text-properties style:font-name="Times New Roman" fo:font-size="10pt" fo:font-style="italic" style:font-size-asian="10pt" style:font-style-asian="italic" style:font-size-complex="10pt" style:font-style-complex="italic"/>
    </style:style>
    <style:style style:name="T35" style:family="text">
      <style:text-properties style:font-name="Times New Roman" fo:font-size="10pt" fo:font-weight="normal" style:font-size-asian="10pt" style:font-weight-asian="normal" style:font-size-complex="10pt" style:font-weight-complex="normal"/>
    </style:style>
    <style:style style:name="T36" style:family="text">
      <style:text-properties style:font-name="Times New Roman" fo:font-size="10pt" fo:font-weight="normal" officeooo:rsid="00376c31" style:font-size-asian="10pt" style:font-weight-asian="normal" style:font-size-complex="10pt" style:font-weight-complex="normal"/>
    </style:style>
    <style:style style:name="T37" style:family="text">
      <style:text-properties style:font-name="Times New Roman" fo:font-size="10pt" fo:font-weight="normal" officeooo:rsid="0037d304" style:font-size-asian="10pt" style:font-weight-asian="normal" style:font-size-complex="10pt" style:font-weight-complex="normal"/>
    </style:style>
    <style:style style:name="T38" style:family="text">
      <style:text-properties style:font-name="Times New Roman" fo:font-size="10pt" fo:font-style="normal" fo:font-weight="bold" officeooo:rsid="004396b2" style:font-size-asian="10pt" style:font-style-asian="normal" style:font-weight-asian="bold" style:font-size-complex="10pt" style:font-style-complex="normal" style:font-weight-complex="bold"/>
    </style:style>
    <style:style style:name="T39" style:family="text">
      <style:text-properties style:font-name="Times New Roman" fo:font-size="10pt" fo:font-style="normal" fo:font-weight="bold" officeooo:rsid="00418dbd" style:font-size-asian="10pt" style:font-style-asian="normal" style:font-weight-asian="bold" style:font-size-complex="10pt" style:font-style-complex="normal" style:font-weight-complex="bold"/>
    </style:style>
    <style:style style:name="T40" style:family="text">
      <style:text-properties style:font-name="Times New Roman" fo:font-size="10pt" fo:font-style="normal" fo:font-weight="normal" officeooo:rsid="00418dbd" style:font-size-asian="10pt" style:font-style-asian="normal" style:font-weight-asian="normal" style:font-size-complex="10pt" style:font-style-complex="normal" style:font-weight-complex="normal"/>
    </style:style>
    <style:style style:name="T41" style:family="text">
      <style:text-properties style:font-name="Times New Roman" fo:font-size="10pt" fo:font-style="normal" fo:font-weight="normal" officeooo:rsid="004faa76" style:font-size-asian="10pt" style:font-style-asian="normal" style:font-weight-asian="normal" style:font-size-complex="10pt" style:font-style-complex="normal" style:font-weight-complex="normal"/>
    </style:style>
    <style:style style:name="T42" style:family="text">
      <style:text-properties style:font-name="Times New Roman" fo:font-size="10pt" fo:font-style="normal" officeooo:rsid="00418dbd" style:font-size-asian="10pt" style:font-style-asian="normal" style:font-size-complex="10pt" style:font-style-complex="normal"/>
    </style:style>
    <style:style style:name="T43" style:family="text">
      <style:text-properties style:font-name="Times New Roman" officeooo:rsid="002d2b87"/>
    </style:style>
    <style:style style:name="T44" style:family="text">
      <style:text-properties style:font-name="Times New Roman" style:text-underline-style="none"/>
    </style:style>
    <style:style style:name="T45" style:family="text">
      <style:text-properties style:font-name="Times New Roman" style:text-underline-style="none" fo:font-weight="normal" officeooo:rsid="002db483" style:font-weight-asian="normal" style:font-weight-complex="normal"/>
    </style:style>
    <style:style style:name="T46" style:family="text">
      <style:text-properties style:font-name="Times New Roman" style:text-underline-style="none" fo:font-weight="bold" style:font-weight-asian="bold" style:font-weight-complex="bold"/>
    </style:style>
    <style:style style:name="T47" style:family="text">
      <style:text-properties style:font-name="Times New Roman" officeooo:rsid="002db483"/>
    </style:style>
    <style:style style:name="T48" style:family="text">
      <style:text-properties style:font-name="Times New Roman" officeooo:rsid="002ec99f"/>
    </style:style>
    <style:style style:name="T49" style:family="text">
      <style:text-properties style:font-name="Times New Roman" fo:font-style="italic" style:font-style-asian="italic" style:font-style-complex="italic"/>
    </style:style>
    <style:style style:name="T50" style:family="text">
      <style:text-properties style:font-name="Times New Roman" fo:font-style="italic" officeooo:rsid="003229a9" style:font-style-asian="italic" style:font-style-complex="italic"/>
    </style:style>
    <style:style style:name="T51" style:family="text">
      <style:text-properties style:font-name="Times New Roman" fo:font-style="italic" fo:font-weight="bold" style:font-style-asian="italic" style:font-weight-asian="bold" style:font-style-complex="italic" style:font-weight-complex="bold"/>
    </style:style>
    <style:style style:name="T52" style:family="text">
      <style:text-properties style:font-name="Times New Roman" officeooo:rsid="0037d304"/>
    </style:style>
    <style:style style:name="T53" style:family="text">
      <style:text-properties style:font-name="Times New Roman" officeooo:rsid="003d61a6"/>
    </style:style>
    <style:style style:name="T54" style:family="text">
      <style:text-properties style:font-name="Times New Roman" officeooo:rsid="003ee437"/>
    </style:style>
    <style:style style:name="T55" style:family="text">
      <style:text-properties style:font-name="Times New Roman" officeooo:rsid="004251f6"/>
    </style:style>
    <style:style style:name="T56" style:family="text">
      <style:text-properties style:font-name="Times New Roman" fo:font-style="normal" officeooo:rsid="004396b2" style:font-style-asian="normal" style:font-style-complex="normal"/>
    </style:style>
    <style:style style:name="T57" style:family="text">
      <style:text-properties fo:font-weight="bold" style:font-weight-asian="bold" style:font-weight-complex="bold"/>
    </style:style>
    <style:style style:name="T58" style:family="text">
      <style:text-properties fo:font-weight="bold" officeooo:rsid="0021ed31" style:font-weight-asian="bold" style:font-weight-complex="bold"/>
    </style:style>
    <style:style style:name="T59" style:family="text">
      <style:text-properties fo:font-weight="bold" officeooo:rsid="002313ea" style:font-weight-asian="bold" style:font-weight-complex="bold"/>
    </style:style>
    <style:style style:name="T60" style:family="text">
      <style:text-properties fo:font-weight="bold" officeooo:rsid="002f8d5e" style:font-weight-asian="bold" style:font-weight-complex="bold"/>
    </style:style>
    <style:style style:name="T61" style:family="text">
      <style:text-properties fo:font-weight="bold" officeooo:rsid="0030c3c2" style:font-weight-asian="bold" style:font-weight-complex="bold"/>
    </style:style>
    <style:style style:name="T62" style:family="text">
      <style:text-properties fo:font-weight="bold" officeooo:rsid="00376c31" style:font-weight-asian="bold" style:font-weight-complex="bold"/>
    </style:style>
    <style:style style:name="T63" style:family="text">
      <style:text-properties fo:font-weight="bold" officeooo:rsid="0037d304" style:font-weight-asian="bold" style:font-weight-complex="bold"/>
    </style:style>
    <style:style style:name="T64" style:family="text">
      <style:text-properties fo:font-weight="bold" officeooo:rsid="003b80a1" style:font-weight-asian="bold" style:font-weight-complex="bold"/>
    </style:style>
    <style:style style:name="T65" style:family="text">
      <style:text-properties fo:font-weight="bold" officeooo:rsid="003ee437" style:font-weight-asian="bold" style:font-weight-complex="bold"/>
    </style:style>
    <style:style style:name="T66" style:family="text">
      <style:text-properties fo:font-weight="bold" officeooo:rsid="004396b2" style:font-weight-asian="bold" style:font-weight-complex="bold"/>
    </style:style>
    <style:style style:name="T67" style:family="text">
      <style:text-properties fo:font-weight="bold" officeooo:rsid="00445972" style:font-weight-asian="bold" style:font-weight-complex="bold"/>
    </style:style>
    <style:style style:name="T68" style:family="text">
      <style:text-properties fo:font-weight="bold" officeooo:rsid="004faa76" style:font-weight-asian="bold" style:font-weight-complex="bold"/>
    </style:style>
    <style:style style:name="T69" style:family="text">
      <style:text-properties officeooo:rsid="0021ed31"/>
    </style:style>
    <style:style style:name="T70" style:family="text">
      <style:text-properties fo:font-style="italic" fo:font-weight="bold" officeooo:rsid="0021ed31" style:font-style-asian="italic" style:font-weight-asian="bold" style:font-style-complex="italic" style:font-weight-complex="bold"/>
    </style:style>
    <style:style style:name="T71" style:family="text">
      <style:text-properties fo:font-style="italic" style:font-style-asian="italic" style:font-style-complex="italic"/>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2313ea" style:font-style-asian="normal" style:font-weight-asian="bold" style:font-style-complex="normal" style:font-weight-complex="bold"/>
    </style:style>
    <style:style style:name="T74" style:family="text">
      <style:text-properties fo:font-weight="normal" style:font-weight-asian="normal" style:font-weight-complex="normal"/>
    </style:style>
    <style:style style:name="T75" style:family="text">
      <style:text-properties fo:font-weight="normal" officeooo:rsid="0021ed31" style:font-weight-asian="normal" style:font-weight-complex="normal"/>
    </style:style>
    <style:style style:name="T76" style:family="text">
      <style:text-properties fo:font-weight="normal" officeooo:rsid="0027c4d0" style:font-weight-asian="normal" style:font-weight-complex="normal"/>
    </style:style>
    <style:style style:name="T77" style:family="text">
      <style:text-properties fo:font-weight="normal" officeooo:rsid="002f8d5e" style:font-weight-asian="normal" style:font-weight-complex="normal"/>
    </style:style>
    <style:style style:name="T78" style:family="text">
      <style:text-properties fo:font-weight="normal" officeooo:rsid="0030c3c2" style:font-weight-asian="normal" style:font-weight-complex="normal"/>
    </style:style>
    <style:style style:name="T79" style:family="text">
      <style:text-properties fo:font-weight="normal" officeooo:rsid="00348811" style:font-weight-asian="normal" style:font-weight-complex="normal"/>
    </style:style>
    <style:style style:name="T80" style:family="text">
      <style:text-properties fo:font-weight="normal" officeooo:rsid="00376c31" style:font-weight-asian="normal" style:font-weight-complex="normal"/>
    </style:style>
    <style:style style:name="T81" style:family="text">
      <style:text-properties fo:font-weight="normal" officeooo:rsid="004396b2" style:font-weight-asian="normal" style:font-weight-complex="normal"/>
    </style:style>
    <style:style style:name="T82" style:family="text">
      <style:text-properties fo:font-weight="normal" officeooo:rsid="0043e365" style:font-weight-asian="normal" style:font-weight-complex="normal"/>
    </style:style>
    <style:style style:name="T83" style:family="text">
      <style:text-properties fo:font-weight="normal" officeooo:rsid="00445972" style:font-weight-asian="normal" style:font-weight-complex="normal"/>
    </style:style>
    <style:style style:name="T84" style:family="text">
      <style:text-properties fo:font-weight="normal" officeooo:rsid="004c4164" style:font-weight-asian="normal" style:font-weight-complex="normal"/>
    </style:style>
    <style:style style:name="T85" style:family="text">
      <style:text-properties fo:font-weight="normal" officeooo:rsid="004faa76" style:font-weight-asian="normal" style:font-weight-complex="normal"/>
    </style:style>
    <style:style style:name="T86" style:family="text">
      <style:text-properties officeooo:rsid="002313ea"/>
    </style:style>
    <style:style style:name="T87" style:family="text">
      <style:text-properties fo:language="en" fo:country="US" officeooo:rsid="002313ea"/>
    </style:style>
    <style:style style:name="T88" style:family="text">
      <style:text-properties fo:language="en" fo:country="US" fo:font-weight="bold" officeooo:rsid="002313ea" style:font-weight-asian="bold" style:font-weight-complex="bold"/>
    </style:style>
    <style:style style:name="T89" style:family="text">
      <style:text-properties fo:language="en" fo:country="US" fo:font-weight="bold" officeooo:rsid="0023a542" style:font-weight-asian="bold" style:font-weight-complex="bold"/>
    </style:style>
    <style:style style:name="T90" style:family="text">
      <style:text-properties fo:language="en" fo:country="US" fo:font-weight="bold" officeooo:rsid="00255637" style:font-weight-asian="bold" style:font-weight-complex="bold"/>
    </style:style>
    <style:style style:name="T91" style:family="text">
      <style:text-properties fo:language="en" fo:country="US" fo:font-weight="normal" officeooo:rsid="002313ea" style:font-weight-asian="normal" style:font-weight-complex="normal"/>
    </style:style>
    <style:style style:name="T92" style:family="text">
      <style:text-properties fo:language="en" fo:country="US" fo:font-weight="normal" officeooo:rsid="0023a542" style:font-weight-asian="normal" style:font-weight-complex="normal"/>
    </style:style>
    <style:style style:name="T93" style:family="text">
      <style:text-properties fo:language="en" fo:country="US" officeooo:rsid="0023a542"/>
    </style:style>
    <style:style style:name="T94" style:family="text">
      <style:text-properties fo:language="en" fo:country="US" fo:font-style="normal" fo:font-weight="bold" officeooo:rsid="0023a542" style:font-style-asian="normal" style:font-weight-asian="bold" style:font-style-complex="normal" style:font-weight-complex="bold"/>
    </style:style>
    <style:style style:name="T95" style:family="text">
      <style:text-properties fo:language="en" fo:country="US" fo:font-style="normal" officeooo:rsid="002313ea" style:font-style-asian="normal" style:font-style-complex="normal"/>
    </style:style>
    <style:style style:name="T96" style:family="text">
      <style:text-properties fo:language="en" fo:country="US" fo:font-style="normal" officeooo:rsid="0023a542" style:font-style-asian="normal" style:font-style-complex="normal"/>
    </style:style>
    <style:style style:name="T97" style:family="text">
      <style:text-properties fo:language="en" fo:country="US" officeooo:rsid="0026a4e8"/>
    </style:style>
    <style:style style:name="T98" style:family="text">
      <style:text-properties fo:language="en" fo:country="US" fo:font-style="italic" fo:font-weight="normal" officeooo:rsid="002313ea" style:font-style-asian="italic" style:font-weight-asian="normal" style:font-style-complex="italic" style:font-weight-complex="normal"/>
    </style:style>
    <style:style style:name="T99" style:family="text">
      <style:text-properties officeooo:rsid="0023a542"/>
    </style:style>
    <style:style style:name="T100" style:family="text">
      <style:text-properties style:text-underline-style="none"/>
    </style:style>
    <style:style style:name="T101" style:family="text">
      <style:text-properties fo:font-size="10pt" style:font-size-asian="10pt" style:font-size-complex="10pt"/>
    </style:style>
    <style:style style:name="T102" style:family="text">
      <style:text-properties officeooo:rsid="002f8d5e"/>
    </style:style>
    <style:style style:name="T103" style:family="text">
      <style:text-properties officeooo:rsid="0030c3c2"/>
    </style:style>
    <style:style style:name="T104" style:family="text">
      <style:text-properties officeooo:rsid="0031825f"/>
    </style:style>
    <style:style style:name="T105" style:family="text">
      <style:text-properties officeooo:rsid="00348811"/>
    </style:style>
    <style:style style:name="T106" style:family="text">
      <style:text-properties officeooo:rsid="00376c31"/>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officeooo:rsid="0037d304"/>
    </style:style>
    <style:style style:name="T109" style:family="text">
      <style:text-properties officeooo:rsid="003b80a1"/>
    </style:style>
    <style:style style:name="T110" style:family="text">
      <style:text-properties officeooo:rsid="003d61a6"/>
    </style:style>
    <style:style style:name="T111" style:family="text">
      <style:text-properties officeooo:rsid="003ee437"/>
    </style:style>
    <style:style style:name="T112" style:family="text">
      <style:text-properties officeooo:rsid="004251f6"/>
    </style:style>
    <style:style style:name="T113" style:family="text">
      <style:text-properties officeooo:rsid="004396b2"/>
    </style:style>
    <style:style style:name="T114" style:family="text">
      <style:text-properties officeooo:rsid="0043e365"/>
    </style:style>
    <style:style style:name="T115" style:family="text">
      <style:text-properties officeooo:rsid="00445972"/>
    </style:style>
    <style:style style:name="T116" style:family="text">
      <style:text-properties officeooo:rsid="004c4164"/>
    </style:style>
    <style:style style:name="T117" style:family="text">
      <style:text-properties officeooo:rsid="004ed782"/>
    </style:style>
    <style:style style:name="T118" style:family="text">
      <style:text-properties officeooo:rsid="004faa76"/>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officeooo:rsid="004faa76" style:font-size-asian="10pt" style:font-size-complex="10pt"/>
    </style:style>
    <style:style style:name="T121" style:family="text">
      <style:text-properties style:font-name="Times New Roman" fo:font-size="10pt" officeooo:rsid="00529c81" style:font-size-asian="10pt" style:font-size-complex="10pt"/>
    </style:style>
    <style:style style:name="T122" style:family="text">
      <style:text-properties style:font-name="Times New Roman" fo:font-size="10pt" fo:font-weight="bold" style:font-size-asian="10pt" style:font-weight-asian="bold" style:font-size-complex="10pt" style:font-weight-complex="bold"/>
    </style:style>
    <style:style style:name="T123" style:family="text">
      <style:text-properties style:font-name="Times New Roman" fo:font-size="10pt" fo:font-weight="normal" style:font-size-asian="10pt" style:font-weight-asian="normal" style:font-size-complex="10pt" style:font-weight-complex="normal"/>
    </style:style>
    <style:style style:name="T124" style:family="text">
      <style:text-properties style:font-name="Times New Roman" fo:font-size="10pt" fo:font-style="italic" style:font-size-asian="10pt" style:font-style-asian="italic" style:font-size-complex="10pt" style:font-style-complex="italic"/>
    </style:style>
    <style:style style:name="T125" style:family="text">
      <style:text-properties style:font-name="Times New Roman" fo:font-weight="bold" officeooo:rsid="004faa76" style:font-weight-asian="bold" style:font-weight-complex="bold"/>
    </style:style>
    <style:style style:name="T126" style:family="text">
      <style:text-properties style:font-name="Times New Roman" fo:font-weight="normal" officeooo:rsid="004faa76" style:font-weight-asian="normal" style:font-weight-complex="normal"/>
    </style:style>
    <style:style style:name="T127" style:family="text">
      <style:text-properties officeooo:rsid="00507e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HTML </text:p>
      <text:p text:style-name="P1"/>
      <text:p text:style-name="P1"/>
      <text:p text:style-name="P1"/>
      <text:p text:style-name="P1"><text:a xlink:type="simple" xlink:href="https://lenguajehtml.com/html/semantica/etiquetas-html-de-agrupacion/" text:style-name="Internet_20_link" text:visited-style-name="Visited_20_Internet_20_Link">https://lenguajehtml.com/html/semantica/etiquetas-html-de-agrupacion/</text:a></text:p>
      <text:p text:style-name="P268">listas</text:p>
      <text:p text:style-name="P1"/>
      <text:p text:style-name="P47">NOTAS</text:p>
      <text:p text:style-name="P47"/>
      <text:p text:style-name="P1">Recomendaciones, no meter elemento de nivel Bloque en elementos de nivel línea</text:p>
      <text:p text:style-name="P1"/>
      <text:p text:style-name="P1">validación de código, esfundamental para que se visualice igual en todos los navegadores que no haya errores.</text:p>
      <text:p text:style-name="P1"><text:tab/>https://validator.w3.org/</text:p>
      <text:p text:style-name="P1"><text:tab/>https://validator.nu/</text:p>
      <text:p text:style-name="P1"><text:tab/>http://gnu.univ.gda.pl/wdg-html-validator/</text:p>
      <text:p text:style-name="P1"/>
      <text:p text:style-name="P1">Problemas de compatibilidad HTML5 y CSS3 con navegadores</text:p>
      <text:p text:style-name="P1"><text:tab/>Modernizr; libreria javascript que detecta los problemas de nuestro código de este tipo</text:p>
      <text:p text:style-name="P1"><text:tab/>Polyfills; librerias javascript que solucionan estas deficiencias de <text:s/>los navegadores</text:p>
      <text:p text:style-name="P1"><text:tab/>Descargar http://modernizr.com/</text:p>
      <text:p text:style-name="P1"/>
      <text:p text:style-name="P1">http://color.method.ac</text:p>
      <text:p text:style-name="P2"/>
      <text:p text:style-name="P2">&lt;!-- Comentario --&gt;</text:p>
      <text:p text:style-name="P1"/>
      <text:p text:style-name="P1">1. ESTRUCTURA BÁSICA</text:p>
      <text:p text:style-name="P1"/>
      <text:p text:style-name="P6">&lt;!DOCTYPE html&gt;</text:p>
      <text:p text:style-name="P3">version html utilizada HTML5</text:p>
      <text:p text:style-name="P1"/>
      <text:p text:style-name="P2"><text:span text:style-name="T57">&lt;html lan="es"&gt;</text:span><text:tab/><text:tab/><text:tab/><text:tab/><text:tab/></text:p>
      <text:p text:style-name="P3">elemento raiz solo puede haber uno, engloba a todos, se añade atributo de lenguaje</text:p>
      <text:p text:style-name="P2"><text:span text:style-name="T57">&lt;head&gt;<text:tab/></text:span><text:tab/><text:tab/><text:tab/><text:tab/><text:tab/></text:p>
      <text:p text:style-name="P4">Metadatos,infc sobre documento, generalmente no es mostrada en navegador. Salvo title</text:p>
      <text:p text:style-name="P5"/>
      <text:p text:style-name="P73"><text:span text:style-name="Source_20_Text"><text:span text:style-name="T19">&lt;meta name="viewport" content="width=device-width,initial-scale=1"&gt;</text:span></text:span></text:p>
      <text:p text:style-name="P6">&lt;meta charset="utf-8"/&gt;</text:p>
      <text:p text:style-name="P4">HTML5<text:tab/><text:tab/>evita <text:span text:style-name="T69">que los </text:span>acentos <text:span text:style-name="T69">se </text:span>escriban mal, establece codificación: </text:p>
      <text:p text:style-name="P29">usa en todo lo que hagas el mismo juego de carácteres. </text:p>
      <text:p text:style-name="P30">la codificación indicada en HTML debe coincidir con la codificación física del fichero .HTML <text:s/>o problemas de carácteres.</text:p>
      <text:p text:style-name="P31">En HTML4<text:span text:style-name="T57"> &lt;meta http-equiv="content-type" content="text/html; charset=UTF-8"/&gt;</text:span></text:p>
      <text:p text:style-name="P31">UTF-8 sin BOM la mas compatible con todos los sistemas utilizar siempre que se pueda . Común a servidores, DDBB, lenguajes php,...</text:p>
      <text:p text:style-name="P31">BOM tres digitos que indican el orden de colocación de digitos, añade espacios en PHP5.</text:p>
      <text:p text:style-name="P34">ISO-8859-1<text:tab/>latin1 idiomas europa occidental</text:p>
      <text:p text:style-name="P33">ISO-8859-15<text:tab/>latin9 cuando hace falta signo de euro</text:p>
      <text:p text:style-name="P33"/>
      <text:p text:style-name="P33"/>
      <text:p text:style-name="P7">&lt;<text:span text:style-name="T69">meta name= <text:s/>“autor”<text:tab/>content= “Juan el andador” /&gt;</text:span></text:p>
      <text:p text:style-name="P8">&lt;<text:span text:style-name="T69">meta name= “description”<text:tab/>content= “web que nos explica <text:s/>como realizar el código HTML”/&gt;</text:span></text:p>
      <text:p text:style-name="P8">&lt;<text:span text:style-name="T69">meta name= “keywords” content= “web, html, etiquetas,codigo,html5”/&gt;</text:span></text:p>
      <text:p text:style-name="Preformatted_20_Text"><text:span text:style-name="Source_20_Text"><text:span text:style-name="T21">&lt;meta name="generator" content="VSCode 1.74.2"&gt;</text:span></text:span></text:p>
      <text:p text:style-name="Preformatted_20_Text"><text:span text:style-name="Source_20_Text"><text:span text:style-name="T21">&lt;</text:span></text:span><text:span text:style-name="Source_20_Text"><text:span text:style-name="T23">meta name= “copyright” content= “”&gt;</text:span></text:span></text:p>
      <text:p text:style-name="Preformatted_20_Text"><text:span text:style-name="Source_20_Text"><text:span text:style-name="T23">&lt;meta name= “rating” content= “general”&gt;</text:span></text:span></text:p>
      <text:p text:style-name="Preformatted_20_Text"><text:span text:style-name="Source_20_Text"><text:span text:style-name="T19"/></text:span></text:p>
      <text:p text:style-name="P197"><text:span text:style-name="Source_20_Text"><text:span text:style-name="T23">GOOGLE</text:span></text:span></text:p>
      <text:p text:style-name="P160"><text:span text:style-name="Source_20_Text"><text:span text:style-name="T16">&lt;meta name="google" content="nositelinkssearchbox"&gt;</text:span></text:span></text:p>
      <text:p text:style-name="P161"><text:span text:style-name="Source_20_Text"><text:span text:style-name="T16">Indica a Google que no muestre el minibuscador en los </text:span></text:span><text:a xlink:type="simple" xlink:href="https://support.google.com/webmasters/answer/47334?hl=es" text:style-name="Internet_20_link" text:visited-style-name="Visited_20_Internet_20_Link"><text:span text:style-name="Source_20_Text"><text:span text:style-name="T16">sitelinks</text:span></text:span></text:a><text:span text:style-name="Source_20_Text"><text:span text:style-name="T16"> </text:span></text:span></text:p>
      <text:p text:style-name="P160"><text:span text:style-name="Source_20_Text"><text:span text:style-name="T16">&lt;meta name="google" content="notranslate"&gt;</text:span></text:span></text:p>
      <text:p text:style-name="P160"><text:span text:style-name="Source_20_Text"><text:span text:style-name="T19">&lt;meta name="robots" </text:span></text:span><text:span text:style-name="Source_20_Text"><text:span text:style-name="T16">content="index, nofoll</text:span></text:span><text:span text:style-name="Source_20_Text"><text:span text:style-name="T20">ow</text:span></text:span></text:p>
      <text:p text:style-name="P162"><text:span text:style-name="Source_20_Text"><text:span text:style-name="T20">indica a robot que acciones queremos que realicen</text:span></text:span></text:p>
      <text:p text:style-name="P163"><text:soft-page-break/><text:span text:style-name="Source_20_Text"><text:span text:style-name="T20">index/noindex</text:span></text:span></text:p>
      <text:p text:style-name="P163"><text:span text:style-name="Source_20_Text"><text:span text:style-name="T20">follow/nofollow<text:tab/><text:tab/>seguir enlaces de página</text:span></text:span></text:p>
      <text:p text:style-name="P163"><text:span text:style-name="Source_20_Text"><text:span text:style-name="T20">nosnippet<text:tab/>no mostrar fragmento descripciones</text:span></text:span></text:p>
      <text:p text:style-name="P163"><text:span text:style-name="Source_20_Text"><text:span text:style-name="T20">noarchive<text:tab/>no guarde pagina en cache</text:span></text:span></text:p>
      <text:p text:style-name="P163"><text:span text:style-name="Source_20_Text"><text:span text:style-name="T20">unavailable-after fecha<text:tab/>deje de rastrear después de la fecha</text:span></text:span></text:p>
      <text:p text:style-name="P163"><text:span text:style-name="Source_20_Text"><text:span text:style-name="T20">noimageindex<text:tab/>las imagenes no se indexen</text:span></text:span></text:p>
      <text:p text:style-name="P163"><text:span text:style-name="Source_20_Text"><text:span text:style-name="T22">none<text:tab/>noindex+nofollow</text:span></text:span></text:p>
      <text:p text:style-name="P163"><text:span text:style-name="Source_20_Text"><text:span text:style-name="T22"/></text:span></text:p>
      <text:p text:style-name="P171"><text:span text:style-name="Source_20_Text"><text:span text:style-name="T43">METADATOS DE REDES SOCIALES </text:span></text:span></text:p>
      <text:p text:style-name="P172"><text:span text:style-name="Source_20_Text"><text:span text:style-name="T47">facebook</text:span></text:span><text:span text:style-name="Source_20_Text"><text:span text:style-name="T43">: Open graph</text:span></text:span></text:p>
      <text:p text:style-name="P165"><text:span text:style-name="Source_20_Text"><text:span text:style-name="T44">&lt;meta </text:span></text:span><text:span text:style-name="Source_20_Text"><text:span text:style-name="T46">property="og:type"</text:span></text:span><text:span text:style-name="Source_20_Text"><text:span text:style-name="T44"> content="article"&gt;</text:span></text:span></text:p>
      <text:p text:style-name="P166"><text:span text:style-name="Source_20_Text"><text:span text:style-name="T44">&lt;meta </text:span></text:span><text:span text:style-name="Source_20_Text"><text:span text:style-name="T46">property="og:title"</text:span></text:span><text:span text:style-name="Source_20_Text"><text:span text:style-name="T44"> content="Título del post"&gt;</text:span></text:span></text:p>
      <text:p text:style-name="P165"><text:span text:style-name="Source_20_Text"><text:span text:style-name="T44">&lt;meta </text:span></text:span><text:span text:style-name="Source_20_Text"><text:span text:style-name="T46">property="og:url"</text:span></text:span><text:span text:style-name="Source_20_Text"><text:span text:style-name="T44"> content="https://pagina.com/posts/32/titulo-del-post"&gt;</text:span></text:span></text:p>
      <text:p text:style-name="P166"><text:span text:style-name="Source_20_Text"><text:span text:style-name="T44">&lt;meta </text:span></text:span><text:span text:style-name="Source_20_Text"><text:span text:style-name="T46">property="og:image"</text:span></text:span><text:span text:style-name="Source_20_Text"><text:span text:style-name="T44"> content="https://pagina.com/assets/post-32.jpg"&gt;</text:span></text:span></text:p>
      <text:p text:style-name="P166"><text:span text:style-name="Source_20_Text"><text:span text:style-name="T44">&lt;meta </text:span></text:span><text:span text:style-name="Source_20_Text"><text:span text:style-name="T46">property="og:description"</text:span></text:span><text:span text:style-name="Source_20_Text"><text:span text:style-name="T44"> content="Descripción del post de la página"&gt;</text:span></text:span></text:p>
      <text:p text:style-name="P170"><text:span text:style-name="Source_20_Text"><text:span text:style-name="T45"><text:s/>revisar con </text:span></text:span><text:a xlink:type="simple" xlink:href="https://developers.facebook.com/tools/debug/" text:style-name="Internet_20_link" text:visited-style-name="Visited_20_Internet_20_Link"><text:span text:style-name="Source_20_Text">https://developers.facebook.com/tools/debug/</text:span></text:a></text:p>
      <text:p text:style-name="P168"><text:span text:style-name="Source_20_Text"><text:span text:style-name="T45"/></text:span></text:p>
      <text:p text:style-name="P168"><text:span text:style-name="Source_20_Text"><text:span text:style-name="T45">twiter cards</text:span></text:span></text:p>
      <text:p text:style-name="P157"><text:span text:style-name="Source_20_Text"><text:span text:style-name="T16"><text:s/>&lt;meta property=</text:span></text:span><text:span text:style-name="Source_20_Text"><text:span text:style-name="T19">"twitter:card"</text:span></text:span><text:span text:style-name="Source_20_Text"><text:span text:style-name="T16"> content="summary_large_image" /&gt;</text:span></text:span></text:p>
      <text:p text:style-name="P156"><text:span text:style-name="Source_20_Text"><text:span text:style-name="T16"><text:s text:c="2"/>&lt;meta property=</text:span></text:span><text:span text:style-name="Source_20_Text"><text:span text:style-name="T19">"twitter:creator</text:span></text:span><text:span text:style-name="Source_20_Text"><text:span text:style-name="T16">" content="@Manz" /&gt;</text:span></text:span></text:p>
      <text:p text:style-name="P156"><text:span text:style-name="Source_20_Text"><text:span text:style-name="T16"><text:s text:c="2"/>&lt;meta property="</text:span></text:span><text:span text:style-name="Source_20_Text"><text:span text:style-name="T19">twitter:title"</text:span></text:span><text:span text:style-name="Source_20_Text"><text:span text:style-name="T16"> content="Título" /&gt;</text:span></text:span></text:p>
      <text:p text:style-name="P156"><text:span text:style-name="Source_20_Text"><text:span text:style-name="T16"><text:s text:c="2"/>&lt;meta property=</text:span></text:span><text:span text:style-name="Source_20_Text"><text:span text:style-name="T19">"twitter:url"</text:span></text:span><text:span text:style-name="Source_20_Text"><text:span text:style-name="T16"> content="https://pagina.com/posts/32/titulo-del-post"&gt;</text:span></text:span></text:p>
      <text:p text:style-name="P156"><text:span text:style-name="Source_20_Text"><text:span text:style-name="T16"><text:s text:c="2"/>&lt;meta property=</text:span></text:span><text:span text:style-name="Source_20_Text"><text:span text:style-name="T19">"twitter:image"</text:span></text:span><text:span text:style-name="Source_20_Text"><text:span text:style-name="T16"> content="https://pagina.com/assets/post-32.jpg" /&gt;</text:span></text:span></text:p>
      <text:p text:style-name="P156"><text:span text:style-name="Source_20_Text"><text:span text:style-name="T16"><text:s text:c="2"/>&lt;meta property=</text:span></text:span><text:span text:style-name="Source_20_Text"><text:span text:style-name="T19">"twitter:description" </text:span></text:span><text:span text:style-name="Source_20_Text"><text:span text:style-name="T16">content="Descripción" /&gt;</text:span></text:span></text:p>
      <text:p text:style-name="P169"><text:span text:style-name="Source_20_Text"><text:span text:style-name="T47">img 2:1, 300x157 a 4000x4000 5mb jpg png</text:span></text:span></text:p>
      <text:p text:style-name="P170"><text:span text:style-name="Source_20_Text"><text:span text:style-name="T47">revisar con https://cards-dev.twitter.com/validator</text:span></text:span></text:p>
      <text:p text:style-name="Preformatted_20_Text"><text:span text:style-name="Source_20_Text"><text:span text:style-name="T16"/></text:span></text:p>
      <text:p text:style-name="Preformatted_20_Text"><text:span text:style-name="Source_20_Text"><text:span text:style-name="T16"/></text:span></text:p>
      <text:p text:style-name="P98"><text:span text:style-name="Source_20_Text"><text:span text:style-name="T16">&lt;link rel="shortcut icon" href="favicon.ico" type="image/x-icon"&gt;</text:span></text:span></text:p>
      <text:p text:style-name="P98"><text:span text:style-name="Source_20_Text"><text:span text:style-name="T16">&lt;link rel="s</text:span></text:span><text:span text:style-name="Source_20_Text"><text:span text:style-name="T20">tylesheet</text:span></text:span><text:span text:style-name="Source_20_Text"><text:span text:style-name="T16">" href="</text:span></text:span><text:span text:style-name="Source_20_Text"><text:span text:style-name="T20">style.css</text:span></text:span><text:span text:style-name="Source_20_Text"><text:span text:style-name="T16">"&gt;</text:span></text:span></text:p>
      <text:p text:style-name="Preformatted_20_Text"><text:span text:style-name="Source_20_Text"><text:span text:style-name="T27">&lt;link rel="alternate" href="document.pdf" type="application/pdf"&gt;<text:tab/></text:span></text:span><text:span text:style-name="Source_20_Text"><text:span text:style-name="T29">version en pdf</text:span></text:span></text:p>
      <text:p text:style-name="Preformatted_20_Text"><text:span text:style-name="Source_20_Text"><text:span text:style-name="T27">&lt;link rel="alternate" href="document-en.html" hreflang="en"&gt;<text:tab/></text:span></text:span><text:span text:style-name="Source_20_Text"><text:span text:style-name="T29">versión en inglés</text:span></text:span></text:p>
      <text:p text:style-name="Preformatted_20_Text"><text:span text:style-name="Source_20_Text"><text:span text:style-name="T29"/></text:span></text:p>
      <text:p text:style-name="Preformatted_20_Text"><text:span text:style-name="Source_20_Text"><text:span text:style-name="T29"/></text:span></text:p>
      <text:p text:style-name="P164"><text:span text:style-name="Source_20_Text"><text:span text:style-name="T28">SEO</text:span></text:span></text:p>
      <text:p text:style-name="P157"><text:span text:style-name="Source_20_Text"><text:span text:style-name="T16"><text:s/>&lt;link rel="canonical" href="</text:span></text:span><text:a xlink:type="simple" xlink:href="https://manz.dev/posts/el-lenguaje-html-parte-2.html" text:style-name="Internet_20_link" text:visited-style-name="Visited_20_Internet_20_Link"><text:span text:style-name="Source_20_Text"><text:span text:style-name="T16">https://manz.dev/posts/el-lenguaje-html-parte-2.html</text:span></text:span></text:a><text:span text:style-name="Source_20_Text"><text:span text:style-name="T16">"&gt;</text:span></text:span></text:p>
      <text:p text:style-name="P167"><text:span text:style-name="Source_20_Text"><text:span text:style-name="T43">indica a google url real para evitar duplicados</text:span></text:span></text:p>
      <text:p text:style-name="P157"><text:span text:style-name="Source_20_Text"><text:span text:style-name="T16"><text:s text:c="2"/>&lt;link rel="prev" href="</text:span></text:span><text:a xlink:type="simple" xlink:href="https://manz.dev/posts/el-lenguaje-html-parte-1.html" text:style-name="Internet_20_link" text:visited-style-name="Visited_20_Internet_20_Link"><text:span text:style-name="Source_20_Text"><text:span text:style-name="T16">https://manz.dev/posts/el-lenguaje-html-parte-1.html</text:span></text:span></text:a><text:span text:style-name="Source_20_Text"><text:span text:style-name="T16">"&gt;</text:span></text:span></text:p>
      <text:p text:style-name="P167"><text:span text:style-name="Source_20_Text"><text:span text:style-name="T43">indica a google que hay una pagina web anterior a esta</text:span></text:span></text:p>
      <text:p text:style-name="P157"><text:span text:style-name="Source_20_Text"><text:span text:style-name="T16"><text:s text:c="2"/>&lt;link rel="next" href="https://manz.dev/posts/el-lenguaje-html-parte-3.html"&gt;</text:span></text:span></text:p>
      <text:p text:style-name="P194"><text:span text:style-name="Source_20_Text"><text:span text:style-name="T48"/></text:span></text:p>
      <text:p text:style-name="P194"><text:span text:style-name="Source_20_Text"><text:span text:style-name="T29">PRECARGA</text:span></text:span></text:p>
      <text:p text:style-name="P195"><text:span text:style-name="Source_20_Text"><text:span text:style-name="T29">link que informan al navegador de la prioridad de carga de elementos de la página</text:span></text:span></text:p>
      <text:p text:style-name="P196"><text:span text:style-name="Source_20_Text"><text:span text:style-name="T29">tipos de prioridades: highest, high, medium,low, lowest</text:span></text:span></text:p>
      <text:p text:style-name="P196"><text:span text:style-name="Source_20_Text"><text:span text:style-name="T29">no hacer muchas precargas, solo imprescindibles</text:span></text:span></text:p>
      <text:p text:style-name="Standard"><text:span text:style-name="Source_20_Text"><text:span text:style-name="T29">&lt;link rel= “ <text:tab/><text:tab/>”</text:span></text:span><text:span text:style-name="Source_20_Text"><text:span text:style-name="T27"> href="https://fonts.google.com/"&gt;</text:span></text:span></text:p>
      <text:p text:style-name="P177"><text:span text:style-name="Source_20_Text"><text:span text:style-name="T24">dns-prefetch</text:span></text:span></text:p>
      <text:p text:style-name="P92">Indica un nombre de dominio que debería resolverse lo antes posible.</text:p>
      <text:p text:style-name="P176"><text:span text:style-name="Source_20_Text"><text:span text:style-name="T25">p</text:span></text:span><text:span text:style-name="Source_20_Text"><text:span text:style-name="T24">reconnect</text:span></text:span></text:p>
      <text:p text:style-name="P92">Indica una URL a la que debería preconectarse (DNS, handshake, TLS...) lo antes posible.</text:p>
      <text:p text:style-name="P176"><text:span text:style-name="Source_20_Text"><text:span text:style-name="T25">P</text:span></text:span><text:span text:style-name="Source_20_Text"><text:span text:style-name="T24">refetch<text:tab/></text:span></text:span><text:span text:style-name="Source_20_Text"><text:span text:style-name="T25">href=”.:.” as= “ </text:span></text:span><text:span text:style-name="Source_20_Text"><text:span text:style-name="T33">tipo de recurso</text:span></text:span><text:span text:style-name="Source_20_Text"><text:span text:style-name="T25">”</text:span></text:span></text:p>
      <text:p text:style-name="P176"><text:span text:style-name="T27">Indica un </text:span><text:span text:style-name="T29">recurso</text:span><text:span text:style-name="T27"> que se necesitará en el futuro y debería prepararse.</text:span></text:p>
      <text:p text:style-name="P183"><text:span text:style-name="Source_20_Text"><text:span text:style-name="T27">&lt;link rel="prefetch" href="https://manz.dev/additional.css" as="styles"&gt;</text:span></text:span></text:p>
      <text:p text:style-name="P91"/>
      <text:p text:style-name="P176"><text:span text:style-name="Source_20_Text"><text:span text:style-name="T25">p</text:span></text:span><text:span text:style-name="Source_20_Text"><text:span text:style-name="T24">rerender</text:span></text:span></text:p>
      <text:p text:style-name="P176"><text:span text:style-name="T27">Indica una URL que debería renderizarse porque es muy probable que el usuario acceda. </text:span><text:span text:style-name="T29">Pag completa</text:span></text:p>
      <text:p text:style-name="P176"><text:span text:style-name="Source_20_Text"><text:span text:style-name="T25">m</text:span></text:span><text:span text:style-name="Source_20_Text"><text:span text:style-name="T24">odulepreload</text:span></text:span></text:p>
      <text:p text:style-name="P176"><text:span text:style-name="T27">Indica una URL con un módulo Javascript que debe precargar lo antes posible, </text:span><text:span text:style-name="T29">revisa sus dependencias para cargarlo tb</text:span></text:p>
      <text:p text:style-name="P182"><text:span text:style-name="Source_20_Text"><text:span text:style-name="T27"><text:s/>&lt;link rel="modulepreload" href="https://manz.dev/modules/module.js"&gt;</text:span></text:span></text:p>
      <text:p text:style-name="P176"><text:span text:style-name="Source_20_Text"><text:span text:style-name="T25">p</text:span></text:span><text:span text:style-name="Source_20_Text"><text:span text:style-name="T24">reload</text:span></text:span></text:p>
      <text:p text:style-name="P178"><text:span text:style-name="T27">Indica una URL que debe precargarse inmediatamente para su utilización posterior, </text:span><text:span text:style-name="T29">tipografiás o imágenes </text:span><text:soft-page-break/><text:span text:style-name="T27">de cabecera. Atributo as para indicar el tipo de recursol. As= “font”</text:span></text:p>
      <text:p text:style-name="P173"><text:span text:style-name="Source_20_Text"><text:span text:style-name="T27"><text:s text:c="2"/>&lt;link rel="preload" href="https://manz.dev/fonts/montserrat.woff2" as="font"&gt;</text:span></text:span></text:p>
      <text:p text:style-name="P158"><text:span text:style-name="Source_20_Text"><text:span text:style-name="T29">tipos de </text:span></text:span><text:span text:style-name="Source_20_Text"><text:span text:style-name="T25">recurso </text:span></text:span><text:span text:style-name="Source_20_Text"><text:span text:style-name="T29">se identifica con atributo </text:span></text:span><text:span text:style-name="Source_20_Text"><text:span text:style-name="T25">as= “ ”</text:span></text:span></text:p>
      <text:p text:style-name="P174"><text:span text:style-name="Source_20_Text"><text:span text:style-name="T27">document<text:tab/></text:span></text:span><text:span text:style-name="T27">Documento HTML o enlaces utilizados en elementos </text:span><text:span text:style-name="Source_20_Text"><text:span text:style-name="T27">&lt;iframe&gt;</text:span></text:span><text:span text:style-name="T27">.<text:tab/></text:span><text:span text:style-name="Source_20_Text"><text:span text:style-name="T27">.html</text:span></text:span></text:p>
      <text:p text:style-name="P175"><text:span text:style-name="Source_20_Text"><text:span text:style-name="T27">script<text:tab/></text:span></text:span><text:span text:style-name="T27">Documento Javascript.<text:tab/></text:span><text:span text:style-name="Source_20_Text"><text:span text:style-name="T27">.js</text:span></text:span></text:p>
      <text:p text:style-name="P175"><text:span text:style-name="Source_20_Text"><text:span text:style-name="T27">audio<text:tab/></text:span></text:span><text:span text:style-name="T27">Archivo de audio que se puede utilizar en un elemento </text:span><text:span text:style-name="Source_20_Text"><text:span text:style-name="T27">&lt;audio&gt;</text:span></text:span><text:span text:style-name="T27">.<text:tab/></text:span><text:span text:style-name="Source_20_Text"><text:span text:style-name="T27">.mp3</text:span></text:span><text:span text:style-name="T27">, </text:span><text:span text:style-name="Source_20_Text"><text:span text:style-name="T27">.ogg</text:span></text:span><text:span text:style-name="T27">, </text:span><text:span text:style-name="Source_20_Text"><text:span text:style-name="T27">.opus</text:span></text:span><text:span text:style-name="T27">, ...</text:span></text:p>
      <text:p text:style-name="P175"><text:span text:style-name="Source_20_Text"><text:span text:style-name="T27">video<text:tab/></text:span></text:span><text:span text:style-name="T27">Archivo de video que se puede utilizar en un elemento </text:span><text:span text:style-name="Source_20_Text"><text:span text:style-name="T27">&lt;video&gt;</text:span></text:span><text:span text:style-name="T27">.<text:tab/></text:span><text:span text:style-name="Source_20_Text"><text:span text:style-name="T27">.mp4</text:span></text:span><text:span text:style-name="T27">, </text:span><text:span text:style-name="Source_20_Text"><text:span text:style-name="T27">.webm</text:span></text:span><text:span text:style-name="T27">, ...</text:span></text:p>
      <text:p text:style-name="P175"><text:span text:style-name="Source_20_Text"><text:span text:style-name="T27">im</text:span></text:span></text:p>
      <text:p text:style-name="P175"><text:span text:style-name="Source_20_Text"><text:span text:style-name="T27">font<text:tab/></text:span></text:span><text:span text:style-name="T27">Tipografía cargada mediante la regla @font-face de CSS.<text:tab/></text:span><text:span text:style-name="Source_20_Text"><text:span text:style-name="T27">.woff2</text:span></text:span><text:span text:style-name="T27">, </text:span><text:span text:style-name="Source_20_Text"><text:span text:style-name="T27">.woff</text:span></text:span><text:span text:style-name="T27">, </text:span><text:span text:style-name="Source_20_Text"><text:span text:style-name="T27">.ttf</text:span></text:span></text:p>
      <text:p text:style-name="P175"><text:span text:style-name="Source_20_Text"><text:span text:style-name="T27">style<text:tab/></text:span></text:span><text:span text:style-name="T27">Documento de estilos CSS.<text:tab/></text:span><text:span text:style-name="Source_20_Text"><text:span text:style-name="T27">.css</text:span></text:span></text:p>
      <text:p text:style-name="P175"><text:span text:style-name="Source_20_Text"><text:span text:style-name="T27">track<text:tab/></text:span></text:span><text:span text:style-name="T27">Archivo de subtítulos utilizado en elementos </text:span><text:span text:style-name="Source_20_Text"><text:span text:style-name="T27">&lt;track&gt;</text:span></text:span><text:span text:style-name="T27">.<text:tab/></text:span><text:span text:style-name="Source_20_Text"><text:span text:style-name="T27">.vtt</text:span></text:span></text:p>
      <text:p text:style-name="P175"><text:span text:style-name="Source_20_Text"><text:span text:style-name="T27">fetch<text:tab/></text:span></text:span><text:span text:style-name="T27">Enlace al que se hace una petición </text:span><text:a xlink:type="simple" xlink:href="https://lenguajejs.com/javascript/peticiones-http/xhr/" text:style-name="Internet_20_link" text:visited-style-name="Visited_20_Internet_20_Link"><text:span text:style-name="T27">XHR</text:span></text:a><text:span text:style-name="T27"> o </text:span><text:a xlink:type="simple" xlink:href="https://lenguajejs.com/javascript/peticiones-http/fetch/" text:style-name="Internet_20_link" text:visited-style-name="Visited_20_Internet_20_Link"><text:span text:style-name="T27">fetch</text:span></text:a><text:span text:style-name="T27">. Necesita el atributo </text:span><text:span text:style-name="Source_20_Text"><text:span text:style-name="T27">crossorigin</text:span></text:span><text:span text:style-name="T27">.</text:span></text:p>
      <text:p text:style-name="Preformatted_20_Text"><text:span text:style-name="Source_20_Text"><text:span text:style-name="T101"/></text:span></text:p>
      <text:p text:style-name="P155"/>
      <text:p text:style-name="P154"/>
      <text:p text:style-name="P154"/>
      <text:p text:style-name="P2"><text:span text:style-name="T57">&lt;title&gt;</text:span>Mi primer página&lt;/title&gt;<text:tab/><text:tab/></text:p>
      <text:p text:style-name="P4">obligatoria, solo haber una, <text:span text:style-name="T69">importante seo, muestra en barra de navegador</text:span></text:p>
      <text:p text:style-name="P9">&lt;/head&gt;</text:p>
      <text:p text:style-name="P2"><text:span text:style-name="T57">&lt;body&gt;</text:span><text:tab/><text:tab/><text:tab/><text:tab/><text:tab/><text:tab/></text:p>
      <text:p text:style-name="P4">contenido que se muestra en el navegador</text:p>
      <text:p text:style-name="P1"><text:tab/>&lt;p&gt;Hola mundo&lt;/p&gt;</text:p>
      <text:p text:style-name="P1"><text:span text:style-name="T57">&lt;/body</text:span>&gt;</text:p>
      <text:p text:style-name="P9">&lt;/html&gt;</text:p>
      <text:p text:style-name="P1"/>
      <text:p text:style-name="P1"/>
      <text:p text:style-name="P1">2. ELEMENTOS ESTRUCTURALES</text:p>
      <text:p text:style-name="P277"/>
      <text:p text:style-name="P263"><text:span text:style-name="T57">&lt;header&gt;</text:span>Cabecera Web&lt;/header&gt; <text:s/>BLOQUE</text:p>
      <text:p text:style-name="P262"><text:span text:style-name="T57">&lt;nav&gt;</text:span>Menu navegación&lt;/nav&gt;,</text:p>
      <text:p text:style-name="P262"><text:span text:style-name="T57">&lt;main&gt;</text:span> contenido central de página </text:p>
      <text:p text:style-name="P262"><text:span text:style-name="T57">&lt;article&gt;</text:span>articulos individuales&lt;/article&gt; <text:s/>BLOQUE</text:p>
      <text:p text:style-name="P262"><text:span text:style-name="T57">&lt;section&gt; </text:span><text:s text:c="2"/>BLOQUE</text:p>
      <text:p text:style-name="P266">agrupa articulos por tema o areas por función, tb. se puede utilizar dentro del elemento article&lt;/section&gt;</text:p>
      <text:p text:style-name="P263"><text:span text:style-name="T57">&lt;aside&gt;</text:span>contenido relacionado no fundamental&lt;/aside&gt; <text:s text:c="2"/>BLOQUE</text:p>
      <text:p text:style-name="P262"><text:span text:style-name="T57">&lt;footer&gt;</text:span>Pie de página&lt;/footer&gt; <text:s text:c="2"/>BLOQUE</text:p>
      <text:p text:style-name="P266"><text:span text:style-name="T57">&lt;figcaption&gt;</text:span> título de imagen.</text:p>
      <text:p text:style-name="P261"/>
      <text:p text:style-name="P261"/>
      <text:p text:style-name="P31"><text:span text:style-name="T57">&lt;div&gt; </text:span>contenedor sierve para agrupar secciones de contenido en BLOQUE</text:p>
      <text:p text:style-name="P1"><text:tab/><text:tab/>bloque, uno debajo de otro y ocupando todo el ancho</text:p>
      <text:p text:style-name="P1"><text:tab/><text:tab/>Mas elementos bloque: header, article, section, aside, footer,…</text:p>
      <text:p text:style-name="P31"><text:span text:style-name="T57">&lt;span&gt;</text:span> contenedor sierve para agrupar secciones de contenido en LÍNEA</text:p>
      <text:p text:style-name="P1"><text:tab/><text:tab/>linea, uno a dcha. de otro, formando línea horizontal</text:p>
      <text:p text:style-name="P1"><text:tab/><text:tab/>Mas elementos inline: a, img, td,...</text:p>
      <text:p text:style-name="P1"><text:tab/>**** Solo usar si no hay un elemento más adecuado. Sólo modificables con "id""class"</text:p>
      <text:p text:style-name="P1"/>
      <text:p text:style-name="P263"><text:span text:style-name="T57">&lt;p&gt; </text:span>párrafo. Tipo BLOQUE. No puede contener otros elementos de bloque</text:p>
      <text:p text:style-name="P262"><text:span text:style-name="T57">&lt;pre&gt;</text:span><text:tab/>texto preformateado, que mantiene estilo, <text:span text:style-name="T118">espacios en blanco… </text:span><text:span text:style-name="T127">util junto con &lt;code&gt;para mostrar la sintáxis de las funciones de programación tal cual</text:span></text:p>
      <text:p text:style-name="P259"><text:span text:style-name="T57">&lt;blockquote&gt;</text:span>Contenido de la cita textual<text:span text:style-name="T57">&lt;/blockquote&gt;</text:span></text:p>
      <text:p text:style-name="P222">agrupa contenido e información de una cita: autor fuente</text:p>
      <text:p text:style-name="P275"><text:span text:style-name="Source_20_Text"><text:span text:style-name="T34">&lt;blockquote cite="http://es.wikiquote.org/wiki/Fight_Club"&gt;</text:span></text:span></text:p>
      <text:p text:style-name="P276"><text:span text:style-name="Source_20_Text"><text:span text:style-name="T34"><text:s text:c="2"/>&lt;p&gt;La primera regla del Club de la Lucha es: Nadie habla sobre el Club de la Lucha.&lt;/p&gt;</text:span></text:span></text:p>
      <text:p text:style-name="P276"><text:span text:style-name="Source_20_Text"><text:span text:style-name="T34"><text:s text:c="2"/>&lt;footer&gt;</text:span></text:span></text:p>
      <text:p text:style-name="P276"><text:span text:style-name="Source_20_Text"><text:span text:style-name="T34"><text:s text:c="4"/>&lt;cite class="author"&gt;Tyler Durden&lt;/cite&gt; en</text:span></text:span></text:p>
      <text:p text:style-name="P276"><text:span text:style-name="Source_20_Text"><text:span text:style-name="T34"><text:s text:c="4"/>&lt;cite class="title"&gt;El Club de la Lucha&lt;/cite&gt;</text:span></text:span></text:p>
      <text:p text:style-name="P276"><text:span text:style-name="Source_20_Text"><text:span text:style-name="T34"><text:s text:c="2"/>&lt;/footer&gt;</text:span></text:span></text:p>
      <text:p text:style-name="P276"><text:span text:style-name="Source_20_Text"><text:span text:style-name="T34">&lt;/blockquote&gt;</text:span></text:span></text:p>
      <text:p text:style-name="P291"><text:span text:style-name="T34">utiliz</text:span><text:span text:style-name="T27">amos el atributo opcional </text:span><text:span text:style-name="Strong_20_Emphasis"><text:span text:style-name="T27">cite </text:span></text:span><text:span text:style-name="T27">para indicar una referencia externa de la fuente de la cita. </text:span></text:p>
      <text:p text:style-name="P291"><text:span text:style-name="T121">E</text:span><text:span text:style-name="T27">n su interior, tenemos un párrafo que contiene la frase en cuestión</text:span></text:p>
      <text:p text:style-name="P288"><text:span text:style-name="T121">Y</text:span><text:span text:style-name="T27"> una sección semántica (</text:span><text:span text:style-name="Emphasis"><text:span text:style-name="T27">pie de cita</text:span></text:span><text:span text:style-name="T27">) </text:span></text:p>
      <text:p text:style-name="P287"><text:soft-page-break/><text:span text:style-name="T27">que a su vez contiene referencias al autor de la cita y el título de la película.</text:span></text:p>
      <text:p text:style-name="P272"/>
      <text:p text:style-name="P31"><text:span text:style-name="T57">&lt;</text:span><text:span text:style-name="T68">hr&gt;</text:span><text:span text:style-name="T118"> indica una separación temática del texto</text:span></text:p>
      <text:p text:style-name="P279"><text:span text:style-name="T57">&lt;br/&gt;</text:span> salto de línea. Etiqueta vacía </text:p>
      <text:p text:style-name="P278"><text:span text:style-name="T57">&lt;</text:span><text:span text:style-name="T68">wbr/&gt;</text:span><text:span text:style-name="T118"> oportunidad de salto de línea con guión. Util con url muy largas.</text:span></text:p>
      <text:p text:style-name="P95"><text:tab/></text:p>
      <text:p text:style-name="P254"/>
      <text:p text:style-name="P1"/>
      <text:p text:style-name="P1"/>
      <text:p text:style-name="P1">3. ELEMENTOS PARA DESPLEGAR TEXTO</text:p>
      <text:p text:style-name="P1"><text:span text:style-name="T57">Elementos de frase</text:span>: dan información estructural y semántica al texto. Elementos en línea.</text:p>
      <text:p text:style-name="P49"><text:span text:style-name="T57">&lt;em&gt;</text:span> énfasis (visualiza en cursiva) <text:span text:style-name="T57">&lt;/em&gt;</text:span></text:p>
      <text:p text:style-name="P50"><text:span text:style-name="T57">&lt;strong&gt;</text:span> énfasis mas fuerte (visualiza en bold)&lt;/<text:span text:style-name="T57">strong&gt;</text:span></text:p>
      <text:p text:style-name="P46">&lt;i&gt; no da énfasis (visualiza en cursiva) &lt;b&gt; no da énfasis (visualiza en bold) No usar, sustituir por CSS</text:p>
      <text:p text:style-name="P102">&lt;<text:span text:style-name="T113">mark&gt; </text:span><text:span text:style-name="T81">resaltado con fondo amarillo, como rotulador florescente</text:span></text:p>
      <text:p text:style-name="P103"><text:span text:style-name="T113">&lt;i&gt; </text:span><text:span text:style-name="T81"><text:s/>fragmento de texto con voz o tono alternativo al resto</text:span></text:p>
      <text:p text:style-name="P103"><text:span text:style-name="T113">&lt;b&gt; </text:span><text:span text:style-name="T81">fragmento de texto sin relevancia especial</text:span></text:p>
      <text:p text:style-name="P103"><text:span text:style-name="T81">&lt;</text:span><text:span text:style-name="T85">u&gt; errores intencionados o nombres propios</text:span></text:p>
      <text:p text:style-name="P217"><text:span text:style-name="T19">&lt;s&gt; </text:span><text:span text:style-name="T38"><text:s/></text:span><text:span text:style-name="T41">fragmentos inexacto que ya no son relervantes</text:span></text:p>
      <text:p text:style-name="P45"/>
      <text:p text:style-name="P4"><text:span text:style-name="T57">&lt;</text:span><text:span text:style-name="T58">dfn title</text:span><text:span text:style-name="T69">= “definición del término”</text:span><text:span text:style-name="T58">&gt;</text:span><text:span text:style-name="T69">Término</text:span><text:span text:style-name="T58">&lt;/dfn&gt;</text:span></text:p>
      <text:p text:style-name="P253"><text:span text:style-name="T58">&lt;abbr title= </text:span><text:span text:style-name="T70">“tambien”</text:span><text:span text:style-name="T58">&gt;</text:span><text:span text:style-name="T75">tb.</text:span><text:span text:style-name="T58">&lt;/abbr&gt;</text:span></text:p>
      <text:p text:style-name="P255"><text:span text:style-name="T66">desuso </text:span><text:span text:style-name="T58">&lt;acronym title= </text:span><text:span text:style-name="T75">“Organización de las Naciones Unidas”</text:span><text:span text:style-name="T58">&gt;</text:span><text:span text:style-name="T75">ONU</text:span><text:span text:style-name="T58">&lt;/acronym&gt; </text:span></text:p>
      <text:p text:style-name="P25"/>
      <text:p text:style-name="P22">Formateo</text:p>
      <text:p text:style-name="P23">&lt;sup&gt;<text:tab/><text:span text:style-name="T74">letra suprer indice</text:span></text:p>
      <text:p text:style-name="P24">&lt;<text:span text:style-name="T114">sub&gt;</text:span><text:span text:style-name="T82"><text:tab/></text:span><text:span text:style-name="T74">letra suprer indice</text:span></text:p>
      <text:p text:style-name="P24">&lt;<text:span text:style-name="T115">small&gt;</text:span><text:span text:style-name="T83"> anotaciones menores y pequeñas puntualizaciones</text:span></text:p>
      <text:p text:style-name="P107"><text:tab/></text:p>
      <text:p text:style-name="P256"><text:span text:style-name="T57"/></text:p>
      <text:p text:style-name="P257"><text:span text:style-name="T67">&lt;q </text:span><text:span text:style-name="T57">cite</text:span><text:span text:style-name="T68">= “url”</text:span><text:span text:style-name="T57">&gt;</text:span><text:span text:style-name="T85">Texto de la cita extraída</text:span><text:span text:style-name="T68">&lt;/q&gt; </text:span></text:p>
      <text:p text:style-name="P258"><text:span text:style-name="T68">cit</text:span><text:span text:style-name="T85">e no es enlace, indica la página web de donde se extrae la cita</text:span></text:p>
      <text:p text:style-name="P21"/>
      <text:p text:style-name="P260">caracteres especiales:</text:p>
      <text:p text:style-name="P261"><text:s/>Dentro de texto: &amp;nbsp; espacio. &amp;atilde; á. &amp;Atilde;Á. &amp;ntilde;ñ</text:p>
      <text:p text:style-name="P261"/>
      <text:p text:style-name="P261"><text:span text:style-name="T68">aspectos informáticos:</text:span></text:p>
      <text:p text:style-name="Table_20_Contents"><text:span text:style-name="Source_20_Text"><text:span text:style-name="T24">&lt;kbd&gt;</text:span></text:span><text:span text:style-name="Source_20_Text"><text:span text:style-name="T27"><text:tab/><text:tab/></text:span></text:span><text:span text:style-name="T27">Entrada de información del usuario (</text:span><text:span text:style-name="Emphasis"><text:span text:style-name="T27">generalmente, combinación de teclado</text:span></text:span><text:span text:style-name="T27">).</text:span></text:p>
      <text:p text:style-name="Table_20_Contents"><text:span text:style-name="Source_20_Text"><text:span text:style-name="T24">&lt;samp&gt;<text:tab/></text:span></text:span><text:span text:style-name="Source_20_Text"><text:span text:style-name="T27"><text:tab/></text:span></text:span><text:span text:style-name="T27">Salida de información de un programa informático; </text:span><text:span text:style-name="T120">mensaje, error, información</text:span></text:p>
      <text:p text:style-name="Table_20_Contents"><text:span text:style-name="Source_20_Text"><text:span text:style-name="T24">&lt;var&gt;<text:tab/></text:span></text:span><text:span text:style-name="Source_20_Text"><text:span text:style-name="T27"><text:tab/></text:span></text:span><text:span text:style-name="T27">Variable (contexto matemático o informático).</text:span></text:p>
      <text:p text:style-name="Table_20_Contents"><text:span text:style-name="Source_20_Text"><text:span text:style-name="T24">&lt;time&gt;</text:span></text:span><text:span text:style-name="Source_20_Text"><text:span text:style-name="T27"><text:tab/>datetime<text:tab/></text:span></text:span><text:span text:style-name="T27">Indica una fecha/hora legible para humanos, con formato para máquinas opcional.</text:span></text:p>
      <text:p text:style-name="Table_20_Contents"><text:span text:style-name="Source_20_Text"><text:span text:style-name="T24">&lt;data&gt;</text:span></text:span><text:span text:style-name="Source_20_Text"><text:span text:style-name="T27"><text:tab/>value<text:tab/></text:span></text:span><text:span text:style-name="T27">Información equivalente orientado a máquinas.</text:span></text:p>
      <text:p text:style-name="Table_20_Contents"><text:span text:style-name="Source_20_Text"><text:span text:style-name="T24">&lt;code&gt;<text:tab/></text:span></text:span><text:span text:style-name="Source_20_Text"><text:span text:style-name="T27"><text:tab/></text:span></text:span><text:span text:style-name="T27">Fragmento de código fuente (</text:span><text:span text:style-name="Emphasis"><text:span text:style-name="T27">en línea</text:span></text:span><text:span text:style-name="T27">).</text:span></text:p>
      <text:p text:style-name="P280"><text:span text:style-name="T24">Class= “</text:span><text:span text:style-name="T27">java</text:span><text:span text:style-name="T24">”<text:tab/></text:span><text:span text:style-name="T35">identifica el lenguaje de programación que utilizamos</text:span></text:p>
      <text:p text:style-name="P286"><text:span text:style-name="T27">Un ejemplo práctico de la etiqueta</text:span><text:span text:style-name="Source_20_Text"><text:span text:style-name="T27">&lt;kbd&gt;</text:span></text:span><text:span text:style-name="T27">sería modificar sus estilos CSS para obtener algo similar a </text:span><text:span text:style-name="User_20_Entry"><text:span text:style-name="T27">CTRL</text:span></text:span><text:span text:style-name="T27">+</text:span><text:span text:style-name="User_20_Entry"><text:span text:style-name="T27">T</text:span></text:span><text:span text:style-name="T27">, </text:span></text:p>
      <text:p text:style-name="P282"><text:span text:style-name="Source_20_Text"><text:span text:style-name="T27">&lt;p&gt;Pulsa las teclas &lt;kbd&gt;CTRL&lt;/kbd&gt;+&lt;kbd&gt;T&lt;/kbd&gt;...&lt;/p&gt;</text:span></text:span></text:p>
      <text:p text:style-name="P283"><text:span text:style-name="Source_20_Text"><text:span text:style-name="T27">&lt;time datetime="2001-01-04"&gt;4 de Enero&lt;/time&gt;</text:span></text:span></text:p>
      <text:p text:style-name="P283"><text:span text:style-name="Source_20_Text"><text:span text:style-name="T27">&lt;data value="ESDLA3"&gt;El retorno del Rey&lt;/data&gt;</text:span></text:span></text:p>
      <text:p text:style-name="P289"><text:span text:style-name="Source_20_Text"><text:span text:style-name="T125">ediccion:</text:span></text:span></text:p>
      <text:p text:style-name="P290"><text:span text:style-name="Source_20_Text"><text:span text:style-name="T125">&lt;ins&gt; <text:s/></text:span></text:span><text:span text:style-name="Source_20_Text"><text:span text:style-name="T126">fragmento de texto añadido posterior a la publición</text:span></text:span></text:p>
      <text:p text:style-name="P284"><text:span text:style-name="Source_20_Text"><text:span text:style-name="T125">cite= </text:span></text:span><text:span text:style-name="Source_20_Text"><text:span text:style-name="T126">“ url con mas iformación”</text:span></text:span></text:p>
      <text:p text:style-name="P285"><text:span text:style-name="Source_20_Text"><text:span text:style-name="T125">datetime= </text:span></text:span><text:span text:style-name="Source_20_Text"><text:span text:style-name="T126">“fecha/hora modificación”</text:span></text:span></text:p>
      <text:p text:style-name="P290"><text:span text:style-name="Source_20_Text"><text:span text:style-name="T125">&lt;del&gt; </text:span></text:span><text:span text:style-name="Source_20_Text"><text:span text:style-name="T126">fragmento de texto eliminado posterior a la publición</text:span></text:span></text:p>
      <text:p text:style-name="P284"><text:span text:style-name="Source_20_Text"><text:span text:style-name="T125">cite </text:span></text:span></text:p>
      <text:p text:style-name="P285"><text:span text:style-name="Source_20_Text"><text:span text:style-name="T125">datetime</text:span></text:span></text:p>
      <text:p text:style-name="P261"><text:soft-page-break/><text:span text:style-name="Source_20_Text"><text:span text:style-name="T125"/></text:span></text:p>
      <text:p text:style-name="P1"/>
      <text:p text:style-name="P2"/>
      <text:p text:style-name="P51"><text:span text:style-name="T59">E</text:span><text:span text:style-name="T57">ncabezados o títulos</text:span>; &lt;h1&gt;&lt;h2&gt;...&lt;h6&gt; describen breve tema que presentan. Normalmente se usan de h1 a h3.</text:p>
      <text:p text:style-name="P51">El número determina la importancia para la página. El navegador asigna tamaño de letra decreciente según el número d</text:p>
      <text:p text:style-name="P1">Evitar saltar niveles de encabezado, resaltar jerárquicamente la importancia de los elementos. Tamaño lo determinas con CSS.</text:p>
      <text:p text:style-name="P1"/>
      <text:p text:style-name="P9"/>
      <text:p text:style-name="P10">4. ATRIBUTOS COMUNES</text:p>
      <text:p text:style-name="P10">id<text:span text:style-name="T74"><text:tab/>único, para elemento que debas acceder por separado</text:span></text:p>
      <text:p text:style-name="P10">class<text:tab/><text:span text:style-name="T74">mas versátil, agrupar elementos, muy útil usar varias juntas separan por espacios. Botón verde</text:span></text:p>
      <text:p text:style-name="P14">title <text:span text:style-name="T74">mensaje mostrado en tooltip, aviso emergente , al pasar el ratón por encima</text:span></text:p>
      <text:p text:style-name="P26">style<text:span text:style-name="T74"> atributo inline</text:span></text:p>
      <text:p text:style-name="P218"/>
      <text:p text:style-name="P108">idioma:</text:p>
      <text:p text:style-name="P11">lang<text:tab/><text:span text:style-name="T74">idioma en que esta escrito</text:span></text:p>
      <text:p text:style-name="P11">translate: yes/no<text:tab/><text:tab/><text:span text:style-name="T74">si el contenido se debe traducir o no, por defecto yes</text:span></text:p>
      <text:p text:style-name="P11">dir: ltr / rtl<text:tab/><text:span text:style-name="T74">la dirección de lectura</text:span></text:p>
      <text:p text:style-name="P219"/>
      <text:p text:style-name="P220"/>
      <text:p text:style-name="P220"/>
      <text:p text:style-name="P220">eventos:</text:p>
      <text:p text:style-name="P27">onclick, onbdlclick,onmousedown, onmouseuop, onmouseover, onmousemove,onkeypress,onkeydown,onkeyup</text:p>
      <text:p text:style-name="P12"/>
      <text:p text:style-name="P28">foco:</text:p>
      <text:p text:style-name="P28">onfocus, onblur </text:p>
      <text:p text:style-name="P110">recibe o pierde el foco</text:p>
      <text:p text:style-name="P28">tabindex= “numero”</text:p>
      <text:p text:style-name="P109">establece <text:s/>la posición del elemento en el orden de tabulación de pagina</text:p>
      <text:p text:style-name="P15"><text:span text:style-name="T116">accesskey= “letra”</text:span><text:span text:style-name="T74">, atajo, combinación de teclas que pulsadas por el usuario activan un elemento </text:span><text:span text:style-name="T84">html</text:span></text:p>
      <text:p text:style-name="P221">(no estandarizado, cambian las teclas a pulsar según el navegador.)</text:p>
      <text:p text:style-name="P13"/>
      <text:p text:style-name="P13">data-<text:span text:style-name="T74"> metadatos de la propia etiqueta se puede utilizar cualquier nombre con prefijo data-, </text:span><text:span text:style-name="T76">accesibles desde CSS o JS. </text:span><text:span text:style-name="T79">Son propiedades </text:span><text:span text:style-name="T80">atributos</text:span><text:span text:style-name="T79"> a la carta</text:span></text:p>
      <text:p text:style-name="P118"><text:tab/>https://css-tricks.com/a-complete-guide-to-data-attributes/</text:p>
      <text:p text:style-name="P118"/>
      <text:p text:style-name="P118"><text:tab/>&lt;!-- This isn't accessible content --&gt;</text:p>
      <text:p text:style-name="P118"><text:tab/><text:tab/>&lt;div<text:span text:style-name="T107"> data-name</text:span>="Chris Coyier"&gt;&lt;/div&gt;</text:p>
      <text:p text:style-name="P118"/>
      <text:p text:style-name="P118"><text:tab/>&lt;!-- If you need programmatic access to it but shouldn't be seen, there are other ways... --&gt;</text:p>
      <text:p text:style-name="P118"><text:tab/><text:tab/>&lt;div&gt;</text:p>
      <text:p text:style-name="P118"><text:tab/><text:tab/><text:tab/> <text:s/>&lt;span class="visually-hidden"&gt;Chris Coyier&lt;/span&gt;</text:p>
      <text:p text:style-name="P118"><text:tab/><text:tab/>&lt;/div&gt;</text:p>
      <text:p text:style-name="P119">CSS puede seleccionar elementos HTML en función de los atributos y sus valores.</text:p>
      <text:p text:style-name="P118"/>
      <text:p text:style-name="P118"><text:tab/>/* Select any element with this data attribute and value */</text:p>
      <text:p text:style-name="P118"><text:tab/><text:tab/>[data-size="large"] {</text:p>
      <text:p text:style-name="P118"><text:s/><text:tab/><text:tab/><text:tab/><text:tab/><text:tab/> padding: 2rem;</text:p>
      <text:p text:style-name="P118"><text:s text:c="2"/><text:tab/><text:tab/><text:tab/><text:tab/><text:tab/>font-size: 125%;</text:p>
      <text:p text:style-name="P118"><text:tab/><text:tab/><text:tab/><text:tab/>}</text:p>
      <text:p text:style-name="P118"/>
      <text:p text:style-name="P118"><text:tab/>/* You can scope it to an element or class or anything else */</text:p>
      <text:p text:style-name="P118"><text:tab/><text:tab/>button[data-type="download"] { }</text:p>
      <text:p text:style-name="P118"><text:tab/><text:tab/>.card[data-pad="extra"] { }</text:p>
      <text:p text:style-name="P118">Los ganchos de estilo predominantes en HTML/CSS son las clases, y aunque las clases son geniales </text:p>
      <text:p text:style-name="P118">(tienen una especificidad media y buenos métodos de JavaScript a través de classList), </text:p>
      <text:p text:style-name="P118">un elemento lo tiene o no (esencialmente activado o desactivado ). </text:p>
      <text:p text:style-name="P118">Con los data-*atributos, obtiene esa capacidad de activación/desactivación</text:p>
      <text:p text:style-name="P118"><text:s/>más la capacidad de seleccionar en función del valor que tiene en el mismo nivel de especificidad.</text:p>
      <text:p text:style-name="P118">Sintaxis:</text:p>
      <text:p text:style-name="P118"><text:tab/>&lt;div data-name="Chris Coyier"&gt;</text:p>
      <text:p text:style-name="P118">etiqueta data-nombreDataAtributo="valor"</text:p>
      <text:p text:style-name="P17"><text:soft-page-break/></text:p>
      <text:p text:style-name="P18"/>
      <text:p text:style-name="P57"><text:span text:style-name="T60">5. </text:span><text:span text:style-name="T57">TABLAS:</text:span> No usar para maquetar página Web,</text:p>
      <text:p text:style-name="P51"/>
      <text:p text:style-name="P52"><text:span text:style-name="T57">&lt;</text:span><text:span text:style-name="T59">table&gt;</text:span> <text:tab/>1º tabla, <text:span text:style-name="T57">&lt;/</text:span><text:span text:style-name="T59">table&gt;</text:span> </text:p>
      <text:p text:style-name="P54"><text:span text:style-name="T57">&lt;</text:span><text:span text:style-name="T59">table border= </text:span><text:span text:style-name="T86">“3” </text:span><text:span text:style-name="T59">cellpadding=</text:span><text:span text:style-name="T86"> “3px” </text:span><text:span text:style-name="T59">cellspacing=</text:span><text:span text:style-name="T86"> “6px”&gt; grosor borde, espacio entre contenido celda y borde, separación entre celdadas&lt;/table&gt;</text:span></text:p>
      <text:p text:style-name="P19"/>
      <text:p text:style-name="P111"><text:span text:style-name="T57">&lt;</text:span><text:span text:style-name="T88">caption&gt;</text:span><text:span text:style-name="T57">t</text:span><text:span text:style-name="T74">itulo de tabla</text:span><text:span text:style-name="T57">&lt;/</text:span><text:span text:style-name="T88">caption&gt;</text:span></text:p>
      <text:p text:style-name="P112"/>
      <text:p text:style-name="P58"><text:span text:style-name="T99">- E</text:span>structura</text:p>
      <text:p text:style-name="P115"><text:span text:style-name="T57">&lt;</text:span><text:span text:style-name="T88">thead&gt; </text:span><text:span text:style-name="T87"><text:tab/></text:span>agrupar celdas de encabezado<text:tab/><text:span text:style-name="T57">&lt;/</text:span><text:span text:style-name="T88">thead&gt; </text:span></text:p>
      <text:p text:style-name="P116"><text:span text:style-name="T88">&lt;tfoot&gt;<text:tab/><text:tab/></text:span><text:span text:style-name="T91">agrupar contenido en pie de tabla, </text:span><text:span text:style-name="T98">se coloca </text:span><text:span text:style-name="T91"><text:s/></text:span><text:span text:style-name="T98">después</text:span><text:span text:style-name="T91"> de thead</text:span></text:p>
      <text:p text:style-name="P116"><text:span text:style-name="T91">&lt;tbody&gt;<text:tab/><text:tab/>agrupar los elementos del cuerpo de la tabla</text:span><text:span text:style-name="T88"><text:tab/>&lt;/tbody&gt;</text:span></text:p>
      <text:p text:style-name="P60"/>
      <text:p text:style-name="P61"/>
      <text:p text:style-name="P53"><text:span text:style-name="T57">&lt;</text:span><text:span text:style-name="T59">tr&gt;</text:span> fila (Table row)<text:span text:style-name="T57">&lt;/</text:span><text:span text:style-name="T59">tr&gt;</text:span></text:p>
      <text:p text:style-name="P16">&lt;<text:span text:style-name="T87">th&gt;</text:span> &lt;/<text:span text:style-name="T87">th&gt;</text:span> </text:p>
      <text:p text:style-name="P117">crea celdas de tabla <text:s/>con fuerza de encabezado de columna o fila; </text:p>
      <text:p text:style-name="P62">negrita y centrado por defecto.</text:p>
      <text:p text:style-name="P53"><text:span text:style-name="T72">&lt;</text:span><text:span text:style-name="T73">td&gt; </text:span>celda (Table Data cell) dentro de cada fila<text:span text:style-name="T72">&lt;/</text:span><text:span text:style-name="T73">td&gt; </text:span></text:p>
      <text:p text:style-name="P113"><text:span text:style-name="T89">&lt;td headers</text:span><text:span text:style-name="T57"> ="</text:span><text:span text:style-name="T74">nombre ID</text:span><text:span text:style-name="T57">” <text:s/></text:span><text:span text:style-name="T77">indica la id </text:span>de <text:span text:style-name="T102">la </text:span>celda que <text:span text:style-name="T102">es</text:span> <text:s/>la cabecera de esta</text:p>
      <text:p text:style-name="P42"><text:span text:style-name="T1">&lt;th </text:span><text:span text:style-name="T2">scope=</text:span><text:span text:style-name="T1">"col|row|colgroup|rowgroup"&gt;</text:span> </text:p>
      <text:p text:style-name="P114">&lt;<text:span text:style-name="T105">th </text:span><text:span text:style-name="T93">scope</text:span>="col" encabezado de columna <text:s/>&lt;<text:span text:style-name="T105">th </text:span><text:span text:style-name="T93">scope</text:span>="row" <text:s/>encabezado de fila</text:p>
      <text:p text:style-name="P63"/>
      <text:p text:style-name="P105">&lt; <text:span text:style-name="T93">td </text:span><text:span text:style-name="T89">colspan=</text:span><text:span text:style-name="T93">"3"&gt;</text:span> expande celda en un numero de ellas, colspan="3" celda con tres celdas unidas <text:span text:style-name="T93">en horizontal</text:span></text:p>
      <text:p text:style-name="P106"><text:span text:style-name="T95">&lt; </text:span><text:span text:style-name="T96">td </text:span><text:span text:style-name="T94">rowspan="</text:span><text:span text:style-name="T96">3"&gt;</text:span><text:span text:style-name="T87">expande </text:span><text:span text:style-name="T93">una </text:span><text:span text:style-name="T87">celda en </text:span><text:span text:style-name="T93">vertical un</text:span><text:span text:style-name="T87"> numero de ellas,celda con tres celdas unidas en vertical.</text:span></text:p>
      <text:p text:style-name="P59"/>
      <text:p text:style-name="P53"><text:span text:style-name="T91">- </text:span><text:span text:style-name="T92">A</text:span><text:span text:style-name="T91">grupa columnas para aplicar estilo</text:span><text:tab/></text:p>
      <text:p text:style-name="P52"><text:span text:style-name="T57">&lt;colgroup span="2"&gt; </text:span>&lt;tr... <text:span text:style-name="T57">&lt;/colgroup&gt;</text:span></text:p>
      <text:p text:style-name="P52"><text:span text:style-name="T57">&lt;colspan="3"/&gt;</text:span><text:tab/><text:tab/> 1 sola etiqueta, hay que cerrarla.</text:p>
      <text:p text:style-name="P55">Tabla con dos grupos de columnas; dos primeras y una tercera.</text:p>
      <text:p text:style-name="P65"><text:span text:style-name="T93">atributo span</text:span>="número" en etiquetas colgroup y col define la cantidad de columnas que agrupan</text:p>
      <text:p text:style-name="P64"/>
      <text:p text:style-name="P56"/>
      <text:p text:style-name="P145"><text:span text:style-name="Source_20_Text"><text:span text:style-name="T17">&lt;table&gt;</text:span></text:span></text:p>
      <text:p text:style-name="P149"><text:span text:style-name="Source_20_Text"><text:span text:style-name="T17">&lt;tr&gt;</text:span></text:span></text:p>
      <text:p text:style-name="P153"><text:span text:style-name="Source_20_Text"><text:span text:style-name="T17">&lt;th</text:span></text:span><text:span text:style-name="T17"> </text:span><text:span text:style-name="Source_20_Text"><text:span text:style-name="T17">id=</text:span></text:span><text:span text:style-name="Source_20_Text"><text:span text:style-name="T18">"name"</text:span></text:span><text:span text:style-name="Source_20_Text"><text:span text:style-name="T17">&gt;Name&lt;/th&gt;</text:span></text:span></text:p>
      <text:p text:style-name="P152"><text:span text:style-name="Source_20_Text"><text:span text:style-name="T17">&lt;th</text:span></text:span><text:span text:style-name="T17"> </text:span><text:span text:style-name="Source_20_Text"><text:span text:style-name="T17">id="father"&gt;Father's Name&lt;/th&gt;</text:span></text:span></text:p>
      <text:p text:style-name="P150"><text:span text:style-name="Source_20_Text"><text:span text:style-name="T17">&lt;/tr&gt;</text:span></text:span></text:p>
      <text:p text:style-name="P150"><text:span text:style-name="Source_20_Text"><text:span text:style-name="T17">&lt;tr&gt;</text:span></text:span></text:p>
      <text:p text:style-name="P153"><text:span text:style-name="Source_20_Text"><text:span text:style-name="T17">&lt;</text:span></text:span><text:span text:style-name="Source_20_Text"><text:span text:style-name="T18">td</text:span></text:span><text:span text:style-name="T18"> </text:span><text:span text:style-name="Source_20_Text"><text:span text:style-name="T18">headers="name</text:span></text:span><text:span text:style-name="Source_20_Text"><text:span text:style-name="T17">"&gt;Krishna&lt;/td&gt;</text:span></text:span></text:p>
      <text:p text:style-name="P152"><text:span text:style-name="Source_20_Text"><text:span text:style-name="T17">&lt;td</text:span></text:span><text:span text:style-name="T17"> </text:span><text:span text:style-name="Source_20_Text"><text:span text:style-name="T17">headers="father"&gt;Manoj Gupta&lt;/td&gt;</text:span></text:span></text:p>
      <text:p text:style-name="P150"><text:span text:style-name="Source_20_Text"><text:span text:style-name="T17">&lt;/tr&gt;</text:span></text:span></text:p>
      <text:p text:style-name="P146"><text:span text:style-name="Source_20_Text"><text:span text:style-name="T17">&lt;/table&gt;</text:span></text:span></text:p>
      <text:p text:style-name="P37"/>
      <text:p text:style-name="P65"/>
      <text:p text:style-name="P43">&lt;table&gt;<text:line-break/> <text:s text:c="3"/>&lt;caption&gt;Superheros and sidekicks&lt;/caption&gt;<text:line-break/> <text:s text:c="3"/>&lt;colgroup&gt;<text:line-break/> <text:s text:c="7"/>&lt;col /&gt;<text:line-break/> <text:s text:c="7"/>&lt;col span="2" class="batman" /&gt;<text:line-break/> <text:s text:c="7"/>&lt;col span="2" class="flash" /&gt;<text:line-break/> <text:s text:c="3"/>&lt;/colgroup&gt;<text:line-break/> <text:s text:c="3"/>&lt;tr&gt;<text:line-break/> <text:s text:c="7"/>&lt;td&gt;&lt;/td&gt;<text:line-break/> <text:s text:c="7"/>&lt;th scope="col"&gt;Batman&lt;/th&gt;<text:line-break/> <text:s text:c="7"/>&lt;th scope="col"&gt;Robin&lt;/th&gt;<text:line-break/> <text:s text:c="7"/>&lt;th scope="col"&gt;The Flash&lt;/th&gt;<text:line-break/> <text:s text:c="7"/>&lt;th scope="col"&gt;Kid Flash&lt;/th&gt;<text:line-break/> <text:s text:c="3"/>&lt;/tr&gt;<text:line-break/> <text:s text:c="3"/>&lt;tr&gt;<text:line-break/><text:soft-page-break/> <text:s text:c="7"/>&lt;th scope="row"&gt;Skill&lt;/th&gt;<text:line-break/> <text:s text:c="7"/>&lt;td&gt;Smarts&lt;/td&gt;<text:line-break/> <text:s text:c="7"/>&lt;td&gt;Dex, acrobat&lt;/td&gt;<text:line-break/> <text:s text:c="7"/>&lt;td&gt;Super speed&lt;/td&gt;<text:line-break/> <text:s text:c="7"/>&lt;td&gt;Super speed&lt;/td&gt;<text:line-break/> <text:s text:c="3"/>&lt;/tr&gt;<text:line-break/>&lt;/table&gt;</text:p>
      <text:p text:style-name="P38"/>
      <text:p text:style-name="P1"/>
      <text:p text:style-name="P1"><text:tab/></text:p>
      <text:p text:style-name="P1"><text:tab/></text:p>
      <text:p text:style-name="P66"><text:span text:style-name="T62">5. </text:span><text:span text:style-name="T57">Listas </text:span><text:tab/></text:p>
      <text:p text:style-name="P67"><text:s/><text:span text:style-name="T57">&lt;ol&gt; </text:span>Ordenadas, con número, <text:s/>Incluyen elementos <text:span text:style-name="T57">&lt;li&gt;</text:span></text:p>
      <text:p text:style-name="P66"><text:tab/>- atributos<text:tab/></text:p>
      <text:p text:style-name="P68">&lt;ol <text:span text:style-name="T57">start=</text:span>"7"<text:tab/> Nº en el comienza </text:p>
      <text:p text:style-name="P72">&lt;ol <text:span text:style-name="T57">type</text:span>= <text:s text:c="2"/>Alfabetica mayusculas "=A", <text:s/>alfabetica minusculas "=a",romanos mayúsculas "=I", romanos minúsculas "=i"números </text:p>
      <text:p text:style-name="P72">&lt;li <text:span text:style-name="T57">value</text:span>="20"&gt; da valor de inicio de un elemento. Puedes introducir saltos, luego continúa.</text:p>
      <text:p text:style-name="P69">(html 5) </text:p>
      <text:p text:style-name="P68"><text:span text:style-name="T57">&lt;</text:span><text:span text:style-name="T90">ol </text:span><text:span text:style-name="T57">reverse</text:span>-numera al revés</text:p>
      <text:p text:style-name="P67"><text:span text:style-name="T57">&lt;ul&gt; </text:span>Desordenadas, con viñeta, Incluyen elementos <text:span text:style-name="T57">&lt;li&gt;</text:span></text:p>
      <text:p text:style-name="P67"><text:span text:style-name="T57">&lt;dl&gt; </text:span>D<text:span text:style-name="T97">escriptivas</text:span>, Etiquetas términos:</text:p>
      <text:p text:style-name="P70"><text:span text:style-name="T57">&lt;dt&gt;t</text:span>érmino<text:tab/></text:p>
      <text:p text:style-name="P71"><text:span text:style-name="T57">&lt;dd&gt;</text:span> Definición del término(puede tener 0 o varias definiciones)</text:p>
      <text:p text:style-name="P9"><text:tab/><text:tab/><text:tab/>No llevan viñeta, tienen sangría izquierda respecto al término que definen</text:p>
      <text:p text:style-name="P31"><text:span text:style-name="T57">Anidadas</text:span>. Mixtas. unas dentro de otras.</text:p>
      <text:p text:style-name="P1"/>
      <text:p text:style-name="P1"><text:tab/></text:p>
      <text:p text:style-name="P1"/>
      <text:p text:style-name="P1"/>
      <text:p text:style-name="P1"/>
      <text:p text:style-name="P9"><text:span text:style-name="T106">6</text:span><text:span text:style-name="T102">.</text:span> ENLACES (tipo LINEA)</text:p>
      <text:p text:style-name="P1"/>
      <text:p text:style-name="P1"><text:span text:style-name="T57">&lt;a href="ruta de enlace"&gt;Texto visible enlace&lt;/a&gt;</text:span> </text:p>
      <text:p text:style-name="P74"><text:span text:style-name="T103">General</text:span> </text:p>
      <text:p text:style-name="P75"><text:span text:style-name="T106">(</text:span>por defecto<text:span text:style-name="T106">)</text:span> subrayado y de color azul; si ya lo hemos clickado, su color será morado, cambiable CSS.</text:p>
      <text:p text:style-name="P77"><text:span text:style-name="T102">=</text:span>&gt;para que se abra en otra pestaña y deje nuestra web en la pestaña actual, ppdad <text:span text:style-name="T57">target="_blank"</text:span></text:p>
      <text:p text:style-name="P76"><text:span text:style-name="T74">&lt;a href="https://twitter.com/jofpin"</text:span><text:span text:style-name="T57"> target="_blank"</text:span><text:span text:style-name="T74">&gt;José Pino,&lt;/a&gt;</text:span></text:p>
      <text:p text:style-name="P83"><text:span text:style-name="T78">atributo</text:span><text:span text:style-name="T61"> </text:span><text:span text:style-name="T57">download</text:span><text:span text:style-name="T74">; tras href, indica que debe descargar el objeto que se encuentra en esa dirección</text:span></text:p>
      <text:p text:style-name="P104"><text:span text:style-name="T100">Usar rutas absolutas para enlaces mejora seo</text:span> </text:p>
      <text:p text:style-name="P1">Tipos:</text:p>
      <text:p text:style-name="P224">Locales:</text:p>
      <text:p text:style-name="P233">Enlace a<text:span text:style-name="T57"> elemento de la misma</text:span> página web; <text:tab/></text:p>
      <text:p text:style-name="P234">primero identificamos elemento con<text:span text:style-name="T57"> id</text:span>. <text:tab/>&lt;h2 id="fundamentos"&gt;</text:p>
      <text:p text:style-name="P234">segundo crear un enlace a ese elemento<text:tab/>&lt;<text:span text:style-name="T57">a href="#fundamentos</text:span>"&gt;Ir a encabezado fundamentos&lt;/a&gt;</text:p>
      <text:p text:style-name="P236"><text:s/>se pone la almohadilla<text:span text:style-name="T57"> #</text:span> antes</text:p>
      <text:p text:style-name="P226">Relativos</text:p>
      <text:p text:style-name="P75">Enlace a <text:span text:style-name="T57">otra página en el mismo sitio Web</text:span>. </text:p>
      <text:p text:style-name="P76">&lt;h2&gt;&lt;a href="Fundamentos.html"&gt;Fundamentos - enlace a pag del mismo sitio web&lt;/a&gt;&lt;/h2&gt;</text:p>
      <text:p text:style-name="P75">En <text:span text:style-name="T57">directorio inferior</text:span>: </text:p>
      <text:p text:style-name="P76">&lt;a href="css/estilo.css"&gt; </text:p>
      <text:p text:style-name="P75">En <text:span text:style-name="T57">directorio superior</text:span>; tantos "../" como niveles antes del nombre Desde raiz de servidor;</text:p>
      <text:p text:style-name="P76"><text:s/>../../../archivo.html</text:p>
      <text:p text:style-name="P227"/>
      <text:p text:style-name="P224">Absolutos:</text:p>
      <text:p text:style-name="P184"><text:span text:style-name="T16">Enlace a </text:span><text:span text:style-name="T19">página externa</text:span><text:span text:style-name="T16">, lo haremos con twiter del autor. </text:span></text:p>
      <text:p text:style-name="P79">&lt;H3&gt;&lt;a href="https://twitter.com/jofpin"&gt;Sobre el autor&lt;/a&gt;&lt;/H3&gt;</text:p>
      <text:p text:style-name="P75"/>
      <text:p text:style-name="P75">Enlace <text:span text:style-name="T57">a elemento de otra página</text:span> web; </text:p>
      <text:p text:style-name="P76">primero identificamos elemento con id. <text:tab/>&lt;h2 id="fundamentos"&gt;</text:p>
      <text:p text:style-name="P76">segundo crear un enlace a ese elemento<text:tab/></text:p>
      <text:p text:style-name="P78">&lt;a href="htpp:/url.htm#fundamentos"&gt;</text:p>
      <text:p text:style-name="P232"><text:soft-page-break/>Ir a encabezado fundamentos de la pag web url.htm&lt;/a&gt; </text:p>
      <text:p text:style-name="P231"/>
      <text:p text:style-name="P229">Enlace a c<text:span text:style-name="T57">orreo electrónico </text:span>a un correo prefijado. </text:p>
      <text:p text:style-name="P76">&lt;a href="mailto:juanelandador@gmail.com"&gt;Juan el Andador&lt;/a&gt;</text:p>
      <text:p text:style-name="P229">Enlace a un<text:span text:style-name="T57"> recurso</text:span> para descargar. </text:p>
      <text:p text:style-name="P76">&lt;a <text:s/>href="https://viajeros30.com//logo-principal-home.png" download&gt;Descargar logo viajes&lt;/a&gt;</text:p>
      <text:p text:style-name="P1"><text:tab/><text:tab/>atributo <text:span text:style-name="T57">download</text:span>, descarga y se puede cambiar de nombre. NO FUNCIONÖ</text:p>
      <text:p text:style-name="P237"/>
      <text:p text:style-name="P238"><text:span text:style-name="T57">Imagen</text:span>:&lt;image src="ruta.jpg" name="foto del presidente" width="400px" <text:span text:style-name="T117">alt= “texto alternativo”</text:span></text:p>
      <text:p text:style-name="P237"><text:tab/><text:tab/>Atributo "usemap" en la imagen,crea mapas de imagen con zonas pinchables. </text:p>
      <text:p text:style-name="P1"><text:tab/></text:p>
      <text:p text:style-name="P239">Head, o no se cargarán los recursos</text:p>
      <text:p text:style-name="P31">&lt;script type="text/<text:span text:style-name="T57">javascript</text:span>" scr="ruta.js"&gt;</text:p>
      <text:p text:style-name="P31">&lt;link rel="stylesheet" type="text/<text:span text:style-name="T57">css</text:span>" href="ruta.css"&gt;</text:p>
      <text:p text:style-name="P31">&lt;style type="text/css" scr="ruta.css"</text:p>
      <text:p text:style-name="P246"><text:span text:style-name="T103">=</text:span>&gt;Atributos:</text:p>
      <text:p text:style-name="P247">idioma(lang=es)</text:p>
      <text:p text:style-name="P247">typo ("text/html", "text/css",...)</text:p>
      <text:p text:style-name="P31"><text:span text:style-name="T57">fuentes:</text:span> se cargan aqui, con link</text:p>
      <text:p text:style-name="P1"/>
      <text:p text:style-name="P1"/>
      <text:p text:style-name="P1"/>
      <text:p text:style-name="P1"/>
      <text:p text:style-name="P1"/>
      <text:p text:style-name="P1"/>
      <text:p text:style-name="P1"/>
      <text:p text:style-name="P9"><text:span text:style-name="T106">7</text:span>. IMG</text:p>
      <text:p text:style-name="P86">Usar &lt;img&gt; si tiene valor semántico relevante con el contenido de la página.</text:p>
      <text:p text:style-name="P83">Si la imagen es parte del diseño (<text:span text:style-name="T103">decoración</text:span>) y no es importante para el contenido en background-image.<text:tab/> </text:p>
      <text:p text:style-name="P1">Formatos mas soportados; jpg,png,gif son los mas estandar</text:p>
      <text:p text:style-name="P1"><text:span text:style-name="T57">&lt;img src=</text:span>"htpps://ruta.jpg" <text:span text:style-name="T57">alt="</text:span>Imagnen perro"<text:span text:style-name="T57"> /&gt; </text:span></text:p>
      <text:p text:style-name="P31">Ruta de carga de la imagen. Texto alternativo por si no se carga, visible en SEO. <text:span text:style-name="T103">Fondo</text:span>.</text:p>
      <text:p text:style-name="P32"/>
      <text:p text:style-name="P88">atributos <text:tab/></text:p>
      <text:p text:style-name="P89"><text:span text:style-name="T57">width y height </text:span><text:s text:c="2"/><text:span text:style-name="T104">buena práctica evita cambio de posición y tamaño de pagina bruscos</text:span></text:p>
      <text:p text:style-name="P31"><text:span text:style-name="T57">longdesc="ruta</text:span> web donde se describe detalladamente la imagen"</text:p>
      <text:p text:style-name="P32"><text:span text:style-name="T57">ismap y usemap;</text:span> para definir áreas activas en la imagen.</text:p>
      <text:p text:style-name="P32">Se procesan en el lado del cliente usemap O en el lado del servidor servidor ismap</text:p>
      <text:p text:style-name="P80">Lado cliente:<text:span text:style-name="T57"> &lt;map name=""&gt; &lt;img usemap=""/&gt;</text:span></text:p>
      <text:p text:style-name="P82">cada zona activa se define con una forma geométrica</text:p>
      <text:p text:style-name="P81">Se define con <text:span text:style-name="T57">&lt;area shape="" coords="" href="" alt=""/&gt; </text:span></text:p>
      <text:p text:style-name="P81">shape tipo de figura geométrica:<text:tab/>shape="rec" coords="x1,y1,x2,y2"</text:p>
      <text:p text:style-name="P35">shape="circle" coords="x,y,radio"</text:p>
      <text:p text:style-name="P84">shape="poly" coords="x1,y1,....xN,yN"<text:tab/></text:p>
      <text:p text:style-name="P85">Poligono de N lados definido por coordenadas de sus vértices.</text:p>
      <text:p text:style-name="P41">Ejm.: &lt;img src="planets.gif" width="145" height="126" alt="Planets" <text:span text:style-name="T57">usemap="#planetmap</text:span>"/&gt;</text:p>
      <text:p text:style-name="P44">&lt;map name="planetmap"&gt;</text:p>
      <text:p text:style-name="P39"><text:span text:style-name="T57">&lt;area shape="rec"</text:span> coords="0,0,82,126" href="Sun.htm" alt="Sun"/&gt;</text:p>
      <text:p text:style-name="P40">&lt;area shape="circle" coords="90,58,3" href="Mercury.htm" alt="Mercury"/&gt;</text:p>
      <text:p text:style-name="P40">&lt;area shape="circle" coords="124,54,8" href="Venus.htm" alt="Venus"/&gt;</text:p>
      <text:p text:style-name="P87"><text:span text:style-name="T71">&lt;/map&gt;<text:tab/></text:span><text:tab/><text:tab/><text:tab/><text:tab/><text:tab/><text:tab/><text:tab/><text:tab/><text:tab/><text:tab/><text:tab/></text:p>
      <text:p text:style-name="Preformatted_20_Text"><text:a xlink:type="simple" xlink:href="http://www.emezeta.com/articulos/formatos-de-imagen-guia-de-optimizacion" text:style-name="Internet_20_link" text:visited-style-name="Visited_20_Internet_20_Link"><text:span text:style-name="T16">http://www.emezeta.com/articulos/formatos-de-imagen-guia-de-optimizacion</text:span></text:a></text:p>
      <text:p text:style-name="P101"/>
      <text:p text:style-name="Preformatted_20_Text"><text:span text:style-name="Strong_20_Emphasis"><text:span text:style-name="T36">img en </text:span></text:span><text:span text:style-name="Strong_20_Emphasis"><text:span text:style-name="T35">HTML 5.1</text:span></text:span></text:p>
      <text:p text:style-name="P179"><text:span text:style-name="Source_20_Text"><text:span text:style-name="T24">&lt;picture&gt;</text:span></text:span><text:span text:style-name="Source_20_Text"><text:span text:style-name="T27"><text:tab/><text:tab/></text:span></text:span><text:span text:style-name="T27">Agrupa una serie de imágenes. Etiqueta contenedora.</text:span></text:p>
      <text:p text:style-name="P180"><text:span text:style-name="Source_20_Text"><text:span text:style-name="T24">&lt;source&gt;</text:span></text:span><text:span text:style-name="Source_20_Text"><text:span text:style-name="T27"><text:tab/></text:span></text:span><text:span text:style-name="T27">Mostrará la imagen que cumpla una serie de criterios opcionales.</text:span></text:p>
      <text:p text:style-name="P186"><text:span text:style-name="Source_20_Text"><text:span text:style-name="T24">srcset</text:span></text:span><text:span text:style-name="Source_20_Text"><text:span text:style-name="T27"><text:tab/></text:span></text:span><text:span text:style-name="T27">Serie de imágenes (</text:span><text:span text:style-name="Emphasis"><text:span text:style-name="T27">separadas por coma</text:span></text:span><text:span text:style-name="T27">) que se utilizarán </text:span><text:span text:style-name="Strong_20_Emphasis"><text:span text:style-name="T27">Atributo obligatorio</text:span></text:span><text:span text:style-name="T27">.</text:span></text:p>
      <text:p text:style-name="P187"><text:span text:style-name="Source_20_Text"><text:span text:style-name="T24">sizes</text:span></text:span><text:span text:style-name="Source_20_Text"><text:span text:style-name="T27"><text:tab/></text:span></text:span><text:span text:style-name="T27">Tamaño específico de la imagen que finalmente se mostrará.</text:span></text:p>
      <text:p text:style-name="P187"><text:span text:style-name="Source_20_Text"><text:span text:style-name="T24">media</text:span></text:span><text:span text:style-name="Source_20_Text"><text:span text:style-name="T27"><text:tab/></text:span></text:span><text:span text:style-name="T27">Condición que se debe cumplir para que muestre la imagen. Ver </text:span><text:a xlink:type="simple" xlink:href="http://lenguajecss.com/css/propiedades/responsive-design#media-queries" text:style-name="Internet_20_link" text:visited-style-name="Visited_20_Internet_20_Link"><text:span text:style-name="T27">media queries</text:span></text:a><text:span text:style-name="T27">.</text:span></text:p>
      <text:p text:style-name="P181"><text:span text:style-name="Source_20_Text"><text:span text:style-name="T24">type</text:span></text:span><text:span text:style-name="Source_20_Text"><text:span text:style-name="T27"><text:tab/></text:span></text:span><text:span text:style-name="T27">Tipo de formato de imagen. Opcional.</text:span></text:p>
      <text:p text:style-name="P151"><text:span text:style-name="Source_20_Text"><text:span text:style-name="T49">&lt;picture&gt;</text:span></text:span></text:p>
      <text:p text:style-name="P188"><text:span text:style-name="Source_20_Text"><text:span text:style-name="T49"><text:s text:c="2"/>&lt;source </text:span></text:span><text:span text:style-name="Source_20_Text"><text:span text:style-name="T51">srcset</text:span></text:span><text:span text:style-name="Source_20_Text"><text:span text:style-name="T49">="imagen.</text:span></text:span><text:span text:style-name="Source_20_Text"><text:span text:style-name="T50">png</text:span></text:span><text:span text:style-name="Source_20_Text"><text:span text:style-name="T49">" /&gt;</text:span></text:span></text:p>
      <text:p text:style-name="P189"><text:soft-page-break/><text:span text:style-name="Source_20_Text"><text:span text:style-name="T49"><text:s text:c="2"/>&lt;source srcset="imagen.j</text:span></text:span><text:span text:style-name="Source_20_Text"><text:span text:style-name="T50">pg</text:span></text:span><text:span text:style-name="Source_20_Text"><text:span text:style-name="T49">" /&gt;</text:span></text:span></text:p>
      <text:p text:style-name="P185"><text:span text:style-name="Source_20_Text"><text:span text:style-name="T34">&lt;/picture&gt;</text:span></text:span></text:p>
      <text:p text:style-name="P185"><text:span text:style-name="Source_20_Text"><text:span text:style-name="T34"/></text:span></text:p>
      <text:p text:style-name="P190"><text:span text:style-name="Source_20_Text"><text:span text:style-name="T27">&lt;picture&gt;</text:span></text:span></text:p>
      <text:p text:style-name="P191"><text:span text:style-name="Source_20_Text"><text:span text:style-name="T27"><text:s text:c="2"/>&lt;source </text:span></text:span><text:span text:style-name="Source_20_Text"><text:span text:style-name="T24">media</text:span></text:span><text:span text:style-name="Source_20_Text"><text:span text:style-name="T27">="(min-width: 600px)"</text:span></text:span></text:p>
      <text:p text:style-name="P191"><text:span text:style-name="Source_20_Text"><text:span text:style-name="T27"><text:s text:c="10"/>srcset="html5-logo-xl.png" /&gt;</text:span></text:span></text:p>
      <text:p text:style-name="P191"><text:span text:style-name="Source_20_Text"><text:span text:style-name="T27"><text:s text:c="2"/>&lt;source media="(min-width: 300px) and (max-width: 600px)"</text:span></text:span></text:p>
      <text:p text:style-name="P191"><text:span text:style-name="Source_20_Text"><text:span text:style-name="T27"><text:s text:c="10"/>srcset="html5-logo-large.png" /&gt;</text:span></text:span></text:p>
      <text:p text:style-name="P191"><text:span text:style-name="Source_20_Text"><text:span text:style-name="T27"><text:s text:c="2"/>&lt;source media="(max-width: 50px)"</text:span></text:span></text:p>
      <text:p text:style-name="P191"><text:span text:style-name="Source_20_Text"><text:span text:style-name="T27"><text:s text:c="10"/>srcset="html5-logo-small.png" /&gt;</text:span></text:span></text:p>
      <text:p text:style-name="P191"><text:span text:style-name="Source_20_Text"><text:span text:style-name="T27"><text:s text:c="2"/>&lt;img src="html5-logo-medium.png" alt="HTML5 logo" /&gt;</text:span></text:span></text:p>
      <text:p text:style-name="P191"><text:span text:style-name="Source_20_Text"><text:span text:style-name="T27">&lt;/picture&gt;</text:span></text:span></text:p>
      <text:p text:style-name="P281"><text:span text:style-name="T27">De esta forma, estamos indicando que se muestren diferentes imágenes dependiendo de la resolución de pantalla (</text:span><text:span text:style-name="Emphasis"><text:span text:style-name="T27">ancho</text:span></text:span><text:span text:style-name="T27">) del dispositivo:</text:span></text:p>
      <text:p text:style-name="P270"><text:span text:style-name="Source_20_Text"><text:span text:style-name="T16">&lt;picture&gt;</text:span></text:span></text:p>
      <text:p text:style-name="P269"><text:span text:style-name="Source_20_Text"><text:span text:style-name="T16"><text:s text:c="2"/>&lt;source media="(min-width: 600px)"</text:span></text:span></text:p>
      <text:p text:style-name="P269"><text:span text:style-name="Source_20_Text"><text:span text:style-name="T16"><text:s text:c="4"/>srcset="html5-logo-xl.png, html5-logo-xl-hd.png </text:span></text:span><text:span text:style-name="Source_20_Text"><text:span text:style-name="T19">2x</text:span></text:span><text:span text:style-name="Source_20_Text"><text:span text:style-name="T16">, html5-logo-xl-fhd.png </text:span></text:span><text:span text:style-name="Source_20_Text"><text:span text:style-name="T19">3x</text:span></text:span><text:span text:style-name="Source_20_Text"><text:span text:style-name="T16">" /&gt;</text:span></text:span></text:p>
      <text:p text:style-name="P269"><text:span text:style-name="Source_20_Text"><text:span text:style-name="T16"><text:s text:c="2"/>&lt;source media="(min-width: 300px) and (max-width: 600px)"</text:span></text:span></text:p>
      <text:p text:style-name="P269"><text:span text:style-name="Source_20_Text"><text:span text:style-name="T16"><text:s text:c="4"/>srcset="html5-logo-large.png, html5-logo-large-hd.png 2x, html5-logo-large-fhd.png 3x" /&gt;</text:span></text:span></text:p>
      <text:p text:style-name="P271"><text:span text:style-name="Source_20_Text"><text:span text:style-name="T16"><text:s/></text:span></text:span><text:span text:style-name="Source_20_Text"><text:span text:style-name="T30">se puede cambiar la imagen según las densidades de pantalla. X2 , x3 ,x4</text:span></text:span></text:p>
      <text:p text:style-name="P1"/>
      <text:p text:style-name="P90"><text:tab/><text:tab/></text:p>
      <text:p text:style-name="P90"/>
      <text:p text:style-name="P90"/>
      <text:p text:style-name="P93">8. Enlace a elementos externos</text:p>
      <text:p text:style-name="P202"><text:span text:style-name="T26">&lt;iframe&gt; src, srcdoc, name, width, height </text:span><text:span text:style-name="T37">&lt;iframe src="http://ruta.com"&gt;&lt;/iframe&gt;</text:span></text:p>
      <text:p text:style-name="P122"><text:span text:style-name="Source_20_Text"><text:span text:style-name="T52">P</text:span></text:span><text:span text:style-name="Source_20_Text"><text:span text:style-name="T16">ermite incrustar contenido externo anidado en nuestro propio documento. Es decir, en su interior va a tener otra página web, documento o recurso que queramos cargar. </text:span></text:span></text:p>
      <text:p text:style-name="P123"><text:span text:style-name="Source_20_Text"><text:span text:style-name="T52">E</text:span></text:span><text:span text:style-name="Source_20_Text"><text:span text:style-name="T16">s la etiqueta más utilizada para todo tipo de contenido externo.</text:span></text:span></text:p>
      <text:p text:style-name="P148"><text:span text:style-name="Source_20_Text"><text:span text:style-name="T16">&lt;a href="http://www.bing.com/" target="marco"&gt;Abrir buscador Bing&lt;/a&gt;</text:span></text:span></text:p>
      <text:p text:style-name="P147"><text:span text:style-name="Source_20_Text"><text:span text:style-name="T16">&lt;iframe name="marco" width="100%" height="450"</text:span></text:span></text:p>
      <text:p text:style-name="P192"><text:span text:style-name="Source_20_Text"><text:span text:style-name="T16"><text:s text:c="2"/>src="https://w.soundcloud.com/player/?url=https%3A//api.soundcloud.com/tracks/38289724&amp;visual=true"&gt;</text:span></text:span></text:p>
      <text:p text:style-name="P148"><text:span text:style-name="Source_20_Text"><text:span text:style-name="T16">&lt;/iframe&gt;</text:span></text:span></text:p>
      <text:p text:style-name="P198"><text:span text:style-name="Source_20_Text"><text:span text:style-name="T31">U</text:span></text:span><text:span text:style-name="Source_20_Text"><text:span text:style-name="T27">tilizar el atributo </text:span></text:span><text:span text:style-name="Source_20_Text"><text:span text:style-name="T24">name</text:span></text:span><text:span text:style-name="Source_20_Text"><text:span text:style-name="T27"> para darle un nombre al marco y cargar direcciones URL diferentes a través de una etiqueta &lt;a&gt;, haciendo referencia al marco a través del atributo </text:span></text:span><text:span text:style-name="Source_20_Text"><text:span text:style-name="T24">target</text:span></text:span><text:span text:style-name="Source_20_Text"><text:span text:style-name="T27">.</text:span></text:span></text:p>
      <text:p text:style-name="P199"><text:span text:style-name="Source_20_Text"><text:span text:style-name="T31">E</text:span></text:span><text:span text:style-name="Source_20_Text"><text:span text:style-name="T27">l atributo </text:span></text:span><text:span text:style-name="Source_20_Text"><text:span text:style-name="T24">srcdoc</text:span></text:span><text:span text:style-name="Source_20_Text"><text:span text:style-name="T27"> nos permite indicar directamente el código fuente del iframe en su valor:</text:span></text:span></text:p>
      <text:p text:style-name="P204"><text:span text:style-name="Source_20_Text"><text:span text:style-name="T27">&lt;iframe src="http://pagina.com/apartado/" srcdoc="&lt;p&gt;¡Hola! ¡Soy el &lt;strong&gt;texto del iframe&lt;/strong&gt;!&lt;/p&gt;"&gt;&lt;/iframe&gt;</text:span></text:span></text:p>
      <text:p text:style-name="P200"><text:span text:style-name="T31">S</text:span><text:span text:style-name="T27">e puede indicar el atributo </text:span><text:span text:style-name="Source_20_Text"><text:span text:style-name="T27">srcdoc</text:span></text:span><text:span text:style-name="T27"> y el atributo </text:span><text:span text:style-name="Source_20_Text"><text:span text:style-name="T27">src</text:span></text:span><text:span text:style-name="T27"> a la misma vez, dando prioridad al atributo </text:span><text:span text:style-name="Source_20_Text"><text:span text:style-name="T27">srcdoc</text:span></text:span><text:span text:style-name="T27"> y manteniendo el atributo </text:span><text:span text:style-name="Source_20_Text"><text:span text:style-name="T27">src</text:span></text:span><text:span text:style-name="T27"> como fallback,</text:span><text:span text:style-name="T31">en caso de fallo</text:span><text:span text:style-name="T27"> para navegadores que no soporten </text:span><text:span text:style-name="Source_20_Text"><text:span text:style-name="T27">srcdoc</text:span></text:span><text:span text:style-name="T27">.</text:span></text:p>
      <text:p text:style-name="P94"><text:span text:style-name="T57">width="500" height="500"</text:span> las unidades son px, no hace falta especificarlo. </text:p>
      <text:p text:style-name="P121"><text:span text:style-name="Source_20_Text"><text:span text:style-name="T27"><text:tab/><text:tab/><text:tab/>HTML5 NO soporta<text:tab/>% Como unidad de medida ancho o alto</text:span></text:span></text:p>
      <text:p text:style-name="P95"/>
      <text:p text:style-name="P95"/>
      <text:p text:style-name="P99">&lt;<text:span text:style-name="T108">embed&gt; src, type, width, height</text:span></text:p>
      <text:p text:style-name="P201"><text:span text:style-name="Source_20_Text"><text:span text:style-name="T52">Utilizada para incrustar contenido flash puediendo especificar parámetros</text:span></text:span></text:p>
      <text:p text:style-name="P203"><text:span text:style-name="Source_20_Text"><text:span text:style-name="T16">&lt;embed src="catgame.swf" width="400" height="250" /&gt;</text:span></text:span></text:p>
      <text:p text:style-name="P100"/>
      <text:p text:style-name="P100">&lt;<text:span text:style-name="T108">objet&gt; data </text:span><text:span text:style-name="T117">(url)</text:span><text:span text:style-name="T108">, type, name, form, width, height</text:span></text:p>
      <text:p text:style-name="P249">&lt;param&gt; name, value. </text:p>
      <text:p text:style-name="P250"><text:span text:style-name="T117">cassid(iddelaplataformadedondereproducimos). Codebase(url del codec necesario para reproducir)</text:span></text:p>
      <text:p text:style-name="P202"><text:span text:style-name="Source_20_Text"><text:span text:style-name="T52">S</text:span></text:span><text:span text:style-name="T16">e ofrec</text:span><text:span text:style-name="T52">e</text:span><text:span text:style-name="T16"> como </text:span><text:span text:style-name="T52">la mas</text:span><text:span text:style-name="T16"> apropiada para cargar todo tipo de contenidos. </text:span></text:p>
      <text:p text:style-name="Preformatted_20_Text"><text:span text:style-name="T52">Con la</text:span><text:span text:style-name="T16"> posibilidad de especificar el </text:span><text:span text:style-name="Strong_20_Emphasis"><text:span text:style-name="T16">tipo de formato,</text:span></text:span><text:span text:style-name="T16"> añadir </text:span><text:span text:style-name="Strong_20_Emphasis"><text:span text:style-name="T16">múltiples parámetros</text:span></text:span><text:span text:style-name="T16">, añadir en su interior etiquetas HTML o texto que funcionen a modo de </text:span><text:span text:style-name="Strong_20_Emphasis"><text:span text:style-name="T16">fallback</text:span></text:span><text:span text:style-name="T16"> (</text:span><text:span text:style-name="Emphasis"><text:span text:style-name="T16">plan B </text:span></text:span><text:span text:style-name="T16">o lo que es lo mismo, en el caso de que el navegador no pueda cargar ese formato, cargará la</text:span><text:span text:style-name="T52">s alternativas</text:span><text:span text:style-name="T16">. </text:span></text:p>
      <text:p text:style-name="P1"><text:tab/><text:tab/><text:tab/></text:p>
      <text:p text:style-name="P148"><text:span text:style-name="Source_20_Text"><text:span text:style-name="T16">&lt;object type="application/x-shockwave-flash"&gt;</text:span></text:span></text:p>
      <text:p text:style-name="P192"><text:span text:style-name="Source_20_Text"><text:span text:style-name="T16"><text:s text:c="2"/>&lt;param name="movie" value="http://video.example.com/library/watch.swf" /&gt;</text:span></text:span></text:p>
      <text:p text:style-name="P193"><text:soft-page-break/><text:span text:style-name="Source_20_Text"><text:span text:style-name="T16"><text:s text:c="2"/>&lt;param name="allowfullscreen" value="true" /&gt;</text:span></text:span></text:p>
      <text:p text:style-name="P193"><text:span text:style-name="Source_20_Text"><text:span text:style-name="T16"><text:s text:c="2"/>&lt;param name="flashvars" value="http://video.example.com/vids/315981" /&gt;</text:span></text:span></text:p>
      <text:p text:style-name="P193"><text:span text:style-name="Source_20_Text"><text:span text:style-name="T16"><text:s text:c="2"/>Contenido multimedia no soportado.</text:span></text:span></text:p>
      <text:p text:style-name="P147"><text:span text:style-name="Source_20_Text"><text:span text:style-name="T16">&lt;/object&gt;</text:span></text:span></text:p>
      <text:p text:style-name="P1"/>
      <text:p text:style-name="P202"><text:span text:style-name="T52">9</text:span><text:span text:style-name="T16">. VIDEO<text:tab/>El mas comun mp4, ogg, webm</text:span></text:p>
      <text:p text:style-name="P126">&lt;video <text:span text:style-name="T57">width</text:span>="100%" <text:span text:style-name="T57">height</text:span>="auto" <text:span text:style-name="T57">controls</text:span> <text:span text:style-name="T57">loop autoplay preload</text:span>="metadata" <text:span text:style-name="T57">muted</text:span><text:span text:style-name="T63"> </text:span><text:span text:style-name="T57">poster</text:span>="htpps://ruta.jpg"&gt;<text:tab/></text:p>
      <text:p text:style-name="P122"><text:span text:style-name="T57">width</text:span>=" adapta al ancho completo de la pantalla</text:p>
      <text:p text:style-name="P125"><text:span text:style-name="T57">poster</text:span>=" da imagen de presentación del vídeo</text:p>
      <text:p text:style-name="P124"><text:span text:style-name="T57">autoplay</text:span> muchos navegadores lo ignoran, <text:s/>una mala práctica, cargar una página y que te salte sonido y te distraiga. <text:span text:style-name="T108">F</text:span>unciona si lo pones en <text:span text:style-name="T57">muted</text:span>.</text:p>
      <text:p text:style-name="P133"><text:span text:style-name="T57">preload:</text:span> auto/metadata/none</text:p>
      <text:p text:style-name="P137">"auto" ( por defecto), <text:span text:style-name="T110">se</text:span> empieza a cargar al cargar la página, <text:s/>visualiza duración y volumen <text:s/>máximo.</text:p>
      <text:p text:style-name="P137">“none-no”, se carga al cargar la página, no se visualiza duración. </text:p>
      <text:p text:style-name="P138">“metadata”, visualiza datos , pero no se cargado. </text:p>
      <text:p text:style-name="P133"><text:span text:style-name="T57">mediagroup:</text:span> “nombre” establece nombre para un grupo de contenidos multimedia</text:p>
      <text:p text:style-name="P124"/>
      <text:p text:style-name="P20"/>
      <text:p text:style-name="P134"><text:span text:style-name="T57">&lt;</text:span><text:span text:style-name="T64">source</text:span><text:span text:style-name="T57">&gt;</text:span> con los atributos; (<text:span text:style-name="T57">src</text:span>) la ruta <text:s/>y (<text:span text:style-name="T57">type</text:span>) el formato de vídeo, </text:p>
      <text:p text:style-name="P135">para que el navegador seleccione el mas compatible entre los disponibles </text:p>
      <text:p text:style-name="P134"><text:span text:style-name="T57">&lt;</text:span><text:span text:style-name="T64">track</text:span><text:span text:style-name="T57">&gt;</text:span> con los atributos; (<text:span text:style-name="T57">src</text:span>) la ruta <text:s/>y <text:span text:style-name="T64">srclang, label, kind, default:</text:span></text:p>
      <text:p text:style-name="P136"><text:span text:style-name="T109">establece subtitulos o lo añade como alternativa</text:span> </text:p>
      <text:p text:style-name="P135"/>
      <text:p text:style-name="P127">Es recomendable adjuntar <text:span text:style-name="T108">mensaje o enlace por</text:span> si el navegador no reconoce el vídeo,: </text:p>
      <text:p text:style-name="P129">Por favor, descarga el video del siguiente link: &lt;a href="ruta.mp4" download&gt;Descargar&lt;/a&gt;</text:p>
      <text:p text:style-name="P131">Adjuntar descripcion o title explicativo por UX</text:p>
      <text:p text:style-name="P132"><text:span text:style-name="T57">youtube, vimeo</text:span> o servicio alternativo colocar mediante &lt;iframe&gt;</text:p>
      <text:p text:style-name="P128"/>
      <text:p text:style-name="P130">&lt;video width="100%" height="auto" controls loop autoplay preload="metadata" muted poster="htpp://rutaposter.jpg"&gt;<text:tab/></text:p>
      <text:p text:style-name="P157"><text:span text:style-name="Source_20_Text"><text:span text:style-name="T16">&lt;source src="video.mp4" type="video/mp4" /&gt;</text:span></text:span></text:p>
      <text:p text:style-name="P156"><text:span text:style-name="Source_20_Text"><text:span text:style-name="T16">&lt;source src="video.webm" type="video/webm" /&gt;</text:span></text:span></text:p>
      <text:p text:style-name="P156"><text:span text:style-name="Source_20_Text"><text:span text:style-name="T16">&lt;source src="video.ogv" type="video/ogg" /&gt;</text:span></text:span></text:p>
      <text:p text:style-name="P156"><text:span text:style-name="Source_20_Text"><text:span text:style-name="T16">&lt;img src="imagen.png" alt="Video no soportado" /&gt;</text:span></text:span></text:p>
      <text:p text:style-name="P156"><text:span text:style-name="Source_20_Text"><text:span text:style-name="T16">Su navegador no soporta contenido multimedia.</text:span></text:span></text:p>
      <text:p text:style-name="P130">&lt;/video&gt;</text:p>
      <text:h text:style-name="Heading_20_4" text:outline-level="4"><text:a xlink:type="simple" xlink:href="https://lenguajehtml.com/html/multimedia/etiquetas-html-de-video/#acceso-a-segundos-concretos" text:style-name="Internet_20_link" text:visited-style-name="Visited_20_Internet_20_Link"><text:bookmark text:name="acceso-a-segundos-concretos"/><text:span text:style-name="T27">Acceso a segundos concretos </text:span></text:a></text:h>
      <text:p text:style-name="P159"><text:span text:style-name="T27">Utilizando los </text:span><text:a xlink:type="simple" xlink:href="https://www.w3.org/TR/media-frags/" text:style-name="Internet_20_link" text:visited-style-name="Visited_20_Internet_20_Link"><text:span text:style-name="T27">fragmentos multimedia</text:span></text:a><text:span text:style-name="T27"> se pueden conseguir algunas acciones interesantes, como por ejemplo especificar el momento concreto del video (</text:span><text:span text:style-name="Emphasis"><text:span text:style-name="T27">o audio</text:span></text:span><text:span text:style-name="T27">) en el que empezar a reproducir o terminar de reproducir. </text:span></text:p>
      <text:p text:style-name="P148"><text:span text:style-name="Source_20_Text"><text:span text:style-name="T27">&lt;video autoplay controls src="video.mp4</text:span></text:span><text:span text:style-name="Source_20_Text"><text:span text:style-name="T24">#t=25,45"</text:span></text:span><text:span text:style-name="Source_20_Text"><text:span text:style-name="T27">&gt;&lt;/video&gt;</text:span></text:span></text:p>
      <text:p text:style-name="P206"><text:span text:style-name="T27"><text:s/></text:span><text:span text:style-name="T32">R</text:span><text:span text:style-name="T27">eproducimos el video a partir del segundo </text:span><text:span text:style-name="Strong_20_Emphasis"><text:span text:style-name="T27">25</text:span></text:span><text:span text:style-name="T27"> y terminará de reproducirse en el segundo </text:span><text:span text:style-name="Strong_20_Emphasis"><text:span text:style-name="T27">45</text:span></text:span><text:span text:style-name="T27">.</text:span></text:p>
      <text:p text:style-name="P95"/>
      <text:p text:style-name="P121"><text:tab/></text:p>
      <text:p text:style-name="P205"><text:span text:style-name="T53">10</text:span><text:span text:style-name="T16">. AUDIO (mp3,</text:span><text:span text:style-name="T54">aac, flac, opus,ogg,</text:span><text:span text:style-name="T16"> wav)</text:span></text:p>
      <text:p text:style-name="P1">&lt;audio src ="htpps://ruta.mp3" controls autoplay loop muted preload="auto"</text:p>
      <text:p text:style-name="P141">Atributos <text:s/>de audio <text:span text:style-name="T110">como video</text:span></text:p>
      <text:p text:style-name="P143">Etiquetas anidadas igual:</text:p>
      <text:p text:style-name="P142"><text:span text:style-name="T65">&lt;</text:span><text:span text:style-name="T64">track</text:span><text:span text:style-name="T65">&gt;</text:span><text:span text:style-name="T111"> con los atributos; (</text:span><text:span text:style-name="T65">src</text:span><text:span text:style-name="T111">) la ruta <text:s/>y </text:span><text:span text:style-name="T64">srclang, label, kind, default:</text:span></text:p>
      <text:p text:style-name="P142"><text:span text:style-name="T109">establece subtitulos o lo añade como alternativa</text:span> </text:p>
      <text:p text:style-name="P142"><text:tab/></text:p>
      <text:p text:style-name="P140"><text:span text:style-name="T57">&lt;source&gt; </text:span>etiqueta anidada para cargar un formato<text:span text:style-name="T110">s</text:span> de archivo <text:span text:style-name="T110">alternativos</text:span>.(ogg, ejem.mp3, ejem.wav) <text:s/>. </text:p>
      <text:p text:style-name="P139">Tambien se pueden establecer codecs para esto archivos con el atributo de source</text:p>
      <text:p text:style-name="P82">&lt;audio controls preload="metadata"&gt;</text:p>
      <text:p text:style-name="P35">&lt;source scr="htpps://ruta.mp3" type="audio/mp3"/&gt;</text:p>
      <text:p text:style-name="P36">&lt;source scr="htpps://ruta2.ogg" type="audio/ogg"/&gt;</text:p>
      <text:p text:style-name="P36">&lt;source scr="htpps://ruta3.wav" type="audio/wav"/&gt;</text:p>
      <text:p text:style-name="P81">&lt;/audio&gt;</text:p>
      <text:p text:style-name="P1"><text:tab/><text:tab/></text:p>
      <text:p text:style-name="P144">11. SUBTITULOS</text:p>
      <text:p text:style-name="P144">WebVTT formato abierto para creación de subtítulos derivado del SRT</text:p>
      <text:p text:style-name="P207"><text:span text:style-name="T27">archivo empieza con el texto </text:span><text:span text:style-name="Source_20_Text"><text:span text:style-name="T27">WEBVTT</text:span></text:span></text:p>
      <text:p text:style-name="P97"><text:soft-page-break/>continua con una línea que indica el inicio y final que permanecerá visible la frase de la siguiente línea.</text:p>
      <text:p text:style-name="P207"><text:span text:style-name="T27"><text:s/>En la frase, se puede indicar el personaje que está hablando (</text:span><text:span text:style-name="Emphasis"><text:span text:style-name="T27">para posteriormente aplicar estilos</text:span></text:span><text:span text:style-name="T27">) e incluso incluir etiquetas simples para dar formato al texto. También se pueden alinear textos, modificar su tamaño o cambiar la posición, entre otras cosas. <text:tab/></text:span></text:p>
      <text:p text:style-name="P96"/>
      <text:p text:style-name="P148"><text:span text:style-name="Source_20_Text"><text:span text:style-name="T34">WEBVTT</text:span></text:span></text:p>
      <text:p text:style-name="P147"><text:span text:style-name="Source_20_Text"><text:span text:style-name="T34">00:04.000 --&gt; 00:07.000</text:span></text:span></text:p>
      <text:p text:style-name="P147"><text:span text:style-name="Source_20_Text"><text:span text:style-name="T34">&lt;v Capitán América&gt;Hola &lt;i&gt;Tony&lt;/i&gt;.</text:span></text:span></text:p>
      <text:p text:style-name="P147"><text:span text:style-name="Source_20_Text"><text:span text:style-name="T34">00:09.000 --&gt; 00:11.000</text:span></text:span></text:p>
      <text:p text:style-name="P147"><text:span text:style-name="Source_20_Text"><text:span text:style-name="T34">&lt;v Ironman&gt;¿Me echabas de menos?</text:span></text:span></text:p>
      <text:p text:style-name="P147"><text:span text:style-name="Source_20_Text"><text:span text:style-name="T34">00:12.000 --&gt; 00:14.000 align:end size:50%</text:span></text:span></text:p>
      <text:p text:style-name="P147"><text:span text:style-name="Source_20_Text"><text:span text:style-name="T34">*ruido*</text:span></text:span></text:p>
      <text:p text:style-name="P208"><text:span text:style-name="Source_20_Text"><text:span text:style-name="T42">Aplicar mediante una etiqueta &lt;</text:span></text:span><text:span text:style-name="Source_20_Text"><text:span text:style-name="T39">track&gt;</text:span></text:span><text:span text:style-name="Source_20_Text"><text:span text:style-name="T40"> dentro de una etiqueta </text:span></text:span><text:span text:style-name="Source_20_Text"><text:span text:style-name="T39">&lt;video&gt; </text:span></text:span><text:span text:style-name="Source_20_Text"><text:span text:style-name="T40">y tras las </text:span></text:span><text:span text:style-name="Source_20_Text"><text:span text:style-name="T39">&lt;source&gt;</text:span></text:span></text:p>
      <text:p text:style-name="P209"><text:span text:style-name="Source_20_Text"><text:span text:style-name="T39">Atributos</text:span></text:span></text:p>
      <text:p text:style-name="P210"><text:span text:style-name="Source_20_Text"><text:span text:style-name="T39">src= “</text:span></text:span><text:span text:style-name="Source_20_Text"><text:span text:style-name="T40">ruta”</text:span></text:span></text:p>
      <text:p text:style-name="P211"><text:span text:style-name="Source_20_Text"><text:span text:style-name="T40">ruta archivo WebVTT, obligatorio</text:span></text:span></text:p>
      <text:p text:style-name="P213"><text:span text:style-name="Source_20_Text"><text:span text:style-name="T39">srclang</text:span></text:span><text:span text:style-name="Source_20_Text"><text:span text:style-name="T40">= “idioma”</text:span></text:span></text:p>
      <text:p text:style-name="P212"><text:span text:style-name="Source_20_Text"><text:span text:style-name="T40">codigo ISO 639-1 del idioma de los subtítulos: es, en, fr…</text:span></text:span></text:p>
      <text:p text:style-name="P213"><text:span text:style-name="Source_20_Text"><text:span text:style-name="T39">label=</text:span></text:span><text:span text:style-name="Source_20_Text"><text:span text:style-name="T40">”título” </text:span></text:span></text:p>
      <text:p text:style-name="P212"><text:span text:style-name="Source_20_Text"><text:span text:style-name="T40">que verá el usuario para elegir el canal de subtítulos</text:span></text:span></text:p>
      <text:p text:style-name="P214"><text:span text:style-name="Source_20_Text"><text:span text:style-name="T39">kind= subtitles/caption/description/chapters/metadata</text:span></text:span></text:p>
      <text:p text:style-name="P212"><text:span text:style-name="Source_20_Text"><text:span text:style-name="T40">indica tipo o género de subtítulos enlazados</text:span></text:span></text:p>
      <text:p text:style-name="P213"><text:span text:style-name="Source_20_Text"><text:span text:style-name="T39">default</text:span></text:span></text:p>
      <text:p text:style-name="P212"><text:span text:style-name="Source_20_Text"><text:span text:style-name="T40">utiliza este canal de subtítulos por defecto</text:span></text:span></text:p>
      <text:p text:style-name="Preformatted_20_Text"/>
      <text:p text:style-name="P215"><text:span text:style-name="T112">E</text:span><text:span text:style-name="T16">n la barra de los controles de reproducción </text:span><text:span text:style-name="T55">aparece</text:span><text:span text:style-name="T16"> un icono</text:span><text:span text:style-name="T19"> </text:span><text:span text:style-name="Source_20_Text"><text:span text:style-name="T19">CC </text:span></text:span><text:span text:style-name="T16">donde el usuario puede elegir </text:span><text:span text:style-name="T55">entre los</text:span><text:span text:style-name="T16"> subtítulos indicados, que utiliza por defecto el primero que encuentra </text:span><text:span text:style-name="T55">con</text:span><text:span text:style-name="T16"> el atributo </text:span><text:span text:style-name="Strong_20_Emphasis"><text:span text:style-name="T16">default</text:span></text:span><text:span text:style-name="T16">:</text:span></text:p>
      <text:p text:style-name="P183"><text:span text:style-name="Source_20_Text"><text:span text:style-name="T49">&lt;video controls&gt;</text:span></text:span></text:p>
      <text:p text:style-name="P147"><text:span text:style-name="Source_20_Text"><text:span text:style-name="T49">&lt;source src="video.mp4" /&gt;</text:span></text:span></text:p>
      <text:p text:style-name="P147"><text:span text:style-name="Source_20_Text"><text:span text:style-name="T49">&lt;source src="video.webm" /&gt;</text:span></text:span></text:p>
      <text:p text:style-name="P147"><text:span text:style-name="Source_20_Text"><text:span text:style-name="T49">&lt;track src="subs-es.vtt" srclang="es" label="Español" default /&gt;</text:span></text:span></text:p>
      <text:p text:style-name="P147"><text:span text:style-name="Source_20_Text"><text:span text:style-name="T49">&lt;track src="subs-en.vtt" srclang="en" label="English" /&gt;</text:span></text:span></text:p>
      <text:p text:style-name="P147"><text:span text:style-name="Source_20_Text"><text:span text:style-name="T49">&lt;track src="subs-fr.vtt" srclang="fr" label="Français" /&gt;</text:span></text:span></text:p>
      <text:p text:style-name="P183"><text:span text:style-name="Source_20_Text"><text:span text:style-name="T49">&lt;/video&gt;</text:span></text:span></text:p>
      <text:p text:style-name="P216"><text:span text:style-name="Source_20_Text"><text:span text:style-name="T56">Idem para audio, ejm: potcast, o por UX</text:span></text:span></text:p>
      <text:p text:style-name="Preformatted_20_Text"/>
      <text:p text:style-name="Preformatted_20_Text"/>
      <text:p text:style-name="P1"><text:tab/></text:p>
      <text:p text:style-name="P1"/>
      <text:p text:style-name="P1"><text:tab/>5. FIGURE Y FIGCAPTION </text:p>
      <text:p text:style-name="P1"><text:tab/><text:tab/>Figure: una etiqueta que representa a una unidad de contenido independiente, parte del flujo del documento pero ubicable en distintos lugares sin afectar al significado del documento. </text:p>
      <text:p text:style-name="P1"><text:tab/><text:tab/><text:tab/>Puede contener 1 o varios audio, video, foto, tex cita, código...</text:p>
      <text:p text:style-name="P1"><text:tab/><text:tab/>&lt;figure src="htpps://ruta.jpg" alt="foto pato"&gt;</text:p>
      <text:p text:style-name="P1"><text:tab/><text:tab/>&lt;figcaption&gt; Leyenda de la imagen&lt;/figcaption&gt;&lt;/figure&gt; figcaption es un subtitulo o leyenda de su elemento figure. Puede ir antes o después, pero siempre dentro de la etiqueta figure.</text:p>
      <text:p text:style-name="P1"/>
      <text:p text:style-name="P1"/>
      <text:p text:style-name="P1"/>
      <text:p text:style-name="P1">I. {FORMULARIOS}</text:p>
      <text:p text:style-name="P120"/>
      <text:p text:style-name="P1"/>
      <text:p text:style-name="P1">*Nota: si dos elementos inline no están alienados verticalmente, se puede corregir css con vertical-align:middle; centra verticalmente</text:p>
      <text:p text:style-name="P1"/>
      <text:p text:style-name="P1"><text:tab/>3. ELEMENTO INPUT: LOGIN FORM</text:p>
      <text:p text:style-name="P1"><text:tab/><text:tab/>HTML</text:p>
      <text:p text:style-name="P1">&lt;!DOCTYPE html&gt;</text:p>
      <text:p text:style-name="P1">&lt;html lang="es"&gt;</text:p>
      <text:p text:style-name="P1">&lt;head&gt;</text:p>
      <text:p text:style-name="P1"><text:tab/>&lt;meta charset="utf-8"&gt;</text:p>
      <text:p text:style-name="P1"><text:tab/>&lt;title&gt;Login form&lt;/title&gt;</text:p>
      <text:p text:style-name="P1"><text:tab/>&lt;link rel="stylesheet" type="text/css" href="css/style_form_final.css"&gt;</text:p>
      <text:p text:style-name="P1"><text:soft-page-break/>&lt;/head&gt;</text:p>
      <text:p text:style-name="P1">&lt;body&gt;</text:p>
      <text:p text:style-name="P1"><text:tab/>&lt;form action="login.php" method="post"&gt;</text:p>
      <text:p text:style-name="P1"><text:tab/><text:tab/>&lt;fieldset&gt;</text:p>
      <text:p text:style-name="P1"><text:tab/><text:tab/><text:tab/>&lt;legend&gt;Login&lt;/legend&gt;</text:p>
      <text:p text:style-name="P1"><text:tab/><text:tab/><text:tab/>&lt;input type="email" name="e" placeholder="email" id="email" required&gt;</text:p>
      <text:p text:style-name="P1"><text:tab/><text:tab/><text:tab/>&lt;input type="password" name="p" placeholder="password"id="password" required&gt;</text:p>
      <text:p text:style-name="P1"><text:tab/><text:tab/><text:tab/>&lt;input type="submit" value="Login" name="b"&gt;</text:p>
      <text:p text:style-name="P1"><text:tab/><text:tab/>&lt;/fieldset&gt;<text:tab/></text:p>
      <text:p text:style-name="P1"><text:tab/>&lt;/form&gt;</text:p>
      <text:p text:style-name="P1">&lt;/body&gt;</text:p>
      <text:p text:style-name="P1">&lt;/html&gt;<text:tab/></text:p>
      <text:p text:style-name="P1"/>
      <text:p text:style-name="P1"><text:tab/><text:tab/>CSS</text:p>
      <text:p text:style-name="P1">body{font-family: arial;</text:p>
      <text:p text:style-name="P1"><text:tab/><text:tab/>background: mediumseagreen;}</text:p>
      <text:p text:style-name="P1">form{background-color: white;</text:p>
      <text:p text:style-name="P1"><text:tab/>width: 280px;</text:p>
      <text:p text:style-name="P1"><text:tab/>padding: 40px 10px 0 10px;</text:p>
      <text:p text:style-name="P1"><text:tab/>margin: 0 auto;</text:p>
      <text:p text:style-name="P1"><text:tab/>border-radius: 4px;}</text:p>
      <text:p text:style-name="P1">fieldset{width: 280px; </text:p>
      <text:p text:style-name="P1"><text:tab/><text:tab/>margin: 0 auto;</text:p>
      <text:p text:style-name="P1"><text:tab/><text:tab/>border:none;</text:p>
      <text:p text:style-name="P1"><text:tab/><text:tab/>padding: 0 0 10px 0;</text:p>
      <text:p text:style-name="P1"><text:tab/><text:tab/>background-color: white;}</text:p>
      <text:p text:style-name="P1">legend{width: 100%;</text:p>
      <text:p text:style-name="P1"><text:tab/><text:tab/>text-align: center;</text:p>
      <text:p text:style-name="P1"><text:tab/><text:tab/>font-size: 30px;</text:p>
      <text:p text:style-name="P1"><text:tab/><text:tab/>font-weight: bold;</text:p>
      <text:p text:style-name="P1"><text:tab/><text:tab/>color: #777;}</text:p>
      <text:p text:style-name="P1">input{display: block;</text:p>
      <text:p text:style-name="P1"><text:tab/><text:tab/>border: none;</text:p>
      <text:p text:style-name="P1"><text:tab/><text:tab/>margin: 20px auto;</text:p>
      <text:p text:style-name="P1"><text:tab/><text:tab/>width: 280px;</text:p>
      <text:p text:style-name="P1"><text:tab/><text:tab/>background-color:#eaeaea; </text:p>
      <text:p text:style-name="P1"><text:tab/><text:tab/>padding: 15px 0;</text:p>
      <text:p text:style-name="P1"><text:tab/><text:tab/>text-align: center;</text:p>
      <text:p text:style-name="P1"><text:tab/><text:tab/>font-size: 18px;</text:p>
      <text:p text:style-name="P1"><text:tab/><text:tab/>border-radius: 4px;}</text:p>
      <text:p text:style-name="P1">input[type="submit"]{background-color: mediumseagreen;</text:p>
      <text:p text:style-name="P1"><text:tab/><text:tab/><text:tab/>color: white;</text:p>
      <text:p text:style-name="P1"><text:tab/><text:tab/><text:tab/>cursor: pointer;}</text:p>
      <text:p text:style-name="P1"/>
      <text:p text:style-name="P1"><text:tab/>4.ELEMENTO INPUT: SEARCH FORM</text:p>
      <text:p text:style-name="P1"><text:tab/><text:tab/>HTML</text:p>
      <text:p text:style-name="P1">&lt;!DOCTYPE html&gt;</text:p>
      <text:p text:style-name="P1">&lt;html lang="es"&gt;</text:p>
      <text:p text:style-name="P1">&lt;head&gt;</text:p>
      <text:p text:style-name="P1"><text:tab/>&lt;meta charset="utf-8"&gt;</text:p>
      <text:p text:style-name="P1"><text:tab/>&lt;title&gt;Search form&lt;/title&gt;</text:p>
      <text:p text:style-name="P1"><text:tab/>&lt;link rel="stylesheet" type="text/css" href="css/style_form_search.css"&gt;</text:p>
      <text:p text:style-name="P1">&lt;/head&gt;</text:p>
      <text:p text:style-name="P1">&lt;body&gt;</text:p>
      <text:p text:style-name="P1"><text:tab/>&lt;form action="searh.php" method="get"&gt;</text:p>
      <text:p text:style-name="P1"><text:tab/><text:tab/>&lt;fieldset&gt;</text:p>
      <text:p text:style-name="P1"><text:tab/><text:tab/><text:tab/>&lt;input type="searh" placeholder="Buscar" name="searh"&gt;</text:p>
      <text:p text:style-name="P1"><text:tab/><text:tab/><text:tab/>&lt;input type="image" src="img/lupa.png" name=""&gt;</text:p>
      <text:p text:style-name="P1"><text:tab/><text:tab/>&lt;/fieldset&gt;</text:p>
      <text:p text:style-name="P1"><text:tab/>&lt;/form&gt;</text:p>
      <text:p text:style-name="P1">&lt;/body&gt;</text:p>
      <text:p text:style-name="P1">&lt;/html&gt;</text:p>
      <text:p text:style-name="P1"><text:tab/><text:tab/>CSS</text:p>
      <text:p text:style-name="P1"><text:soft-page-break/>fieldset{padding: 0;</text:p>
      <text:p text:style-name="P1"><text:tab/>border: none;}</text:p>
      <text:p text:style-name="P1"/>
      <text:p text:style-name="P1">input[type="image"]{vertical-align: middle;</text:p>
      <text:p text:style-name="P1"><text:tab/><text:tab/><text:tab/><text:tab/><text:tab/>width: 25px;</text:p>
      <text:p text:style-name="P1"><text:tab/><text:tab/><text:tab/><text:tab/><text:tab/>height: 26px;}</text:p>
      <text:p text:style-name="P1">input[type="search"]{display: inline-block;</text:p>
      <text:p text:style-name="P1"><text:tab/><text:tab/><text:tab/>padding: 10px;</text:p>
      <text:p text:style-name="P1"><text:tab/><text:tab/><text:tab/>border-radius: 4px;</text:p>
      <text:p text:style-name="P1"><text:tab/><text:tab/><text:tab/>font-size:18px;</text:p>
      <text:p text:style-name="P1"><text:tab/><text:tab/><text:tab/>border: none;</text:p>
      <text:p text:style-name="P1"><text:tab/><text:tab/><text:tab/>background-color: #eaeaea;}</text:p>
      <text:p text:style-name="P1"/>
      <text:p text:style-name="P1"><text:tab/>5. ELEMENTO INPUT: SLAMBOOK FORM (Cuaderno de preguntas)</text:p>
      <text:p text:style-name="P1"><text:tab/></text:p>
      <text:p text:style-name="P1"><text:tab/><text:tab/>HTML</text:p>
      <text:p text:style-name="P1">&lt;!DOCTYPE html&gt;</text:p>
      <text:p text:style-name="P1">&lt;html lang="es"&gt;</text:p>
      <text:p text:style-name="P1">&lt;head&gt;</text:p>
      <text:p text:style-name="P1"><text:tab/>&lt;meta charset="utf-8"&gt;</text:p>
      <text:p text:style-name="P1"><text:tab/>&lt;title&gt;Search form&lt;/title&gt;</text:p>
      <text:p text:style-name="P1"><text:tab/>&lt;link rel="stylesheet" type="text/css" href="css/slambook_form_search.css"&gt;</text:p>
      <text:p text:style-name="P1">&lt;/head&gt;</text:p>
      <text:p text:style-name="P1">&lt;body&gt;</text:p>
      <text:p text:style-name="P1"><text:tab/>&lt;form action="enviar.php" method="post"&gt;</text:p>
      <text:p text:style-name="P1"><text:tab/><text:tab/>&lt;h1&gt;Slam Book&lt;/h1&gt;</text:p>
      <text:p text:style-name="P1"><text:tab/><text:tab/>&lt;section id="preguntas"&gt;</text:p>
      <text:p text:style-name="P1"><text:tab/><text:tab/><text:tab/>&lt;p&gt;</text:p>
      <text:p text:style-name="P1"><text:tab/><text:tab/><text:tab/><text:tab/>&lt;label for="name"&gt;Nombres y apellidos:&lt;/label&gt;</text:p>
      <text:p text:style-name="P1"><text:tab/><text:tab/><text:tab/><text:tab/>&lt;input type="text" name="nombres" id="name"&gt;</text:p>
      <text:p text:style-name="P1"><text:tab/><text:tab/><text:tab/>&lt;/p&gt;</text:p>
      <text:p text:style-name="P1"><text:tab/><text:tab/><text:tab/>&lt;p&gt;</text:p>
      <text:p text:style-name="P1"><text:tab/><text:tab/><text:tab/><text:tab/>&lt;label for="birth"&gt;Fecha de nacimiento:&lt;/label&gt;</text:p>
      <text:p text:style-name="P1"><text:tab/><text:tab/><text:tab/><text:tab/>&lt;input type="date" name="nacimiento" id="birth"&gt;</text:p>
      <text:p text:style-name="P1"><text:tab/><text:tab/><text:tab/>&lt;/p&gt;</text:p>
      <text:p text:style-name="P1"><text:tab/><text:tab/><text:tab/>&lt;fieldset&gt;</text:p>
      <text:p text:style-name="P1"><text:tab/><text:tab/><text:tab/><text:tab/>&lt;legend&gt;Sexo&lt;/legend&gt;</text:p>
      <text:p text:style-name="P1"><text:tab/><text:tab/><text:tab/><text:tab/>&lt;ul&gt;</text:p>
      <text:p text:style-name="P1"><text:tab/><text:tab/><text:tab/><text:tab/><text:tab/>&lt;li&gt;</text:p>
      <text:p text:style-name="P1"><text:tab/><text:tab/><text:tab/><text:tab/><text:tab/><text:tab/>&lt;label&gt;</text:p>
      <text:p text:style-name="P1"><text:tab/><text:tab/><text:tab/><text:tab/><text:tab/><text:tab/><text:tab/>&lt;input type="radio" name="sexo" value="hombre" checked&gt;</text:p>
      <text:p text:style-name="P1"><text:tab/><text:tab/><text:tab/><text:tab/><text:tab/><text:tab/><text:tab/>Hombres</text:p>
      <text:p text:style-name="P1"><text:tab/><text:tab/><text:tab/><text:tab/><text:tab/><text:tab/>&lt;/label&gt;</text:p>
      <text:p text:style-name="P1"><text:tab/><text:tab/><text:tab/><text:tab/><text:tab/>&lt;/li&gt;</text:p>
      <text:p text:style-name="P1"><text:tab/><text:tab/><text:tab/><text:tab/><text:tab/>&lt;li&gt;</text:p>
      <text:p text:style-name="P1"><text:tab/><text:tab/><text:tab/><text:tab/><text:tab/><text:tab/>&lt;label&gt;</text:p>
      <text:p text:style-name="P1"><text:tab/><text:tab/><text:tab/><text:tab/><text:tab/><text:tab/><text:tab/>&lt;input type="radio" name="sexo" value="mujer"&gt;</text:p>
      <text:p text:style-name="P1"><text:tab/><text:tab/><text:tab/><text:tab/><text:tab/><text:tab/><text:tab/>Mujeres</text:p>
      <text:p text:style-name="P1"><text:tab/><text:tab/><text:tab/><text:tab/><text:tab/><text:tab/>&lt;/label&gt;</text:p>
      <text:p text:style-name="P1"><text:tab/><text:tab/><text:tab/><text:tab/><text:tab/>&lt;/li&gt;</text:p>
      <text:p text:style-name="P1"><text:tab/><text:tab/><text:tab/><text:tab/>&lt;/ul&gt;</text:p>
      <text:p text:style-name="P1"><text:tab/><text:tab/><text:tab/>&lt;/fieldset&gt;</text:p>
      <text:p text:style-name="P1"><text:tab/><text:tab/><text:tab/>&lt;p&gt;</text:p>
      <text:p text:style-name="P1"><text:tab/><text:tab/><text:tab/><text:tab/>&lt;label for="phone"&gt;Sube tu foto de perfil&lt;/label&gt;</text:p>
      <text:p text:style-name="P1"><text:tab/><text:tab/><text:tab/><text:tab/>&lt;input type="tel" name="telefono" id="phone"&gt;</text:p>
      <text:p text:style-name="P1"><text:tab/><text:tab/><text:tab/>&lt;/p&gt;</text:p>
      <text:p text:style-name="P1"><text:tab/><text:tab/><text:tab/>&lt;p&gt;</text:p>
      <text:p text:style-name="P1"><text:tab/><text:tab/><text:tab/><text:tab/>&lt;label for="photo"&gt;Número de teléfono:&lt;/label&gt;</text:p>
      <text:p text:style-name="P1"><text:tab/><text:tab/><text:tab/><text:tab/>&lt;input type="file" name="foto" id="photo" multiple accept="image/*,video/*"&gt;</text:p>
      <text:p text:style-name="P1"><text:tab/><text:tab/><text:tab/>&lt;/p&gt;</text:p>
      <text:p text:style-name="P1"><text:tab/><text:tab/><text:tab/>&lt;p&gt;</text:p>
      <text:p text:style-name="P1"><text:tab/><text:tab/><text:tab/><text:tab/>&lt;label for="color"&gt;Color favorito:&lt;/label&gt;</text:p>
      <text:p text:style-name="P1"><text:soft-page-break/><text:tab/><text:tab/><text:tab/><text:tab/>&lt;input type="color" name="color" id="color"&gt;</text:p>
      <text:p text:style-name="P1"><text:tab/><text:tab/><text:tab/>&lt;/p&gt;</text:p>
      <text:p text:style-name="P1"><text:tab/><text:tab/><text:tab/>&lt;p&gt;</text:p>
      <text:p text:style-name="P1"><text:tab/><text:tab/><text:tab/><text:tab/>&lt;label for="hour"&gt;Hora que te despiertas:&lt;/label&gt;</text:p>
      <text:p text:style-name="P1"><text:tab/><text:tab/><text:tab/><text:tab/>&lt;input type="time" name="hora" id="hour"&gt;</text:p>
      <text:p text:style-name="P1"><text:tab/><text:tab/><text:tab/>&lt;/p&gt;</text:p>
      <text:p text:style-name="P1"><text:tab/><text:tab/><text:tab/>&lt;p&gt;</text:p>
      <text:p text:style-name="P1"><text:tab/><text:tab/><text:tab/><text:tab/>&lt;label for="number"&gt;Número favorito:&lt;/label&gt;</text:p>
      <text:p text:style-name="P1"><text:tab/><text:tab/><text:tab/><text:tab/>&lt;input type="number" name="numero" id="number" min="4" max="8" step="2"&gt;</text:p>
      <text:p text:style-name="P1"><text:tab/><text:tab/><text:tab/>&lt;/p&gt;</text:p>
      <text:p text:style-name="P1"><text:tab/><text:tab/><text:tab/>&lt;p&gt;</text:p>
      <text:p text:style-name="P1"><text:tab/><text:tab/><text:tab/><text:tab/>&lt;label for="mydatetimelocal"&gt;Fecha y hora más importante:&lt;/label&gt;</text:p>
      <text:p text:style-name="P1"><text:tab/><text:tab/><text:tab/><text:tab/>&lt;input type="datetime-local" name="fechayhora" id="mydatetimelocal"&gt;</text:p>
      <text:p text:style-name="P1"><text:tab/><text:tab/><text:tab/>&lt;/p&gt;</text:p>
      <text:p text:style-name="P1"><text:tab/><text:tab/><text:tab/>&lt;p&gt;</text:p>
      <text:p text:style-name="P1"><text:tab/><text:tab/><text:tab/><text:tab/>&lt;label for="month"&gt;Elige un mes y un año:&lt;/label&gt;</text:p>
      <text:p text:style-name="P1"><text:tab/><text:tab/><text:tab/><text:tab/>&lt;input type="month" name="mes" id="month"&gt;</text:p>
      <text:p text:style-name="P1"><text:tab/><text:tab/><text:tab/>&lt;/p&gt;</text:p>
      <text:p text:style-name="P1"><text:tab/><text:tab/><text:tab/>&lt;p&gt;</text:p>
      <text:p text:style-name="P1"><text:tab/><text:tab/><text:tab/><text:tab/>&lt;label for="week"&gt;Elige una fecha:&lt;/label&gt;</text:p>
      <text:p text:style-name="P1"><text:tab/><text:tab/><text:tab/><text:tab/>&lt;input type="week" name="semana" id="week"&gt;</text:p>
      <text:p text:style-name="P1"><text:tab/><text:tab/><text:tab/>&lt;/p&gt;</text:p>
      <text:p text:style-name="P1"><text:tab/><text:tab/><text:tab/>&lt;p&gt;</text:p>
      <text:p text:style-name="P1"><text:tab/><text:tab/><text:tab/><text:tab/>&lt;label for="volume"&gt;Volumen favorito:&lt;/label&gt;</text:p>
      <text:p text:style-name="P1"><text:tab/><text:tab/><text:tab/><text:tab/>&lt;input type="range" name="volumen" id="volume"&gt;</text:p>
      <text:p text:style-name="P1"><text:tab/><text:tab/><text:tab/>&lt;/p&gt;</text:p>
      <text:p text:style-name="P1"><text:tab/><text:tab/><text:tab/>&lt;fieldset&gt;</text:p>
      <text:p text:style-name="P1"><text:tab/><text:tab/><text:tab/><text:tab/>&lt;legend&gt;Confirmación&lt;/legend&gt;</text:p>
      <text:p text:style-name="P1"><text:tab/><text:tab/><text:tab/><text:tab/>&lt;ul&gt;</text:p>
      <text:p text:style-name="P1"><text:tab/><text:tab/><text:tab/><text:tab/><text:tab/>&lt;li&gt;</text:p>
      <text:p text:style-name="P1"><text:tab/><text:tab/><text:tab/><text:tab/><text:tab/><text:tab/>&lt;label&gt;</text:p>
      <text:p text:style-name="P1"><text:tab/><text:tab/><text:tab/><text:tab/><text:tab/><text:tab/><text:tab/>&lt;input type="checkbox" name="confirmacion" value=""&gt;</text:p>
      <text:p text:style-name="P1"><text:tab/><text:tab/><text:tab/><text:tab/><text:tab/><text:tab/><text:tab/>Juro que todas mis respuestas son verdaderas</text:p>
      <text:p text:style-name="P1"><text:tab/><text:tab/><text:tab/><text:tab/><text:tab/><text:tab/>&lt;/label&gt;</text:p>
      <text:p text:style-name="P1"><text:tab/><text:tab/><text:tab/><text:tab/><text:tab/>&lt;/li&gt;</text:p>
      <text:p text:style-name="P1"><text:tab/><text:tab/><text:tab/><text:tab/><text:tab/>&lt;li&gt;</text:p>
      <text:p text:style-name="P1"><text:tab/><text:tab/><text:tab/><text:tab/><text:tab/><text:tab/>&lt;label&gt;</text:p>
      <text:p text:style-name="P1"><text:tab/><text:tab/><text:tab/><text:tab/><text:tab/><text:tab/><text:tab/>&lt;input type="checkbox" name="confirmacion" value=""&gt;</text:p>
      <text:p text:style-name="P1"><text:tab/><text:tab/><text:tab/><text:tab/><text:tab/><text:tab/><text:tab/>Acepto que cualquier otro usuario vea mis respuestas</text:p>
      <text:p text:style-name="P1"><text:tab/><text:tab/><text:tab/><text:tab/><text:tab/><text:tab/>&lt;/label&gt;</text:p>
      <text:p text:style-name="P1"><text:tab/><text:tab/><text:tab/><text:tab/><text:tab/>&lt;/li&gt;</text:p>
      <text:p text:style-name="P1"><text:tab/><text:tab/><text:tab/><text:tab/>&lt;/ul&gt;</text:p>
      <text:p text:style-name="P1"><text:tab/><text:tab/><text:tab/>&lt;/fieldset&gt;</text:p>
      <text:p text:style-name="P1"><text:tab/><text:tab/><text:tab/>&lt;input type="hidden" name="idioma" value="spanish"&gt;</text:p>
      <text:p text:style-name="P1"><text:tab/><text:tab/>&lt;/section&gt;</text:p>
      <text:p text:style-name="P1"><text:tab/><text:tab/>&lt;section&gt;</text:p>
      <text:p text:style-name="P1"><text:tab/><text:tab/><text:tab/>&lt;p&gt;</text:p>
      <text:p text:style-name="P1"><text:tab/><text:tab/><text:tab/><text:tab/>&lt;input type="submit" name=""&gt;</text:p>
      <text:p text:style-name="P1"><text:tab/><text:tab/><text:tab/>&lt;/p&gt;</text:p>
      <text:p text:style-name="P1"><text:tab/><text:tab/><text:tab/>&lt;p&gt;</text:p>
      <text:p text:style-name="P1"><text:tab/><text:tab/><text:tab/><text:tab/>&lt;input type="reset" name=""&gt;</text:p>
      <text:p text:style-name="P1"><text:tab/><text:tab/><text:tab/>&lt;/p&gt;</text:p>
      <text:p text:style-name="P1"><text:tab/><text:tab/>&lt;/section&gt;<text:tab/><text:tab/></text:p>
      <text:p text:style-name="P1"><text:tab/>&lt;/form&gt;</text:p>
      <text:p text:style-name="P1">&lt;/body&gt;</text:p>
      <text:p text:style-name="P1">&lt;/html&gt;</text:p>
      <text:p text:style-name="P1"/>
      <text:p text:style-name="P1"><text:tab/><text:tab/>CSS</text:p>
      <text:p text:style-name="P1">#preguntas fieldset{</text:p>
      <text:p text:style-name="P1">border: none;<text:tab/></text:p>
      <text:p text:style-name="P1">padding: 0;</text:p>
      <text:p text:style-name="P1"><text:soft-page-break/>margin: 0;</text:p>
      <text:p text:style-name="P1">}</text:p>
      <text:p text:style-name="P1">#preguntas legend{</text:p>
      <text:p text:style-name="P1">padding: 0;<text:tab/>}</text:p>
      <text:p text:style-name="P1">#preguntas ul{</text:p>
      <text:p text:style-name="P1"><text:tab/>margin: 0;</text:p>
      <text:p text:style-name="P1"><text:tab/>padding: 0;</text:p>
      <text:p text:style-name="P1"><text:tab/>list-style: none;</text:p>
      <text:p text:style-name="P1">}</text:p>
      <text:p text:style-name="P1"/>
      <text:p text:style-name="P1"><text:tab/>6. TEXAREA</text:p>
      <text:p text:style-name="P1"><text:tab/><text:tab/>&lt;textarea<text:tab/>dibuja una caja de texto grande donde podemos escribir muchas líneas</text:p>
      <text:p text:style-name="P1"><text:tab/><text:tab/><text:tab/>name="", id, autofocus, disabled,maxlength, placeholder, readonly, required,</text:p>
      <text:p text:style-name="P1"><text:tab/><text:tab/><text:tab/>cols="22" establece el número mínimo de caracteres a ingresar por cada fila. Determina el ancho.</text:p>
      <text:p text:style-name="P1"><text:tab/><text:tab/><text:tab/>row="10" numero de filas de texto</text:p>
      <text:p text:style-name="P1"><text:tab/><text:tab/><text:tab/><text:tab/>si sobrepasamos límites aparecen barras de navegación</text:p>
      <text:p text:style-name="P1"><text:tab/><text:tab/>HTML</text:p>
      <text:p text:style-name="P1">&lt;!DOCTYPE html&gt;</text:p>
      <text:p text:style-name="P1">&lt;html lang="es"&gt;</text:p>
      <text:p text:style-name="P1">&lt;head&gt;</text:p>
      <text:p text:style-name="P1"><text:tab/>&lt;meta charset="utf-8"&gt;</text:p>
      <text:p text:style-name="P1"><text:tab/>&lt;title&gt;Testarea&lt;/title&gt;</text:p>
      <text:p text:style-name="P1"><text:tab/>&lt;link rel="stylesheet" type="text/css" href=""&gt;</text:p>
      <text:p text:style-name="P1">&lt;/head&gt;</text:p>
      <text:p text:style-name="P1">&lt;body&gt;</text:p>
      <text:p text:style-name="P1"><text:tab/>&lt;form action="testarea.php" method="post"&gt;</text:p>
      <text:p text:style-name="P1"><text:tab/><text:tab/>&lt;textarea name="comentario" id="c" autofocus maxlength="350" placeholder="Mi comentario" required cols="22" row="10"&gt;</text:p>
      <text:p text:style-name="P1"><text:tab/><text:tab/><text:tab/></text:p>
      <text:p text:style-name="P1"><text:tab/><text:tab/>&lt;/textarea&gt;<text:tab/></text:p>
      <text:p text:style-name="P1"><text:tab/>&lt;/form&gt;</text:p>
      <text:p text:style-name="P1">&lt;/body&gt;</text:p>
      <text:p text:style-name="P1">&lt;/html&gt;</text:p>
      <text:p text:style-name="P1"/>
      <text:p text:style-name="P1"/>
      <text:p text:style-name="P1"><text:tab/>7. SELECT Y OPTION</text:p>
      <text:p text:style-name="P1"><text:tab/><text:tab/>&lt;select <text:tab/><text:tab/>crea lista de opciones de las cuales solo podemos escoger una nada mas</text:p>
      <text:p text:style-name="P1"><text:tab/><text:tab/><text:tab/>size="3"; determina el número de opciones que mostrará la lista antes de abrirla.</text:p>
      <text:p text:style-name="P1"><text:tab/><text:tab/><text:tab/>multiple; permite seleccionar con ctrl mas de una opción de la lista.</text:p>
      <text:p text:style-name="P1"><text:tab/><text:tab/>&lt;option value=""&gt;Texto que aparece en la opción. <text:tab/>Define cada una de las opciones de la lista, se incluyen dentro la etiqueta select <text:s/></text:p>
      <text:p text:style-name="P1"><text:tab/><text:tab/><text:tab/>value,la propiedad, indica la información que se envía al seleccionar esa opción.</text:p>
      <text:p text:style-name="P1"><text:tab/><text:tab/><text:tab/>disabled</text:p>
      <text:p text:style-name="P1"><text:tab/><text:tab/><text:tab/>selected, seleccionada por defecto.<text:tab/></text:p>
      <text:p text:style-name="P1"><text:tab/><text:tab/></text:p>
      <text:p text:style-name="P1"><text:tab/><text:tab/>HTML</text:p>
      <text:p text:style-name="P1">&lt;!DOCTYPE html&gt;</text:p>
      <text:p text:style-name="P1">&lt;html lang="es"&gt;</text:p>
      <text:p text:style-name="P1">&lt;head&gt;</text:p>
      <text:p text:style-name="P1"><text:tab/>&lt;meta charset="utf-8"&gt;</text:p>
      <text:p text:style-name="P1"><text:tab/>&lt;title&gt;Select&lt;/title&gt;</text:p>
      <text:p text:style-name="P1"><text:tab/>&lt;link rel="stylesheet" type="text/css" href=""&gt;</text:p>
      <text:p text:style-name="P1">&lt;/head&gt;</text:p>
      <text:p text:style-name="P1">&lt;body&gt;</text:p>
      <text:p text:style-name="P1"><text:tab/>&lt;select name="dias" id="days" size="7" multiple&gt;</text:p>
      <text:p text:style-name="P1"><text:tab/><text:tab/>&lt;option value="lunes" selected&gt;Lunes&lt;/option&gt;</text:p>
      <text:p text:style-name="P1"><text:tab/><text:tab/>&lt;option value="martes"&gt;Martes&lt;/option&gt;</text:p>
      <text:p text:style-name="P1"><text:tab/><text:tab/>&lt;option value="miercoles"&gt;Miércoles&lt;/option&gt;</text:p>
      <text:p text:style-name="P1"><text:tab/><text:tab/>&lt;option value="jueves"&gt;Jueves&lt;/option&gt;</text:p>
      <text:p text:style-name="P1"><text:tab/><text:tab/>&lt;option value="viernes"&gt;Viernes&lt;/option&gt;</text:p>
      <text:p text:style-name="P1"><text:tab/><text:tab/>&lt;option value="sabado"&gt;Sábado&lt;/option&gt;</text:p>
      <text:p text:style-name="P1"><text:tab/><text:tab/>&lt;option value="domingo"&gt;Domingo&lt;/option&gt;</text:p>
      <text:p text:style-name="P1"><text:soft-page-break/><text:tab/>&lt;/select&gt;</text:p>
      <text:p text:style-name="P1">&lt;/body&gt;</text:p>
      <text:p text:style-name="P1">&lt;/html&gt;</text:p>
      <text:p text:style-name="P1"/>
      <text:p text:style-name="P1"/>
      <text:p text:style-name="P1"/>
      <text:p text:style-name="P1">J. {TABLAS} No usar para maquetar página Web,</text:p>
      <text:p text:style-name="P1"/>
      <text:p text:style-name="P1"><text:tab/>1. ELEMENTOS TABLE, TR, TD <text:tab/>1º tabla, </text:p>
      <text:p text:style-name="P1"><text:tab/><text:tab/><text:tab/><text:tab/><text:tab/>2º fila (Table row)</text:p>
      <text:p text:style-name="P1"><text:tab/><text:tab/><text:tab/><text:tab/><text:tab/>3ºccelda (Table Data cell) dentro de cada fila</text:p>
      <text:p text:style-name="P1"><text:tab/><text:tab/></text:p>
      <text:p text:style-name="P1"><text:tab/>2. ELEMENTOS CAPTION, THEAD, TBODY, TFOOT Y TH<text:tab/><text:tab/></text:p>
      <text:p text:style-name="P1"><text:tab/><text:tab/>CAPTION<text:tab/>titulo de tabla</text:p>
      <text:p text:style-name="P1"><text:tab/><text:tab/>TH funciona como TD crea celdas de tabla </text:p>
      <text:p text:style-name="P1"><text:tab/><text:tab/><text:tab/>pero con fuerza de encabezado de columna o fila; negrita y centrado por defecto.</text:p>
      <text:p text:style-name="P1"/>
      <text:p text:style-name="P1"><text:tab/><text:tab/>THEAD <text:tab/><text:tab/>agrupar celdas de encabezado</text:p>
      <text:p text:style-name="P1"><text:tab/><text:tab/>TBODY<text:tab/><text:tab/>agrupar los elementos del cuerpo de la tabla</text:p>
      <text:p text:style-name="P1"><text:tab/><text:tab/>TFOOT<text:tab/><text:tab/>agrupar contenido en pie de tabla</text:p>
      <text:p text:style-name="P1"/>
      <text:p text:style-name="P1"><text:tab/><text:tab/>COLGROUP<text:tab/>agrupa columnas para aplicar estilo &lt;colgroup span="2"&gt; &lt;tr... &lt;/colgroup&gt;</text:p>
      <text:p text:style-name="P1"><text:tab/><text:tab/>COL<text:tab/><text:tab/>agrupa columnas para aplicar estilo. 1 sola etiqueta, hay que cerrarla. &lt;col span="3"/&gt;&lt;col/&gt; </text:p>
      <text:p text:style-name="P1"><text:tab/><text:tab/><text:tab/><text:tab/><text:tab/>Tabla con dos grupos de columnas; dos primeras y una tercera.</text:p>
      <text:p text:style-name="P1"/>
      <text:p text:style-name="P1"><text:tab/>3. ATRIBUTOS SCOPE, COLSPAN, ROWSPAN, Y HEADERS</text:p>
      <text:p text:style-name="P1"><text:tab/><text:tab/>COLSPAN expande celda en un determinado numero de ellas, colspan="3" celda con tres celdas unidas en horizontal.</text:p>
      <text:p text:style-name="P1"><text:tab/><text:tab/>ROWSPAN expande celda en un determinado numero de ellas, rowspan="3" celda con tres celdas unidas en vertical.</text:p>
      <text:p text:style-name="P1"><text:tab/><text:tab/>HEADERS ="nombre ID de celda que queremos que sea la cabecera de esta celda"</text:p>
      <text:p text:style-name="P1"><text:tab/><text:tab/>SCOPE<text:tab/>define si un encabezado es de col, fila o grupo de ambas.</text:p>
      <text:p text:style-name="P1"><text:tab/><text:tab/><text:tab/>="col" encabezado de columna <text:s/>="row" <text:s/>encabezado de fila</text:p>
      <text:p text:style-name="P1"><text:tab/><text:tab/>SPAN="número" en etiquetas colgroup y col define la cantidad de columnas que agrupan</text:p>
      <text:p text:style-name="P1"/>
      <text:p text:style-name="P1"/>
      <text:p text:style-name="P1"><text:tab/>HTML</text:p>
      <text:p text:style-name="P1">&lt;!DOCTYPE html&gt;</text:p>
      <text:p text:style-name="P1">&lt;html lang="es"&gt;</text:p>
      <text:p text:style-name="P1">&lt;head&gt;</text:p>
      <text:p text:style-name="P1"><text:tab/>&lt;meta charset="utf-8"&gt;</text:p>
      <text:p text:style-name="P1"><text:tab/>&lt;title&gt;Tabla&lt;/title&gt;</text:p>
      <text:p text:style-name="P1"><text:tab/>&lt;link rel="stylesheet" type="text/css" href="css/style_table.css"&gt;</text:p>
      <text:p text:style-name="P1">&lt;/head&gt;</text:p>
      <text:p text:style-name="P1">&lt;body&gt;</text:p>
      <text:p text:style-name="P1"><text:tab/>&lt;table&gt;</text:p>
      <text:p text:style-name="P1"><text:tab/><text:tab/>&lt;caption&gt;Lista de clientes&lt;/caption&gt;</text:p>
      <text:p text:style-name="P1"><text:tab/><text:tab/>&lt;thead&gt;</text:p>
      <text:p text:style-name="P1"><text:tab/><text:tab/><text:tab/>&lt;tr&gt;</text:p>
      <text:p text:style-name="P1"><text:tab/><text:tab/><text:tab/><text:tab/>&lt;th scope="col" rowspan="2"&gt;Código</text:p>
      <text:p text:style-name="P1"><text:tab/><text:tab/><text:tab/><text:tab/><text:tab/></text:p>
      <text:p text:style-name="P1"><text:tab/><text:tab/><text:tab/><text:tab/>&lt;/th&gt;</text:p>
      <text:p text:style-name="P1"><text:tab/><text:tab/><text:tab/><text:tab/>&lt;th scope="col" colspan="3" id="datos"&gt;Datos personales</text:p>
      <text:p text:style-name="P1"><text:tab/><text:tab/><text:tab/><text:tab/>&lt;/th&gt;</text:p>
      <text:p text:style-name="P1"><text:tab/><text:tab/><text:tab/>&lt;/tr&gt;</text:p>
      <text:p text:style-name="P1"><text:tab/><text:tab/><text:tab/>&lt;th scope="col" headers="datos"&gt;Nombres&lt;/th&gt;</text:p>
      <text:p text:style-name="P1"><text:tab/><text:tab/><text:tab/>&lt;th scope="col" headers="datos"&gt;Apellidos&lt;/th&gt;</text:p>
      <text:p text:style-name="P1"><text:tab/><text:tab/><text:tab/>&lt;th scope="col"headers="datos"&gt;E-mail&lt;/th&gt;</text:p>
      <text:p text:style-name="P1"><text:tab/><text:tab/>&lt;/thead&gt;</text:p>
      <text:p text:style-name="P1"><text:tab/><text:tab/>&lt;tbody&gt;</text:p>
      <text:p text:style-name="P1"><text:tab/><text:tab/><text:tab/>&lt;tr&gt;</text:p>
      <text:p text:style-name="P1"><text:tab/><text:tab/><text:tab/><text:tab/>&lt;td&gt;1&lt;/td&gt;</text:p>
      <text:p text:style-name="P1"><text:soft-page-break/><text:tab/><text:tab/><text:tab/><text:tab/>&lt;td&gt;Luis Miguel&lt;/td&gt;</text:p>
      <text:p text:style-name="P1"><text:tab/><text:tab/><text:tab/><text:tab/>&lt;td&gt;Linares Castillo&lt;/td&gt;</text:p>
      <text:p text:style-name="P1"><text:tab/><text:tab/><text:tab/><text:tab/>&lt;td&gt;luislinares@outlook.com&lt;/td&gt;</text:p>
      <text:p text:style-name="P1"><text:tab/><text:tab/><text:tab/>&lt;/tr&gt;</text:p>
      <text:p text:style-name="P1"><text:tab/><text:tab/><text:tab/>&lt;tr&gt;</text:p>
      <text:p text:style-name="P1"><text:tab/><text:tab/><text:tab/><text:tab/>&lt;td&gt;2&lt;/td&gt;</text:p>
      <text:p text:style-name="P1"><text:tab/><text:tab/><text:tab/><text:tab/>&lt;td&gt;Juan Carlos&lt;/td&gt;</text:p>
      <text:p text:style-name="P1"><text:tab/><text:tab/><text:tab/><text:tab/>&lt;td&gt;Rodriguez Paredes&lt;/td&gt;</text:p>
      <text:p text:style-name="P1"><text:tab/><text:tab/><text:tab/><text:tab/>&lt;td&gt;juanrodriguez@gmail.com&lt;/td&gt;</text:p>
      <text:p text:style-name="P1"><text:tab/><text:tab/><text:tab/>&lt;/tr&gt;</text:p>
      <text:p text:style-name="P1"><text:tab/><text:tab/><text:tab/>&lt;tr&gt;</text:p>
      <text:p text:style-name="P1"><text:tab/><text:tab/><text:tab/><text:tab/>&lt;td&gt;3&lt;/td&gt;</text:p>
      <text:p text:style-name="P1"><text:tab/><text:tab/><text:tab/><text:tab/>&lt;td&gt;Jose Ignacio&lt;/td&gt;</text:p>
      <text:p text:style-name="P1"><text:tab/><text:tab/><text:tab/><text:tab/>&lt;td&gt;Guevara Ramirez&lt;/td&gt;</text:p>
      <text:p text:style-name="P1"><text:tab/><text:tab/><text:tab/><text:tab/>&lt;td&gt;joseguevara@yahoo.es&lt;/td&gt;</text:p>
      <text:p text:style-name="P1"><text:tab/><text:tab/><text:tab/>&lt;/tr&gt;</text:p>
      <text:p text:style-name="P1"><text:tab/><text:tab/>&lt;/tbody&gt;</text:p>
      <text:p text:style-name="P1"><text:tab/><text:tab/>&lt;tfoot&gt;</text:p>
      <text:p text:style-name="P1"><text:tab/><text:tab/><text:tab/><text:tab/>&lt;th scope="row"&gt;Total&lt;/th&gt;</text:p>
      <text:p text:style-name="P1"><text:tab/><text:tab/><text:tab/><text:tab/>&lt;td&gt;&lt;/td&gt;</text:p>
      <text:p text:style-name="P1"><text:tab/><text:tab/><text:tab/><text:tab/>&lt;td&gt;&lt;/td&gt;</text:p>
      <text:p text:style-name="P1"><text:tab/><text:tab/><text:tab/><text:tab/>&lt;td&gt;3&lt;/td&gt;</text:p>
      <text:p text:style-name="P1"><text:tab/><text:tab/>&lt;/tfoot&gt;<text:tab/></text:p>
      <text:p text:style-name="P1"><text:tab/>&lt;/table&gt;</text:p>
      <text:p text:style-name="P1">&lt;/body&gt;</text:p>
      <text:p text:style-name="P1">&lt;/html&gt;</text:p>
      <text:p text:style-name="P1"><text:tab/><text:tab/>CSS</text:p>
      <text:p text:style-name="P1">table, th, td{border: 1px solid;}</text:p>
      <text:p text:style-name="P1"/>
      <text:p text:style-name="P1"><text:tab/>4. PROPIEDADES<text:tab/>CSS</text:p>
      <text:p text:style-name="P1"><text:tab/><text:tab/>border-collapse: collapse; junta los bordes en uno solo(ancho 1px). </text:p>
      <text:p text:style-name="P1"><text:tab/><text:tab/><text:tab/>***Solo con este valor se pueden asignar bordes a las filas. tr{border:1px;}</text:p>
      <text:p text:style-name="P1"><text:tab/><text:tab/>border-collapse: separate; separa los bordes de los elementos dentro de la tabla. por defecto<text:tab/></text:p>
      <text:p text:style-name="P1"><text:tab/><text:tab/>border-spacing: 10px; separa los bordes de las celdas la cantidad que pongamos. </text:p>
      <text:p text:style-name="P1"><text:tab/><text:tab/><text:tab/>Si ponemos 0, el borde resultante es 2px, la suma de los bordes de 1 px de las dos casillas que se juntan.</text:p>
      <text:p text:style-name="P1"><text:tab/><text:tab/><text:tab/>*** solo funciona con border-collapse:separated;</text:p>
      <text:p text:style-name="P1"><text:tab/><text:tab/>empty-cells: hide;<text:tab/>determina como se muestran las celdas sin contenido, en este caso se ocultan. </text:p>
      <text:p text:style-name="P1"><text:tab/><text:tab/><text:tab/>***Solo funciona si la tabla tiene border-collapse: separte;</text:p>
      <text:p text:style-name="P1"><text:tab/><text:tab/>caption-side: bottom;<text:tab/>indica la posición del título de la tabla, botton indica que se coloque abajo</text:p>
      <text:p text:style-name="P1"><text:tab/><text:tab/><text:tab/>Por defecto "top",arriba</text:p>
      <text:p text:style-name="P1"/>
      <text:p text:style-name="P1"><text:tab/><text:tab/>HTML</text:p>
      <text:p text:style-name="P1">&lt;!DOCTYPE html&gt;</text:p>
      <text:p text:style-name="P1">&lt;html lang="es"&gt;</text:p>
      <text:p text:style-name="P1">&lt;head&gt;</text:p>
      <text:p text:style-name="P1"><text:tab/>&lt;meta charset="utf-8"&gt;</text:p>
      <text:p text:style-name="P1"><text:tab/>&lt;title&gt;Tabla2&lt;/title&gt;</text:p>
      <text:p text:style-name="P1"><text:tab/>&lt;link rel="stylesheet" type="text/css" href="css/style_table2.css"&gt;</text:p>
      <text:p text:style-name="P1">&lt;/head&gt;</text:p>
      <text:p text:style-name="P1">&lt;body&gt;</text:p>
      <text:p text:style-name="P1"><text:tab/>&lt;table&gt;</text:p>
      <text:p text:style-name="P1"><text:tab/><text:tab/>&lt;caption&gt;Cartilla de Bingo&lt;/caption&gt;</text:p>
      <text:p text:style-name="P1"><text:tab/><text:tab/>&lt;thead&gt;</text:p>
      <text:p text:style-name="P1"><text:tab/><text:tab/><text:tab/>&lt;tr&gt;</text:p>
      <text:p text:style-name="P1"><text:tab/><text:tab/><text:tab/><text:tab/>&lt;th scope="col"&gt;B&lt;/th&gt;</text:p>
      <text:p text:style-name="P1"><text:tab/><text:tab/><text:tab/><text:tab/>&lt;th scope="col"&gt;I&lt;/th&gt;</text:p>
      <text:p text:style-name="P1"><text:tab/><text:tab/><text:tab/><text:tab/>&lt;th scope="col"&gt;N&lt;/th&gt;</text:p>
      <text:p text:style-name="P1"><text:tab/><text:tab/><text:tab/><text:tab/>&lt;th scope="col"&gt;G&lt;/th&gt;</text:p>
      <text:p text:style-name="P1"><text:tab/><text:tab/><text:tab/><text:tab/>&lt;th scope="col"&gt;O&lt;/th&gt;</text:p>
      <text:p text:style-name="P1"><text:tab/><text:tab/><text:tab/>&lt;/tr&gt;</text:p>
      <text:p text:style-name="P1"><text:tab/><text:tab/>&lt;/thead&gt;</text:p>
      <text:p text:style-name="P1"><text:soft-page-break/><text:tab/><text:tab/>&lt;tbody&gt;</text:p>
      <text:p text:style-name="P1"><text:tab/><text:tab/><text:tab/>&lt;tr&gt;</text:p>
      <text:p text:style-name="P1"><text:tab/><text:tab/><text:tab/><text:tab/>&lt;td&gt;8&lt;/td&gt;</text:p>
      <text:p text:style-name="P1"><text:tab/><text:tab/><text:tab/><text:tab/>&lt;td&gt;28&lt;/td&gt;</text:p>
      <text:p text:style-name="P1"><text:tab/><text:tab/><text:tab/><text:tab/>&lt;td&gt;31&lt;/td&gt;</text:p>
      <text:p text:style-name="P1"><text:tab/><text:tab/><text:tab/><text:tab/>&lt;td&gt;50&lt;/td&gt;</text:p>
      <text:p text:style-name="P1"><text:tab/><text:tab/><text:tab/><text:tab/>&lt;td&gt;75&lt;/td&gt;</text:p>
      <text:p text:style-name="P1"><text:tab/><text:tab/><text:tab/>&lt;/tr&gt;</text:p>
      <text:p text:style-name="P1"><text:tab/><text:tab/><text:tab/>&lt;tr&gt;</text:p>
      <text:p text:style-name="P1"><text:tab/><text:tab/><text:tab/><text:tab/>&lt;td&gt;9&lt;/td&gt;</text:p>
      <text:p text:style-name="P1"><text:tab/><text:tab/><text:tab/><text:tab/>&lt;td&gt;19&lt;/td&gt;</text:p>
      <text:p text:style-name="P1"><text:tab/><text:tab/><text:tab/><text:tab/>&lt;td&gt;36&lt;/td&gt;</text:p>
      <text:p text:style-name="P1"><text:tab/><text:tab/><text:tab/><text:tab/>&lt;td&gt;48&lt;/td&gt;</text:p>
      <text:p text:style-name="P1"><text:tab/><text:tab/><text:tab/><text:tab/>&lt;td&gt;73&lt;/td&gt;</text:p>
      <text:p text:style-name="P1"><text:tab/><text:tab/><text:tab/>&lt;/tr&gt;</text:p>
      <text:p text:style-name="P1"><text:tab/><text:tab/><text:tab/>&lt;tr&gt;</text:p>
      <text:p text:style-name="P1"><text:tab/><text:tab/><text:tab/><text:tab/>&lt;td&gt;14&lt;/td&gt;</text:p>
      <text:p text:style-name="P1"><text:tab/><text:tab/><text:tab/><text:tab/>&lt;td&gt;22&lt;/td&gt;</text:p>
      <text:p text:style-name="P1"><text:tab/><text:tab/><text:tab/><text:tab/>&lt;td&gt;&lt;/td&gt;</text:p>
      <text:p text:style-name="P1"><text:tab/><text:tab/><text:tab/><text:tab/>&lt;td&gt;46&lt;/td&gt;</text:p>
      <text:p text:style-name="P1"><text:tab/><text:tab/><text:tab/><text:tab/>&lt;td&gt;63&lt;/td&gt;</text:p>
      <text:p text:style-name="P1"><text:tab/><text:tab/><text:tab/>&lt;/tr&gt;</text:p>
      <text:p text:style-name="P1"><text:tab/><text:tab/><text:tab/>&lt;tr&gt;</text:p>
      <text:p text:style-name="P1"><text:tab/><text:tab/><text:tab/><text:tab/>&lt;td&gt;10&lt;/td&gt;</text:p>
      <text:p text:style-name="P1"><text:tab/><text:tab/><text:tab/><text:tab/>&lt;td&gt;20&lt;/td&gt;</text:p>
      <text:p text:style-name="P1"><text:tab/><text:tab/><text:tab/><text:tab/>&lt;td&gt;39&lt;/td&gt;</text:p>
      <text:p text:style-name="P1"><text:tab/><text:tab/><text:tab/><text:tab/>&lt;td&gt;57&lt;/td&gt;</text:p>
      <text:p text:style-name="P1"><text:tab/><text:tab/><text:tab/><text:tab/>&lt;td&gt;74&lt;/td&gt;</text:p>
      <text:p text:style-name="P1"><text:tab/><text:tab/><text:tab/>&lt;/tr&gt;</text:p>
      <text:p text:style-name="P1"><text:tab/><text:tab/><text:tab/>&lt;tr&gt;</text:p>
      <text:p text:style-name="P1"><text:tab/><text:tab/><text:tab/><text:tab/>&lt;td&gt;15&lt;/td&gt;</text:p>
      <text:p text:style-name="P1"><text:tab/><text:tab/><text:tab/><text:tab/>&lt;td&gt;18&lt;/td&gt;</text:p>
      <text:p text:style-name="P1"><text:tab/><text:tab/><text:tab/><text:tab/>&lt;td&gt;37&lt;/td&gt;</text:p>
      <text:p text:style-name="P1"><text:tab/><text:tab/><text:tab/><text:tab/>&lt;td&gt;54&lt;/td&gt;</text:p>
      <text:p text:style-name="P1"><text:tab/><text:tab/><text:tab/><text:tab/>&lt;td&gt;64&lt;/td&gt;</text:p>
      <text:p text:style-name="P1"><text:tab/><text:tab/><text:tab/>&lt;/tr&gt;</text:p>
      <text:p text:style-name="P1"><text:tab/>&lt;/table&gt;</text:p>
      <text:p text:style-name="P1">&lt;/body&gt;</text:p>
      <text:p text:style-name="P1">&lt;/html&gt;</text:p>
      <text:p text:style-name="P1"/>
      <text:p text:style-name="P1"><text:tab/><text:tab/>CSS</text:p>
      <text:p text:style-name="P1">table{font-size: 24pt;</text:p>
      <text:p text:style-name="P1">border: 1px solid black;</text:p>
      <text:p text:style-name="P1">border-collapse: separate;</text:p>
      <text:p text:style-name="P1">border-spacing: 10px;</text:p>
      <text:p text:style-name="P1">empty-cells: hide;</text:p>
      <text:p text:style-name="P1">caption-side: bottom;</text:p>
      <text:p text:style-name="P1">}</text:p>
      <text:p text:style-name="P1">th,td{border: 1px solid black;</text:p>
      <text:p text:style-name="P1">padding: 10px;</text:p>
      <text:p text:style-name="P1">}</text:p>
      <text:p text:style-name="P1"/>
      <text:p text:style-name="P1"/>
      <text:p text:style-name="P1">K. {MEDIA QUERI} Las media queries (en español "consultas de medios") son útiles cuando deseas modificar tu página web o aplicación en función del tipo de dispositivo (como una impresora o una pantalla) o de características y parámetros específicos (como la resolución de la pantalla o el ancho del viewport del navegador).</text:p>
      <text:p text:style-name="P1">https://developer.mozilla.org/es/docs/Web/CSS/Media_Queries/Using_media_queries</text:p>
      <text:p text:style-name="P1">Sintaxis</text:p>
      <text:p text:style-name="P1"/>
      <text:p text:style-name="P1">Las media queries consisten de un tipo de medio opcional y una o más expresiones de características de medios. Varias consultas se pueden combinar utilizando operadores lógicos. No distinguen entre mayúsculas y minúsculas.</text:p>
      <text:p text:style-name="P1">El resultado de la consulta es "verdadero" cuando el tipo de medio (si se especifica) coincide con el dispositivo en el que se está mostrando el documento y todas las expresiones en el media query son "verdaderas". En este caso, se aplica <text:soft-page-break/>los estilos correspondientes, siguiendo las reglas usuales de cascada.</text:p>
      <text:p text:style-name="P1">Las consultas sobre tipos de medios desconocidos son siempre falsas.</text:p>
      <text:p text:style-name="P1"/>
      <text:p text:style-name="P1">&lt;!-- CSS media query on a link element --&gt;</text:p>
      <text:p text:style-name="P1">&lt;link rel="stylesheet" media="(max-width: 800px)" href="example.css" /&gt;</text:p>
      <text:p text:style-name="P1">&lt;!-- CSS media query within a style sheet --&gt;</text:p>
      <text:p text:style-name="P1">&lt;style&gt;</text:p>
      <text:p text:style-name="P1">@media (max-width: 600px) {</text:p>
      <text:p text:style-name="P1"><text:s text:c="2"/>.facet_sidebar {</text:p>
      <text:p text:style-name="P1"><text:s text:c="4"/>display: none;</text:p>
      <text:p text:style-name="P1"><text:s text:c="2"/>}</text:p>
      <text:p text:style-name="P1">}</text:p>
      <text:p text:style-name="P1">&lt;/style&gt;</text:p>
      <text:p text:style-name="P1"/>
      <text:p text:style-name="P1">Media Types</text:p>
      <text:p text:style-name="P1"/>
      <text:p text:style-name="P1">Los Media Types (tipos de medios) describen la categoría general de un dispositivo. </text:p>
      <text:p text:style-name="P1">Excepto cuando se utilizan los operadores lógicos not o only, el tipo de medio es opcional y será interpretada como all.</text:p>
      <text:p text:style-name="P1"/>
      <text:p text:style-name="P1">all<text:tab/> Apto para todos los dispositivos.</text:p>
      <text:p text:style-name="P1">print<text:tab/>Destinado a material impreso y visualización de documentos en una pantalla en el modo de vista previa de impresión.</text:p>
      <text:p text:style-name="P1">screen<text:tab/>Destinado principalmente a las pantallas.</text:p>
      <text:p text:style-name="P1">speech<text:tab/>Destinado a sintetizadores de voz.</text:p>
      <text:p text:style-name="P1"/>
      <text:p text:style-name="P1">Operadores Lógicos</text:p>
      <text:p text:style-name="P1"/>
      <text:p text:style-name="P1">Se pueden redactar queries utilizando operadores lógicos, incluyendo not, and, y only.</text:p>
      <text:p text:style-name="P1">Además se puede combinar múltiples queries en una lista separada por comas múltiples; </text:p>
      <text:p text:style-name="P1"><text:tab/>si cualquiera de las queries en la lista es verdadera, la hoja de estilo asociada es aplicada. </text:p>
      <text:p text:style-name="P1"><text:tab/>Esto es equivalente a una operación lógica "or".</text:p>
      <text:p text:style-name="P1"/>
      <text:p text:style-name="P1">and</text:p>
      <text:p text:style-name="P1">El operador and es usado para colocar juntas múltiples funciones multimedia. </text:p>
      <text:p text:style-name="P1">Un query básico con el tipo de medio especificado como all puede lucir así:</text:p>
      <text:p text:style-name="P1">@media (min-width: 700px) { ... }</text:p>
      <text:p text:style-name="P1">Si usted quiere aplicar ese query solo si la pantalla esta en formato horizontal, usted puede utilizar el operador and y </text:p>
      <text:p text:style-name="P1">colocar la siguiente cadena: @media (min-width: 700px) and (orientation: landscape) { ... }</text:p>
      <text:p text:style-name="P1">La siguiente query solo retornara verdadero si la ventana tiene un ancho de 700px o mas y la pantalla esta en formato horizontal.</text:p>
      <text:p text:style-name="P1">Ahora si usted quiere aplicar esta opción solo si tipo de medio es TV, usted puede utilizar la siguiente cadena:</text:p>
      <text:p text:style-name="P1">@media tv and (min-width: 700px) and (orientation: landscape) { ... }</text:p>
      <text:p text:style-name="P1">Esta query solo se aplica si el tipo de medio es TV, la ventana tiene 700px de ancho o mas y la pantalla esta en formato horizontal.</text:p>
      <text:p text:style-name="P1"/>
      <text:p text:style-name="P1">lista separada por comas</text:p>
      <text:p text:style-name="P1">Las listas separadas por comas se comportan como el operador or cuando es usado en media queries. </text:p>
      <text:p text:style-name="P1">Cuando utilice una lista separada por comas y alguno de los queries retorna verdadero, el estilo o la hoja de estilos sera aplicada.</text:p>
      <text:p text:style-name="P1">Cada query en una lista separada por comas es tratado como una query individual y cualquier operador aplicado a un medio no afectara a los demás.</text:p>
      <text:p text:style-name="P1">Esto significa que cada query en una lista separada por comas puede tener como objetivo diferentes medios, tipos y estados.</text:p>
      <text:p text:style-name="P1">Si usted quiere aplicar una serie de estilos para un equipo con un ancho mínimo de 700px o si el dispositivo esta colocado en horizontal, </text:p>
      <text:p text:style-name="P1">usted puede escribir lo siguiente: @media (min-width: 700px), handheld and (orientation: landscape) { ... }</text:p>
      <text:p text:style-name="P1">Por lo tanto, si esta en una screen con una ventana de 800px de ancho, la declaración del medio retornara verdadero debido a la primera parte de la lista, si aplicamos esto a un dispositivo @media all and (min-width: 700px) podría retornar verdadero a pesar del hecho de que la pantalla falle la verificación tipo de medio del handheld en la segunda query. Por otra parte si estuviese en un handheld con un ancho de ventana de 500px, la primera parte de la lista fallaría pero la segunda parte retornara verdadero debido a la declaración de medio.</text:p>
      <text:p text:style-name="P1"/>
      <text:p text:style-name="P1">not</text:p>
      <text:p text:style-name="P1"><text:soft-page-break/></text:p>
      <text:p text:style-name="P1">El operador not aplica a todo el query y retorna verdadero si es posible y sino retorna falso </text:p>
      <text:p text:style-name="P1">(como por ejemplo monochrome en un monitor a color o una ventana con un ancho mínimo de min-width: 700px en un monitor de 600px).</text:p>
      <text:p text:style-name="P1">Un not negara un query si es posible pero no a todos los query posibles si están ubicados en una lista separada por comas. </text:p>
      <text:p text:style-name="P1"/>
      <text:p text:style-name="P1">El operador not no puede ser usado para negar un query individual, solo para un query completo. </text:p>
      <text:p text:style-name="P1">Por ejemplo, el not en el siguiente query es evaluado al final:</text:p>
      <text:p text:style-name="P1">@media not all and (monochrome) { ... }</text:p>
      <text:p text:style-name="P1">Esto significa que el query es evaluado de la siguiente forma:</text:p>
      <text:p text:style-name="P1">@media not (all and (monochrome)) { ... }</text:p>
      <text:p text:style-name="P1">... y no de esta forma:</text:p>
      <text:p text:style-name="P1">@media (not all) and (monochrome) { ... }</text:p>
      <text:p text:style-name="P1"/>
      <text:p text:style-name="P1">Otro Ejemplo:</text:p>
      <text:p text:style-name="P1">@media not screen and (color), print and (color)</text:p>
      <text:p text:style-name="P1">Es evaluado de la siguiente forma:</text:p>
      <text:p text:style-name="P1">@media (not (screen and (color))), print and (color)</text:p>
      <text:p text:style-name="P1"/>
      <text:p text:style-name="P1">only</text:p>
      <text:p text:style-name="P1"/>
      <text:p text:style-name="P1">El operador only previene que navegadores antiguos que no soportan queries con funciones apliquen los estilos asignados:</text:p>
      <text:p text:style-name="P1">&lt;link rel="stylesheet" media="only screen and (color)" href="Ejemplo.css" /&gt;</text:p>
      <text:p text:style-name="P1"/>
      <text:p text:style-name="P1"/>
      <text:p text:style-name="P1">H. {PROYECTO}</text:p>
      <text:p text:style-name="P1"><text:tab/>1. EXTRUCTURA</text:p>
      <text:p text:style-name="P1"><text:tab/><text:tab/>Crear una carpeta con el nombre del proyecto</text:p>
      <text:p text:style-name="P1"><text:tab/><text:tab/>Primera página, Index</text:p>
      <text:p text:style-name="P1"><text:tab/><text:tab/>carpetas image y css</text:p>
      <text:p text:style-name="P1"><text:tab/><text:tab/>Dentro de css, archivo estilos.css y carpeta "vendor" donde se guardará todo el css de teceros empleado en la página web</text:p>
      <text:p text:style-name="P1"><text:tab/><text:tab/>Normalizar codigo para que se vea igual en todos los navegadores</text:p>
      <text:p text:style-name="P1"><text:tab/><text:tab/><text:tab/>Los distintos navegadores aplican a los elementos html distintos valores por defecto de border, padding, margin...</text:p>
      <text:p text:style-name="P1"><text:tab/><text:tab/><text:tab/>lo primero que debemos hacer es normalizar todos estos valores, igualarlos en todos los navegadores. </text:p>
      <text:p text:style-name="P1"><text:tab/><text:tab/><text:tab/>Se usa una librería ya creada llamada normalize.css.</text:p>
      <text:p text:style-name="P1"><text:tab/><text:tab/>Por último en la página index, head, llamamos con un link a las hojas de estilos css: normalize.css y la nuestra estilos.css</text:p>
      <text:p text:style-name="P1"/>
      <text:p text:style-name="P1"><text:tab/></text:p>
      <text:p text:style-name="P1"/>
      <text:p text:style-name="P1">nota: etiqueta &lt;figure&gt; encierra en una figura geomética todo lo que quede entre sus la etiqueta de apertura y cierre, generalmente una imágen. Circulo.</text:p>
      <text:p text:style-name="P1"><text:tab/><text:tab/><text:tab/>overflow:hidden; lo que sobresalga de la caja lo recorte</text:p>
      <text:p text:style-name="P1"/>
      <text:p text:style-name="P1"/>
      <text:p text:style-name="P1">&lt;!--comentario en HTML--&gt; <text:s/></text:p>
      <text:p text:style-name="P1"/>
      <text:p text:style-name="P1"><text:tab/><text:tab/>HTML</text:p>
      <text:p text:style-name="P1">&lt;!DOCTYPE html&gt;</text:p>
      <text:p text:style-name="P1">&lt;html lan="es"&gt;</text:p>
      <text:p text:style-name="P1">&lt;head&gt;</text:p>
      <text:p text:style-name="P1"><text:tab/>&lt;meta charset="utf-8"&gt;</text:p>
      <text:p text:style-name="P1"><text:tab/>&lt;title&gt;Portafolio de Juan el Andador&lt;/title&gt;</text:p>
      <text:p text:style-name="P1"><text:tab/>&lt;link rel="stylesheet" type="text/css" href="css/veldor/normalize.css"&gt;</text:p>
      <text:p text:style-name="P1"><text:tab/>&lt;link rel="stylesheet" type="text/css" href="css/estilos.css"&gt;</text:p>
      <text:p text:style-name="P1"><text:tab/>&lt;link rel="preconnect" href="https://fonts.googleapis.com"&gt;</text:p>
      <text:p text:style-name="P1"><text:tab/>&lt;link rel="preconnect" href="https://fonts.gstatic.com" crossorigin&gt;</text:p>
      <text:p text:style-name="P1"><text:tab/>&lt;link href="https://fonts.googleapis.com/css2?family=Lato:wght@400;700&amp;display=swap" rel="stylesheet"&gt;</text:p>
      <text:p text:style-name="P1"><text:soft-page-break/>&lt;/head&gt;</text:p>
      <text:p text:style-name="P1">&lt;body&gt;</text:p>
      <text:p text:style-name="P1"><text:tab/>&lt;section class="lateral"&gt;</text:p>
      <text:p text:style-name="P1"><text:tab/><text:tab/>&lt;div class="b-perfil"&gt;</text:p>
      <text:p text:style-name="P1"><text:tab/><text:tab/><text:tab/>&lt;figure class="b-perfil__figura"&gt;</text:p>
      <text:p text:style-name="P1"><text:tab/><text:tab/><text:tab/><text:tab/>&lt;img src="image/yon.jpg" class="b-perfil__foto"&gt;&lt;/img&gt;</text:p>
      <text:p text:style-name="P1"><text:tab/><text:tab/><text:tab/>&lt;/figure&gt;</text:p>
      <text:p text:style-name="P1"><text:tab/><text:tab/><text:tab/>&lt;h1 class="b-perfil__nombre"&gt;Juan el Andador&lt;/h1&gt;</text:p>
      <text:p text:style-name="P1"><text:tab/><text:tab/>&lt;/div&gt;</text:p>
      <text:p text:style-name="P1"><text:tab/><text:tab/>&lt;div class="b-informacion"&gt;</text:p>
      <text:p text:style-name="P1"><text:tab/><text:tab/><text:tab/>&lt;h2 class="b-informacion__titulo"&gt;Desarrollador Frond-end&lt;/h2&gt;</text:p>
      <text:p text:style-name="P1"><text:tab/><text:tab/><text:tab/>&lt;p class="b-informacion__descripcion"&gt;Lorem ipsum dolor sit amet, consectetur adipisicing elit, sed do eiusmod</text:p>
      <text:p text:style-name="P1"><text:tab/><text:tab/><text:tab/>tempor incididunt ut labore et dolore magna aliqua. </text:p>
      <text:p text:style-name="P1"><text:tab/><text:tab/><text:tab/>&lt;/p&gt;</text:p>
      <text:p text:style-name="P1"><text:tab/><text:tab/><text:tab/>&lt;ul class="b-lista"&gt;</text:p>
      <text:p text:style-name="P1"><text:tab/><text:tab/><text:tab/><text:tab/>&lt;li class="b-lista__item--colorverde <text:s/>boton horizontal mayusculas"&gt;HTML5&lt;/li&gt;<text:tab/><text:tab/><text:tab/><text:tab/>&lt;li class="b-lista__item--colorverde boton <text:s/>horizontal <text:s/>mayusculas"&gt;CSS3&lt;/li&gt;</text:p>
      <text:p text:style-name="P1"><text:tab/><text:tab/><text:tab/><text:tab/>&lt;li class="b-lista__item--colorverde boton <text:s/>horizontal mayusculas"&gt;PYTHON&lt;/li&gt;</text:p>
      <text:p text:style-name="P1"><text:tab/><text:tab/><text:tab/><text:tab/>&lt;li class="b-lista__item--colorverde boton horizontal horizontal mayusculas"&gt;DJANGO&lt;/li&gt;</text:p>
      <text:p text:style-name="P1"><text:tab/><text:tab/><text:tab/>&lt;/ul&gt;</text:p>
      <text:p text:style-name="P1"><text:tab/><text:tab/>&lt;/div&gt;</text:p>
      <text:p text:style-name="P1"><text:tab/>&lt;/section&gt;</text:p>
      <text:p text:style-name="P1"><text:tab/>&lt;section class="proyectos"&gt;</text:p>
      <text:p text:style-name="P1"><text:tab/><text:tab/>&lt;div class="row"&gt;</text:p>
      <text:p text:style-name="P1"><text:tab/><text:tab/><text:tab/>&lt;article class="b-proyecto"&gt;</text:p>
      <text:p text:style-name="P1"><text:tab/><text:tab/><text:tab/><text:tab/>&lt;img src="image/proyecto1.jpg" class="b-proyecto__imagen"&gt;&lt;/img&gt;</text:p>
      <text:p text:style-name="P1"><text:tab/><text:tab/><text:tab/><text:tab/>&lt;h3 class="proyecto__titulo"&gt;Proyecto 1</text:p>
      <text:p text:style-name="P1"><text:tab/><text:tab/><text:tab/><text:tab/>&lt;/h3&gt;</text:p>
      <text:p text:style-name="P1"><text:tab/><text:tab/><text:tab/><text:tab/>&lt;p class="proyecto__descripcion"&gt;Lorem ipsum dolor sit amet, consectetur adipisicing elit, sed do eiusmod</text:p>
      <text:p text:style-name="P1"><text:tab/><text:tab/><text:tab/><text:tab/>tempor incididunt ut labore et dolore magna aliqua. Ut enim ad minim veniam,</text:p>
      <text:p text:style-name="P1"><text:tab/><text:tab/><text:tab/><text:tab/>quis nostrud exercitation ullamco laboris nisi ut aliquip ex ea commodo</text:p>
      <text:p text:style-name="P1"><text:tab/><text:tab/><text:tab/><text:tab/>consequat. Duis aute irure dolor in reprehenderit in voluptate velit esse</text:p>
      <text:p text:style-name="P1"><text:tab/><text:tab/><text:tab/><text:tab/>cillum dolore eu fugiat nulla pariatur. Excepteur sint occaecat cupidatat non</text:p>
      <text:p text:style-name="P1"><text:tab/><text:tab/><text:tab/><text:tab/>proident, sunt in culpa qui officia deserunt mollit anim id est laborum.&lt;/p&gt;</text:p>
      <text:p text:style-name="P1"><text:tab/><text:tab/><text:tab/>&lt;ul class="b-lista"&gt;</text:p>
      <text:p text:style-name="P1"><text:tab/><text:tab/><text:tab/><text:tab/>&lt;li class="b-lista__item boton horizontal mayusculas"&gt;HTML5&lt;/li&gt;<text:tab/><text:tab/><text:tab/><text:tab/>&lt;li class="b-lista__item boton <text:s/>horizontal <text:s/>mayusculas"&gt;CSS3&lt;/li&gt;</text:p>
      <text:p text:style-name="P1"><text:tab/><text:tab/><text:tab/><text:tab/>&lt;li class="b-lista__item boton <text:s/>horizontal mayusculas"&gt;PYTHON&lt;/li&gt;</text:p>
      <text:p text:style-name="P1"><text:tab/><text:tab/><text:tab/><text:tab/>&lt;li class="b-lista__item boton horizontal horizontal mayusculas"&gt;DJANGO&lt;/li&gt;</text:p>
      <text:p text:style-name="P1"><text:tab/><text:tab/><text:tab/>&lt;/ul&gt;</text:p>
      <text:p text:style-name="P1"><text:tab/><text:tab/>&lt;/article&gt;</text:p>
      <text:p text:style-name="P1"><text:tab/><text:tab/>&lt;article class="b-proyecto"&gt;</text:p>
      <text:p text:style-name="P1"><text:tab/><text:tab/><text:tab/><text:tab/>&lt;img src="image/proyecto2.jpg" class="b-proyecto__imagen"&gt;&lt;/img&gt;</text:p>
      <text:p text:style-name="P1"><text:tab/><text:tab/><text:tab/><text:tab/>&lt;h3 class="proyecto__titulo"&gt;Proyecto 2</text:p>
      <text:p text:style-name="P1"><text:tab/><text:tab/><text:tab/><text:tab/>&lt;/h3&gt;</text:p>
      <text:p text:style-name="P1"><text:tab/><text:tab/><text:tab/><text:tab/>&lt;p class="proyecto__descripcion"&gt;Lorem ipsum dolor sit amet, consectetur adipisicing elit, sed do eiusmod</text:p>
      <text:p text:style-name="P1"><text:tab/><text:tab/><text:tab/><text:tab/>tempor incididunt ut labore et dolore magna aliqua. Ut enim ad minim veniam,</text:p>
      <text:p text:style-name="P1"><text:tab/><text:tab/><text:tab/><text:tab/>quis nostrud exercitation ullamco laboris nisi ut aliquip ex ea commodo</text:p>
      <text:p text:style-name="P1"><text:tab/><text:tab/><text:tab/><text:tab/>consequat. Duis aute irure dolor in reprehenderit in voluptate velit esse</text:p>
      <text:p text:style-name="P1"><text:tab/><text:tab/><text:tab/><text:tab/>cillum dolore eu fugiat nulla pariatur. Excepteur sint occaecat cupidatat non</text:p>
      <text:p text:style-name="P1"><text:tab/><text:tab/><text:tab/><text:tab/>proident, sunt in culpa qui officia deserunt mollit anim id est laborum.&lt;/p&gt;</text:p>
      <text:p text:style-name="P1"><text:tab/><text:tab/><text:tab/>&lt;ul class="b-lista"&gt;</text:p>
      <text:p text:style-name="P1"><text:tab/><text:tab/><text:tab/><text:tab/>&lt;li class="b-lista__item boton horizontal mayusculas"&gt;HTML5&lt;/li&gt;<text:tab/><text:tab/><text:tab/><text:tab/>&lt;li class="b-lista__item boton <text:s/>horizontal <text:s/>mayusculas"&gt;CSS3&lt;/li&gt;</text:p>
      <text:p text:style-name="P1"><text:tab/><text:tab/><text:tab/><text:tab/>&lt;li class="b-lista__item boton <text:s/>horizontal mayusculas"&gt;PYTHON&lt;/li&gt;</text:p>
      <text:p text:style-name="P1"><text:tab/><text:tab/><text:tab/><text:tab/>&lt;li class="b-lista__item boton horizontal horizontal mayusculas"&gt;DJANGO&lt;/li&gt;</text:p>
      <text:p text:style-name="P1"><text:tab/><text:tab/><text:tab/>&lt;/ul&gt;</text:p>
      <text:p text:style-name="P1"><text:tab/><text:tab/>&lt;/article&gt;</text:p>
      <text:p text:style-name="P1"><text:tab/>&lt;/div&gt;</text:p>
      <text:p text:style-name="P1"><text:soft-page-break/><text:tab/>&lt;div class="row"&gt;</text:p>
      <text:p text:style-name="P1"><text:tab/><text:tab/>&lt;article class="b-proyecto"&gt;</text:p>
      <text:p text:style-name="P1"><text:tab/><text:tab/><text:tab/><text:tab/>&lt;img src="image/proyecto3.jpg" class="b-proyecto__imagen"&gt;&lt;/img&gt;</text:p>
      <text:p text:style-name="P1"><text:tab/><text:tab/><text:tab/><text:tab/>&lt;h3 class="proyecto__titulo"&gt;Proyecto 3</text:p>
      <text:p text:style-name="P1"><text:tab/><text:tab/><text:tab/><text:tab/>&lt;/h3&gt;</text:p>
      <text:p text:style-name="P1"><text:tab/><text:tab/><text:tab/><text:tab/>&lt;p class="proyecto__descripcion"&gt;Lorem ipsum dolor sit amet, consectetur adipisicing elit, sed do eiusmod</text:p>
      <text:p text:style-name="P1"><text:tab/><text:tab/><text:tab/><text:tab/>tempor incididunt ut labore et dolore magna aliqua. Ut enim ad minim veniam,</text:p>
      <text:p text:style-name="P1"><text:tab/><text:tab/><text:tab/><text:tab/>quis nostrud exercitation ullamco laboris nisi ut aliquip ex ea commodo</text:p>
      <text:p text:style-name="P1"><text:tab/><text:tab/><text:tab/><text:tab/>consequat. Duis aute irure dolor in reprehenderit in voluptate velit esse</text:p>
      <text:p text:style-name="P1"><text:tab/><text:tab/><text:tab/><text:tab/>cillum dolore eu fugiat nulla pariatur. Excepteur sint occaecat cupidatat non</text:p>
      <text:p text:style-name="P1"><text:tab/><text:tab/><text:tab/><text:tab/>proident, sunt in culpa qui officia deserunt mollit anim id est laborum.&lt;/p&gt;</text:p>
      <text:p text:style-name="P1"><text:tab/><text:tab/><text:tab/>&lt;ul class="b-lista"&gt;</text:p>
      <text:p text:style-name="P1"><text:tab/><text:tab/><text:tab/><text:tab/>&lt;li class="b-lista__item boton horizontal mayusculas"&gt;HTML5&lt;/li&gt;<text:tab/><text:tab/><text:tab/><text:tab/>&lt;li class="b-lista__item boton <text:s/>horizontal <text:s/>mayusculas"&gt;CSS3&lt;/li&gt;</text:p>
      <text:p text:style-name="P1"><text:tab/><text:tab/><text:tab/><text:tab/>&lt;li class="b-lista__item boton <text:s/>horizontal mayusculas"&gt;PYTHON&lt;/li&gt;</text:p>
      <text:p text:style-name="P1"><text:tab/><text:tab/><text:tab/><text:tab/>&lt;li class="b-lista__item boton horizontal horizontal mayusculas"&gt;DJANGO&lt;/li&gt;</text:p>
      <text:p text:style-name="P1"><text:tab/><text:tab/><text:tab/>&lt;/ul&gt;</text:p>
      <text:p text:style-name="P1"><text:tab/><text:tab/>&lt;/article&gt;</text:p>
      <text:p text:style-name="P1"><text:tab/><text:tab/>&lt;article class="b-proyecto"&gt;</text:p>
      <text:p text:style-name="P1"><text:tab/><text:tab/><text:tab/><text:tab/>&lt;img src="image/proyecto4.jpg" class="b-proyecto__imagen"&gt;&lt;/img&gt;</text:p>
      <text:p text:style-name="P1"><text:tab/><text:tab/><text:tab/><text:tab/>&lt;h3 class="proyecto__titulo"&gt;Proyecto 4</text:p>
      <text:p text:style-name="P1"><text:tab/><text:tab/><text:tab/><text:tab/>&lt;/h3&gt;</text:p>
      <text:p text:style-name="P1"><text:tab/><text:tab/><text:tab/><text:tab/>&lt;p class="proyecto__descripcion"&gt;Lorem ipsum dolor sit amet, consectetur adipisicing elit, sed do eiusmod</text:p>
      <text:p text:style-name="P1"><text:tab/><text:tab/><text:tab/><text:tab/>tempor incididunt ut labore et dolore magna aliqua. Ut enim ad minim veniam,</text:p>
      <text:p text:style-name="P1"><text:tab/><text:tab/><text:tab/><text:tab/>quis nostrud exercitation ullamco laboris nisi ut aliquip ex ea commodo</text:p>
      <text:p text:style-name="P1"><text:tab/><text:tab/><text:tab/><text:tab/>consequat. Duis aute irure dolor in reprehenderit in voluptate velit esse</text:p>
      <text:p text:style-name="P1"><text:tab/><text:tab/><text:tab/><text:tab/>cillum dolore eu fugiat nulla pariatur. Excepteur sint occaecat cupidatat non</text:p>
      <text:p text:style-name="P1"><text:tab/><text:tab/><text:tab/><text:tab/>proident, sunt in culpa qui officia deserunt mollit anim id est laborum.&lt;/p&gt;</text:p>
      <text:p text:style-name="P1"><text:tab/><text:tab/><text:tab/>&lt;ul class="b-lista"&gt;</text:p>
      <text:p text:style-name="P1"><text:tab/><text:tab/><text:tab/><text:tab/>&lt;li class="b-lista__item boton horizontal mayusculas"&gt;HTML5&lt;/li&gt;<text:tab/><text:tab/><text:tab/><text:tab/>&lt;li class="b-lista__item boton <text:s/>horizontal <text:s/>mayusculas"&gt;CSS3&lt;/li&gt;</text:p>
      <text:p text:style-name="P1"><text:tab/><text:tab/><text:tab/><text:tab/>&lt;li class="b-lista__item boton <text:s/>horizontal mayusculas"&gt;PYTHON&lt;/li&gt;</text:p>
      <text:p text:style-name="P1"><text:tab/><text:tab/><text:tab/><text:tab/>&lt;li class="b-lista__item boton horizontal horizontal mayusculas"&gt;DJANGO&lt;/li&gt;</text:p>
      <text:p text:style-name="P1"><text:tab/><text:tab/><text:tab/>&lt;/ul&gt;</text:p>
      <text:p text:style-name="P1"><text:tab/><text:tab/>&lt;/article&gt;</text:p>
      <text:p text:style-name="P1"><text:tab/>&lt;/div&gt;</text:p>
      <text:p text:style-name="P1"><text:tab/>&lt;/section&gt;</text:p>
      <text:p text:style-name="P1">&lt;/body&gt;</text:p>
      <text:p text:style-name="P1">&lt;/html&gt;</text:p>
      <text:p text:style-name="P1"/>
      <text:p text:style-name="P1"><text:tab/><text:tab/><text:tab/>CSS</text:p>
      <text:p text:style-name="P1">*{</text:p>
      <text:p text:style-name="P1"><text:tab/>box-sizing: border-box;</text:p>
      <text:p text:style-name="P1">}</text:p>
      <text:p text:style-name="P1"/>
      <text:p text:style-name="P1">html{</text:p>
      <text:p text:style-name="P1"><text:tab/>font-family: 'Lato', sans-serif;</text:p>
      <text:p text:style-name="P1">}</text:p>
      <text:p text:style-name="P1"/>
      <text:p text:style-name="P1">.lateral{</text:p>
      <text:p text:style-name="P1"><text:tab/>background-color:#56B3AB ;</text:p>
      <text:p text:style-name="P1"><text:tab/>bottom: 0;</text:p>
      <text:p text:style-name="P1"><text:tab/>padding: 1em;</text:p>
      <text:p text:style-name="P1"><text:tab/>position: fixed;<text:tab/>/*no se mueve con scroll*/</text:p>
      <text:p text:style-name="P1"><text:tab/>top: 0;</text:p>
      <text:p text:style-name="P1"><text:tab/>width: 350px;</text:p>
      <text:p text:style-name="P1">}</text:p>
      <text:p text:style-name="P1"/>
      <text:p text:style-name="P1">/*perfil*/</text:p>
      <text:p text:style-name="P1">.b-perfil__figura{</text:p>
      <text:p text:style-name="P1">border-radius: 50%;</text:p>
      <text:p text:style-name="P1"><text:soft-page-break/>height: 50px;</text:p>
      <text:p text:style-name="P1">margin: 0;</text:p>
      <text:p text:style-name="P1">overflow: hidden;</text:p>
      <text:p text:style-name="P1">width: 50px;</text:p>
      <text:p text:style-name="P1"/>
      <text:p text:style-name="P1">}<text:tab/><text:tab/></text:p>
      <text:p text:style-name="P1">.b-perfil__foto{</text:p>
      <text:p text:style-name="P1"><text:tab/>width: 100%;</text:p>
      <text:p text:style-name="P1">}</text:p>
      <text:p text:style-name="P1"/>
      <text:p text:style-name="P1">.b-perfil__nombre{</text:p>
      <text:p text:style-name="P1"><text:tab/>color: #fff;</text:p>
      <text:p text:style-name="P1"><text:tab/>font-size: 20px;</text:p>
      <text:p text:style-name="P1"><text:tab/>margin-left: .5em;</text:p>
      <text:p text:style-name="P1"><text:tab/>width: 250px;</text:p>
      <text:p text:style-name="P1">}</text:p>
      <text:p text:style-name="P1">.b-perfil__figura, .b-perfil__nombre{</text:p>
      <text:p text:style-name="P1"><text:tab/>display: inline-block;</text:p>
      <text:p text:style-name="P1"><text:tab/>vertical-align: middle;</text:p>
      <text:p text:style-name="P1">}</text:p>
      <text:p text:style-name="P1"/>
      <text:p text:style-name="P1">.b-informacion{</text:p>
      <text:p text:style-name="P1"><text:tab/>color: #0F6A62;</text:p>
      <text:p text:style-name="P1"><text:tab/>position: absolute;</text:p>
      <text:p text:style-name="P1"><text:tab/>bottom: 1em;</text:p>
      <text:p text:style-name="P1"><text:tab/>width: 320px;</text:p>
      <text:p text:style-name="P1"><text:tab/>}</text:p>
      <text:p text:style-name="P1">.b-informacion__titulo{</text:p>
      <text:p text:style-name="P1"><text:tab/>font-size: 18px;</text:p>
      <text:p text:style-name="P1">}</text:p>
      <text:p text:style-name="P1"/>
      <text:p text:style-name="P1"/>
      <text:p text:style-name="P1">/*Habilidades*/</text:p>
      <text:p text:style-name="P1">.horizontal{display: inline-block;}</text:p>
      <text:p text:style-name="P1">.mayusculas{text-transform: uppercase;}</text:p>
      <text:p text:style-name="P1"/>
      <text:p text:style-name="P1">.b-lista{padding: 0;}</text:p>
      <text:p text:style-name="P1"/>
      <text:p text:style-name="P1">.b-lista__item {</text:p>
      <text:p text:style-name="P1"><text:tab/>background-color:#29597C;</text:p>
      <text:p text:style-name="P1"><text:tab/>color: white;</text:p>
      <text:p text:style-name="P1"><text:tab/>font-size:12px ;</text:p>
      <text:p text:style-name="P1">}</text:p>
      <text:p text:style-name="P1"/>
      <text:p text:style-name="P1">.b-lista__item--colorverde {</text:p>
      <text:p text:style-name="P1"><text:tab/>background-color:darkred;</text:p>
      <text:p text:style-name="P1"><text:tab/>color: white;</text:p>
      <text:p text:style-name="P1"><text:tab/>font-size:12px ;</text:p>
      <text:p text:style-name="P1">}</text:p>
      <text:p text:style-name="P1"/>
      <text:p text:style-name="P1">.boton{padding: .5em;</text:p>
      <text:p text:style-name="P1">border-radius: 3px;</text:p>
      <text:p text:style-name="P1">}</text:p>
      <text:p text:style-name="P1"/>
      <text:p text:style-name="P1">/*proyectos*/</text:p>
      <text:p text:style-name="P1"/>
      <text:p text:style-name="P1"/>
      <text:p text:style-name="P1">.proyectos{</text:p>
      <text:p text:style-name="P1"><text:tab/>display: table;</text:p>
      <text:p text:style-name="P1"><text:tab/>margin-left: 350px;</text:p>
      <text:p text:style-name="P1"><text:tab/>padding: 1em;</text:p>
      <text:p text:style-name="P1"><text:tab/><text:tab/><text:tab/>}</text:p>
      <text:p text:style-name="P1"/>
      <text:p text:style-name="P1"><text:soft-page-break/>.b-proyecto{</text:p>
      <text:p text:style-name="P1"><text:tab/>display: table-cell;</text:p>
      <text:p text:style-name="P1"><text:tab/>padding: 1em;</text:p>
      <text:p text:style-name="P1"><text:tab/>width: 50%;</text:p>
      <text:p text:style-name="P1">}</text:p>
      <text:p text:style-name="P1">.b-proyecto__imagen{</text:p>
      <text:p text:style-name="P1"><text:tab/>width: 100%;</text:p>
      <text:p text:style-name="P1">}</text:p>
      <text:p text:style-name="P1"/>
      <text:p text:style-name="P1">.proyecto__titulo{</text:p>
      <text:p text:style-name="P1"><text:tab/>color: #29597C;</text:p>
      <text:p text:style-name="P1"><text:tab/>font-size: 18px;</text:p>
      <text:p text:style-name="P1">}</text:p>
      <text:p text:style-name="P1"/>
      <text:p text:style-name="P1">.proyecto__descripcion{</text:p>
      <text:p text:style-name="P1"><text:tab/>color: #797D7F;</text:p>
      <text:p text:style-name="P1">}</text:p>
      <text:p text:style-name="P1"/>
      <text:p text:style-name="P1">C. {CALCULO DEL VALOR DE UNA PROPIEDAD EN CASCADA}</text:p>
      <text:p text:style-name="P1"><text:tab/>Estilo final determinado por: </text:p>
      <text:p text:style-name="P1"><text:tab/><text:tab/>estilos por defecto del navegador. No son todos iguales. Existen hojas CSS que inicializan todos los navegadores igual llamadas css reset(hacer google y descargar).</text:p>
      <text:p text:style-name="P1"><text:tab/><text:tab/>estilos especificados por el usuario que esta leyendo el documento, para mejorar accesibilidad</text:p>
      <text:p text:style-name="P1"><text:tab/><text:tab/>estilos definidos por el autor de la página web: &lt;link &gt; &lt;style&gt; style:</text:p>
      <text:p text:style-name="P1"><text:tab/>El orden de aplicación de los estilos se puede modificar con: !important .Aumenta la importancia de un estilo.</text:p>
      <text:p text:style-name="P1"><text:tab/><text:tab/>Quedaría asi: 1º se aplican estilos del agente de usuario o navegador</text:p>
      <text:p text:style-name="P1"><text:tab/><text:tab/><text:tab/><text:tab/>2º estilos del agente de usuario o navegador !important</text:p>
      <text:p text:style-name="P1"><text:tab/><text:tab/><text:tab/><text:tab/> <text:s/>3º Usuario</text:p>
      <text:p text:style-name="P1"><text:tab/><text:tab/><text:tab/><text:tab/> <text:s text:c="3"/>4º Autor</text:p>
      <text:p text:style-name="P1"><text:tab/><text:tab/><text:tab/><text:tab/> <text:s text:c="5"/>5º Autor !important</text:p>
      <text:p text:style-name="P1"><text:tab/><text:tab/><text:tab/><text:tab/> <text:s text:c="2"/><text:tab/> 6º Usuario !important <text:s/>(estos son los mas importantes de todos)<text:tab/></text:p>
      <text:p text:style-name="P1"><text:tab/>Herencia; <text:tab/>No todas las propiedades se heredan</text:p>
      <text:p text:style-name="P1"><text:tab/><text:tab/><text:tab/>Es cuando un elemento no tiene definido valor para una propiedad, busca el valor de la misma en el elemento padre, si no la tiene del abuelo y asi sucesivamente.</text:p>
      <text:p text:style-name="P1"><text:tab/><text:tab/><text:tab/>Forzar la herencia de una propiedad (heredable o no) con el valor inherit en css. a{color:inherit;}</text:p>
      <text:p text:style-name="P1"><text:tab/><text:tab/><text:tab/>Romper la herencia con el valor initial; strong{color:initial;}</text:p>
      <text:p text:style-name="P1"><text:tab/><text:tab/><text:tab/><text:tab/> los elementos strong no heredan valores de color, se usa el por defecto del agente del usuario o navegador</text:p>
      <text:p text:style-name="P1"><text:tab/>Especificidad<text:tab/>Los estilos se aplican según lo específicos que son. </text:p>
      <text:p text:style-name="P1"><text:tab/><text:tab/><text:tab/><text:tab/>dominan los aplicados directamente como propiedad style="" en elemento</text:p>
      <text:p text:style-name="P1"><text:tab/><text:tab/><text:tab/><text:tab/>Los más específicos (ul li id{}) sobre los menos (id{})mas dominante. Los ID sobre las CLASS </text:p>
      <text:p text:style-name="P1"><text:tab/><text:tab/><text:tab/>Se calcula sumando <text:tab/>a: 1 si existe propiedad style</text:p>
      <text:p text:style-name="P1"><text:tab/><text:tab/><text:tab/><text:tab/><text:tab/><text:tab/>b: nº de ids en el selector</text:p>
      <text:p text:style-name="P1"><text:tab/><text:tab/><text:tab/><text:tab/><text:tab/><text:tab/>c: nº de classes y pseudoclases</text:p>
      <text:p text:style-name="P1"><text:tab/><text:tab/><text:tab/><text:tab/><text:tab/><text:tab/>d: nº de elementos y pseudoelementos</text:p>
      <text:p text:style-name="P1"><text:tab/><text:tab/><text:tab/><text:tab/>Domina el que tenga mas a, si no hay mas b, ...</text:p>
      <text:p text:style-name="P1"/>
      <text:p text:style-name="P1">D.{Facilidad de leer CSS, código amigable} espacios en blanco, comentarios y agrupación de selectores</text:p>
      <text:p text:style-name="P1"><text:tab/>Espacios en blanco: una linea distinta para cada selector, las llaves y cada propiedad (estas últimas indentadas con tabulador)</text:p>
      <text:p text:style-name="P1"/>
      <text:p text:style-name="P1"><text:tab/>Comentarios: <text:tab/>/* text del comentario*/</text:p>
      <text:p text:style-name="P1"><text:tab/><text:tab/><text:tab/>Para definir partes del código</text:p>
      <text:p text:style-name="P1"><text:tab/><text:tab/><text:tab/>Explicar funcionamiento</text:p>
      <text:p text:style-name="P1"><text:tab/><text:tab/><text:tab/>Eliminar temporalmente parte del código</text:p>
      <text:p text:style-name="P1"/>
      <text:p text:style-name="P1"><text:tab/>Agrupación de selectores: si varios selectores tienen el mismo estilo se agrupan separados por comas h1,h2,h3{color:red;}</text:p>
      <text:p text:style-name="P1"/>
      <text:p text:style-name="P1"><text:tab/>Herramienta que lo hace: <text:tab/>https://www.cleancss.com/css-beautify/</text:p>
      <text:p text:style-name="P1"><text:tab/><text:tab/><text:tab/><text:tab/><text:tab/>https://www.freeformatter.com/css-beautifier.html</text:p>
      <text:p text:style-name="P1"><text:soft-page-break/><text:tab/><text:tab/><text:tab/><text:tab/><text:tab/>https://www.styleneat.com/</text:p>
      <text:p text:style-name="P1"/>
      <text:p text:style-name="P1">E. {Ordenar un CSS}</text:p>
      <text:p text:style-name="P1"><text:tab/>Problemas de código CSS: reglas no utilizadas, duplicadas o contradictorias, propiedades heredadas no tenidas en cuenta, </text:p>
      <text:p text:style-name="P1"><text:tab/><text:tab/><text:tab/><text:tab/>tiempo a localizar una regla entre todas las que hay</text:p>
      <text:p text:style-name="P1"><text:tab/></text:p>
      <text:p text:style-name="P1"><text:tab/>Ordenar: <text:tab/>reglas por orden alfabético; a, div, em, .importante...</text:p>
      <text:p text:style-name="P1"><text:tab/><text:tab/><text:tab/>*reglas por orden de aparición; html, body, h1, div, p...</text:p>
      <text:p text:style-name="P1"><text:tab/><text:tab/><text:tab/>reglas por función; color, border, maquetación</text:p>
      <text:p text:style-name="P1"><text:tab/><text:tab/></text:p>
      <text:p text:style-name="P1"><text:tab/><text:tab/><text:tab/>propiedades por orden alfabético; color, size,...</text:p>
      <text:p text:style-name="P1"><text:tab/><text:tab/><text:tab/>propiedades de exterior de elemento a interior; margin,border,paddin,tex-aling, font-size,...</text:p>
      <text:p text:style-name="P1"><text:tab/><text:tab/><text:tab/>*propiedades segun boopstrap agrupa las propiedades en diferentes categorías:</text:p>
      <text:p text:style-name="P1"><text:tab/><text:tab/><text:tab/><text:tab/>Posicionamiento, Modelo de caja, Tipografía y texto, Visual,Miscelánea</text:p>
      <text:p text:style-name="P1"><text:tab/><text:tab/><text:tab/><text:tab/><text:tab/>https://gist.github.com/awkale/ad46e2ade70e833fa178</text:p>
      <text:p text:style-name="P1"><text:s/><text:tab/><text:tab/><text:tab/><text:tab/><text:tab/><text:tab/> /* Positioning */</text:p>
      <text:p text:style-name="P1"><text:tab/><text:tab/><text:tab/><text:tab/><text:tab/><text:tab/><text:tab/>position: absolute;top: 0;right: 0;bottom: 0;left: 0;z-index: 100;</text:p>
      <text:p text:style-name="P1"><text:s/><text:tab/><text:tab/><text:tab/><text:tab/><text:tab/><text:tab/> /* Box-model */</text:p>
      <text:p text:style-name="P1"><text:tab/><text:tab/><text:tab/><text:tab/><text:tab/><text:tab/><text:tab/>display: block;float: right;width: 100px;height: 100px;</text:p>
      <text:p text:style-name="P1"><text:tab/></text:p>
      <text:p text:style-name="P1"><text:tab/><text:tab/><text:tab/><text:tab/><text:tab/>Estéticas<text:tab/>/* Typography */</text:p>
      <text:p text:style-name="P1"><text:tab/><text:tab/><text:tab/><text:tab/><text:tab/><text:tab/><text:tab/><text:tab/>font: normal 13px "Helvetica Neue", sans-serif;line-height: 1.5;color: #333;text-align: center;</text:p>
      <text:p text:style-name="P1"><text:tab/><text:tab/><text:tab/><text:tab/><text:tab/></text:p>
      <text:p text:style-name="P1"><text:tab/><text:tab/><text:tab/><text:tab/><text:tab/><text:tab/><text:tab/>/* Visual */</text:p>
      <text:p text:style-name="P1"><text:tab/><text:tab/><text:tab/><text:tab/><text:tab/><text:tab/><text:tab/><text:tab/>background-color: #f5f5f5;border: 1px solid #e5e5e5;border-radius: 3px;</text:p>
      <text:p text:style-name="P1"><text:tab/><text:tab/><text:tab/><text:tab/><text:tab/><text:tab/><text:tab/>/* Misc */</text:p>
      <text:p text:style-name="P1"><text:tab/><text:tab/><text:tab/><text:tab/><text:tab/><text:tab/><text:tab/><text:tab/>opacity: 1;</text:p>
      <text:p text:style-name="P1"><text:tab/><text:tab/><text:tab/><text:tab/>Consejos:<text:tab/>Las propiedades deben ir seguidas de dos puntos y un espacio.</text:p>
      <text:p text:style-name="P1"><text:tab/><text:tab/><text:tab/><text:tab/><text:tab/><text:tab/>Todas las propiedades y valores deben estar en minúsculas, </text:p>
      <text:p text:style-name="P1"><text:tab/><text:tab/><text:tab/><text:tab/><text:tab/><text:tab/><text:tab/>excepto los nombres de fuente y las propiedades específicas del proveedor.</text:p>
      <text:p text:style-name="P1"><text:tab/><text:tab/><text:tab/><text:tab/><text:tab/><text:tab/>Utilice el código hexadecimal para los colores o rgba()si se necesita opacidad.</text:p>
      <text:p text:style-name="P1"><text:tab/><text:tab/><text:tab/><text:tab/><text:tab/><text:tab/><text:tab/> Evite el formato RGB y las mayúsculas, y acorte los valores cuando sea posible: #fff en lugar de #FFFFFF.</text:p>
      <text:p text:style-name="P1"><text:tab/><text:tab/><text:tab/><text:tab/><text:tab/><text:tab/>Use abreviaturas, excepto cuando anule estilos, para los valores background, border, font, list-style, marginy padding </text:p>
      <text:p text:style-name="P1"><text:tab/><text:tab/><text:tab/><text:tab/><text:tab/><text:tab/><text:tab/>tanto como sea posible. Para obtener una referencia abreviada, consulte CSS Shorthand .</text:p>
      <text:p text:style-name="P1"><text:tab/>/* */ para separar las distintas partes de un CSS</text:p>
      <text:p text:style-name="P1"/>
      <text:p text:style-name="P1"><text:tab/>herramienta: <text:tab/>cleancss ordena alfabeticamente(peligroso puede cambiar visualización), optimiza, reduce,comprime,convierte selectores a minúsculas,</text:p>
      <text:p text:style-name="P1"><text:tab/><text:tab/><text:tab/><text:tab/>https://www.freeformatter.com/css-beautifier.html</text:p>
      <text:p text:style-name="P1"><text:tab/><text:tab/><text:tab/>csscompresor: comprime código</text:p>
      <text:p text:style-name="P1"><text:tab/><text:tab/><text:tab/><text:tab/>https://csscompressor.com/</text:p>
      <text:p text:style-name="P1"/>
      <text:p text:style-name="P1">web unica</text:p>
      <text:p text:style-name="P1">pagina debe intentar construirse para que se acceda a la misma información y servicios desde cualquier dispositivo aunque presente diferente aparienc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cope One" svg:font-family="'Scope One'"/>
    <style:font-face style:name="Times New Roman" svg:font-family="'Times New Roman'" style:font-family-generic="roman" style:font-pitch="variable"/>
    <style:font-face style:name="var font-code" svg:font-family="'var font-code'"/>
    <style:font-face style:name="var font-header" svg:font-family="'var font-header'"/>
    <style:font-face style:name="var terminal-font" svg:font-family="'var terminal-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053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02T18:12:44.721000000</dc:date>
    <meta:editing-duration>PT19H58M52S</meta:editing-duration>
    <meta:editing-cycles>62</meta:editing-cycles>
    <meta:generator>LibreOffice/7.4.5.1$Windows_X86_64 LibreOffice_project/9c0871452b3918c1019dde9bfac75448afc4b57f</meta:generator>
    <meta:document-statistic meta:table-count="0" meta:image-count="0" meta:object-count="0" meta:page-count="25" meta:paragraph-count="1249" meta:word-count="6987" meta:character-count="55058" meta:non-whitespace-character-count="47097"/>
  </office:meta>
</office:document-meta>
</file>